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3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toring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DESC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Ferrari Trading LTD</text:p>
          </table:table-cell>
          <table:table-cell table:style-name="ce1" office:value-type="date" office:date-value="2018-10-10" calcext:value-type="date">
            <text:p>10/10/18</text:p>
          </table:table-cell>
          <table:table-cell office:value-type="currency" office:currency="GBP" office:value="100000" calcext:value-type="currency">
            <text:p>£100,000.00</text:p>
          </table:table-cell>
        </table:table-row>
        <table:table-row table:style-name="ro1">
          <table:table-cell office:value-type="string" calcext:value-type="string">
            <text:p>Ferrari Credit LTD</text:p>
          </table:table-cell>
          <table:table-cell table:style-name="ce1" office:value-type="date" office:date-value="2018-11-10" calcext:value-type="date">
            <text:p>10/11/18</text:p>
          </table:table-cell>
          <table:table-cell table:formula="of:=MIN(230000-SUM([.$C$2:.C2]); 4549.95)" office:value-type="currency" office:currency="GBP" office:value="4549.95" calcext:value-type="currency">
            <text:p>£4,549.95</text:p>
          </table:table-cell>
        </table:table-row>
        <table:table-row table:style-name="ro1">
          <table:table-cell office:value-type="string" calcext:value-type="string">
            <text:p>Ferrari Credit LTD</text:p>
          </table:table-cell>
          <table:table-cell table:style-name="ce1" office:value-type="date" office:date-value="2018-12-10" calcext:value-type="date">
            <text:p>10/12/18</text:p>
          </table:table-cell>
          <table:table-cell table:formula="of:=MIN(230000-SUM([.$C$2:.C3]); 4549.95)" office:value-type="currency" office:currency="GBP" office:value="4549.95" calcext:value-type="currency">
            <text:p>£4,549.95</text:p>
          </table:table-cell>
        </table:table-row>
        <table:table-row table:style-name="ro1">
          <table:table-cell office:value-type="string" calcext:value-type="string">
            <text:p>Ferrari Credit LTD</text:p>
          </table:table-cell>
          <table:table-cell table:style-name="ce1" office:value-type="date" office:date-value="2019-01-10" calcext:value-type="date">
            <text:p>10/01/19</text:p>
          </table:table-cell>
          <table:table-cell table:formula="of:=MIN(230000-SUM([.$C$2:.C4]); 4549.95)" office:value-type="currency" office:currency="GBP" office:value="4549.95" calcext:value-type="currency">
            <text:p>£4,549.95</text:p>
          </table:table-cell>
        </table:table-row>
        <table:table-row table:style-name="ro1">
          <table:table-cell office:value-type="string" calcext:value-type="string">
            <text:p>Ferrari Credit LTD</text:p>
          </table:table-cell>
          <table:table-cell table:style-name="ce1" office:value-type="date" office:date-value="2019-02-10" calcext:value-type="date">
            <text:p>10/02/19</text:p>
          </table:table-cell>
          <table:table-cell table:formula="of:=MIN(230000-SUM([.$C$2:.C5]); 4549.95)" office:value-type="currency" office:currency="GBP" office:value="4549.95" calcext:value-type="currency">
            <text:p>£4,549.95</text:p>
          </table:table-cell>
        </table:table-row>
        <table:table-row table:style-name="ro1">
          <table:table-cell office:value-type="string" calcext:value-type="string">
            <text:p>Ferrari Credit LTD</text:p>
          </table:table-cell>
          <table:table-cell table:style-name="ce1" office:value-type="date" office:date-value="2019-03-10" calcext:value-type="date">
            <text:p>10/03/19</text:p>
          </table:table-cell>
          <table:table-cell table:formula="of:=MIN(230000-SUM([.$C$2:.C6]); 4549.95)" office:value-type="currency" office:currency="GBP" office:value="4549.95" calcext:value-type="currency">
            <text:p>£4,549.95</text:p>
          </table:table-cell>
        </table:table-row>
        <table:table-row table:style-name="ro1">
          <table:table-cell office:value-type="string" calcext:value-type="string">
            <text:p>Ferrari Credit LTD</text:p>
          </table:table-cell>
          <table:table-cell table:style-name="ce1" office:value-type="date" office:date-value="2019-04-10" calcext:value-type="date">
            <text:p>10/04/19</text:p>
          </table:table-cell>
          <table:table-cell table:formula="of:=MIN(230000-SUM([.$C$2:.C7]); 4549.95)" office:value-type="currency" office:currency="GBP" office:value="4549.95" calcext:value-type="currency">
            <text:p>£4,549.95</text:p>
          </table:table-cell>
        </table:table-row>
        <table:table-row table:style-name="ro1">
          <table:table-cell office:value-type="string" calcext:value-type="string">
            <text:p>Ferrari Credit LTD</text:p>
          </table:table-cell>
          <table:table-cell table:style-name="ce1" office:value-type="date" office:date-value="2019-05-10" calcext:value-type="date">
            <text:p>10/05/19</text:p>
          </table:table-cell>
          <table:table-cell table:formula="of:=MIN(230000-SUM([.$C$2:.C8]); 4549.95)" office:value-type="currency" office:currency="GBP" office:value="4549.95" calcext:value-type="currency">
            <text:p>£4,549.95</text:p>
          </table:table-cell>
        </table:table-row>
        <table:table-row table:style-name="ro1">
          <table:table-cell office:value-type="string" calcext:value-type="string">
            <text:p>Ferrari Credit LTD</text:p>
          </table:table-cell>
          <table:table-cell table:style-name="ce1" office:value-type="date" office:date-value="2019-06-10" calcext:value-type="date">
            <text:p>10/06/19</text:p>
          </table:table-cell>
          <table:table-cell table:formula="of:=MIN(230000-SUM([.$C$2:.C9]); 4549.95)" office:value-type="currency" office:currency="GBP" office:value="4549.95" calcext:value-type="currency">
            <text:p>£4,549.95</text:p>
          </table:table-cell>
        </table:table-row>
        <table:table-row table:style-name="ro1">
          <table:table-cell office:value-type="string" calcext:value-type="string">
            <text:p>Ferrari Credit LTD</text:p>
          </table:table-cell>
          <table:table-cell table:style-name="ce1" office:value-type="date" office:date-value="2019-07-10" calcext:value-type="date">
            <text:p>10/07/19</text:p>
          </table:table-cell>
          <table:table-cell table:formula="of:=MIN(230000-SUM([.$C$2:.C10]); 4549.95)" office:value-type="currency" office:currency="GBP" office:value="4549.95" calcext:value-type="currency">
            <text:p>£4,549.95</text:p>
          </table:table-cell>
        </table:table-row>
        <table:table-row table:style-name="ro1">
          <table:table-cell office:value-type="string" calcext:value-type="string">
            <text:p>Ferrari Credit LTD</text:p>
          </table:table-cell>
          <table:table-cell table:style-name="ce1" office:value-type="date" office:date-value="2019-08-10" calcext:value-type="date">
            <text:p>10/08/19</text:p>
          </table:table-cell>
          <table:table-cell table:formula="of:=MIN(230000-SUM([.$C$2:.C11]); 4549.95)" office:value-type="currency" office:currency="GBP" office:value="4549.95" calcext:value-type="currency">
            <text:p>£4,549.95</text:p>
          </table:table-cell>
        </table:table-row>
        <table:table-row table:style-name="ro1">
          <table:table-cell office:value-type="string" calcext:value-type="string">
            <text:p>Ferrari Credit LTD</text:p>
          </table:table-cell>
          <table:table-cell table:style-name="ce1" office:value-type="date" office:date-value="2019-09-10" calcext:value-type="date">
            <text:p>10/09/19</text:p>
          </table:table-cell>
          <table:table-cell table:formula="of:=MIN(230000-SUM([.$C$2:.C12]); 4549.95)" office:value-type="currency" office:currency="GBP" office:value="4549.95" calcext:value-type="currency">
            <text:p>£4,549.95</text:p>
          </table:table-cell>
        </table:table-row>
        <table:table-row table:style-name="ro1">
          <table:table-cell office:value-type="string" calcext:value-type="string">
            <text:p>Ferrari Credit LTD</text:p>
          </table:table-cell>
          <table:table-cell table:style-name="ce1" office:value-type="date" office:date-value="2019-10-10" calcext:value-type="date">
            <text:p>10/10/19</text:p>
          </table:table-cell>
          <table:table-cell table:formula="of:=MIN(230000-SUM([.$C$2:.C13]); 4549.95)" office:value-type="currency" office:currency="GBP" office:value="4549.95" calcext:value-type="currency">
            <text:p>£4,549.95</text:p>
          </table:table-cell>
        </table:table-row>
        <table:table-row table:style-name="ro1">
          <table:table-cell office:value-type="string" calcext:value-type="string">
            <text:p>Ferrari Credit LTD</text:p>
          </table:table-cell>
          <table:table-cell table:style-name="ce1" office:value-type="date" office:date-value="2019-11-10" calcext:value-type="date">
            <text:p>10/11/19</text:p>
          </table:table-cell>
          <table:table-cell table:formula="of:=MIN(230000-SUM([.$C$2:.C14]); 4549.95)" office:value-type="currency" office:currency="GBP" office:value="4549.95" calcext:value-type="currency">
            <text:p>£4,549.95</text:p>
          </table:table-cell>
        </table:table-row>
        <table:table-row table:style-name="ro1">
          <table:table-cell office:value-type="string" calcext:value-type="string">
            <text:p>Ferrari Credit LTD</text:p>
          </table:table-cell>
          <table:table-cell table:style-name="ce1" office:value-type="date" office:date-value="2019-12-10" calcext:value-type="date">
            <text:p>10/12/19</text:p>
          </table:table-cell>
          <table:table-cell table:formula="of:=MIN(230000-SUM([.$C$2:.C15]); 4549.95)" office:value-type="currency" office:currency="GBP" office:value="4549.95" calcext:value-type="currency">
            <text:p>£4,549.95</text:p>
          </table:table-cell>
        </table:table-row>
        <table:table-row table:style-name="ro1">
          <table:table-cell office:value-type="string" calcext:value-type="string">
            <text:p>Ferrari Credit LTD</text:p>
          </table:table-cell>
          <table:table-cell table:style-name="ce1" office:value-type="date" office:date-value="2020-01-10" calcext:value-type="date">
            <text:p>10/01/20</text:p>
          </table:table-cell>
          <table:table-cell table:formula="of:=MIN(230000-SUM([.$C$2:.C16]); 4549.95)" office:value-type="currency" office:currency="GBP" office:value="4549.95" calcext:value-type="currency">
            <text:p>£4,549.95</text:p>
          </table:table-cell>
        </table:table-row>
        <table:table-row table:style-name="ro1">
          <table:table-cell office:value-type="string" calcext:value-type="string">
            <text:p>Ferrari Credit LTD</text:p>
          </table:table-cell>
          <table:table-cell table:style-name="ce1" office:value-type="date" office:date-value="2020-02-10" calcext:value-type="date">
            <text:p>10/02/20</text:p>
          </table:table-cell>
          <table:table-cell table:formula="of:=MIN(230000-SUM([.$C$2:.C17]); 4549.95)" office:value-type="currency" office:currency="GBP" office:value="4549.95" calcext:value-type="currency">
            <text:p>£4,549.95</text:p>
          </table:table-cell>
        </table:table-row>
        <table:table-row table:style-name="ro1">
          <table:table-cell office:value-type="string" calcext:value-type="string">
            <text:p>Ferrari Credit LTD</text:p>
          </table:table-cell>
          <table:table-cell table:style-name="ce1" office:value-type="date" office:date-value="2020-03-10" calcext:value-type="date">
            <text:p>10/03/20</text:p>
          </table:table-cell>
          <table:table-cell table:formula="of:=MIN(230000-SUM([.$C$2:.C18]); 4549.95)" office:value-type="currency" office:currency="GBP" office:value="4549.95" calcext:value-type="currency">
            <text:p>£4,549.95</text:p>
          </table:table-cell>
        </table:table-row>
        <table:table-row table:style-name="ro1">
          <table:table-cell office:value-type="string" calcext:value-type="string">
            <text:p>Ferrari Credit LTD</text:p>
          </table:table-cell>
          <table:table-cell table:style-name="ce1" office:value-type="date" office:date-value="2020-04-10" calcext:value-type="date">
            <text:p>10/04/20</text:p>
          </table:table-cell>
          <table:table-cell table:formula="of:=MIN(230000-SUM([.$C$2:.C19]); 4549.95)" office:value-type="currency" office:currency="GBP" office:value="4549.95" calcext:value-type="currency">
            <text:p>£4,549.95</text:p>
          </table:table-cell>
        </table:table-row>
        <table:table-row table:style-name="ro1">
          <table:table-cell office:value-type="string" calcext:value-type="string">
            <text:p>Ferrari Credit LTD</text:p>
          </table:table-cell>
          <table:table-cell table:style-name="ce1" office:value-type="date" office:date-value="2020-05-10" calcext:value-type="date">
            <text:p>10/05/20</text:p>
          </table:table-cell>
          <table:table-cell table:formula="of:=MIN(230000-SUM([.$C$2:.C20]); 4549.95)" office:value-type="currency" office:currency="GBP" office:value="4549.95" calcext:value-type="currency">
            <text:p>£4,549.95</text:p>
          </table:table-cell>
        </table:table-row>
        <table:table-row table:style-name="ro1">
          <table:table-cell office:value-type="string" calcext:value-type="string">
            <text:p>Ferrari Credit LTD</text:p>
          </table:table-cell>
          <table:table-cell table:style-name="ce1" office:value-type="date" office:date-value="2020-06-10" calcext:value-type="date">
            <text:p>10/06/20</text:p>
          </table:table-cell>
          <table:table-cell table:formula="of:=MIN(230000-SUM([.$C$2:.C21]); 4549.95)" office:value-type="currency" office:currency="GBP" office:value="4549.95" calcext:value-type="currency">
            <text:p>£4,549.95</text:p>
          </table:table-cell>
        </table:table-row>
        <table:table-row table:style-name="ro1">
          <table:table-cell office:value-type="string" calcext:value-type="string">
            <text:p>Ferrari Credit LTD</text:p>
          </table:table-cell>
          <table:table-cell table:style-name="ce1" office:value-type="date" office:date-value="2020-07-10" calcext:value-type="date">
            <text:p>10/07/20</text:p>
          </table:table-cell>
          <table:table-cell table:formula="of:=MIN(230000-SUM([.$C$2:.C22]); 4549.95)" office:value-type="currency" office:currency="GBP" office:value="4549.95" calcext:value-type="currency">
            <text:p>£4,549.95</text:p>
          </table:table-cell>
        </table:table-row>
        <table:table-row table:style-name="ro1">
          <table:table-cell office:value-type="string" calcext:value-type="string">
            <text:p>Ferrari Credit LTD</text:p>
          </table:table-cell>
          <table:table-cell table:style-name="ce1" office:value-type="date" office:date-value="2020-08-10" calcext:value-type="date">
            <text:p>10/08/20</text:p>
          </table:table-cell>
          <table:table-cell table:formula="of:=MIN(230000-SUM([.$C$2:.C23]); 4549.95)" office:value-type="currency" office:currency="GBP" office:value="4549.95" calcext:value-type="currency">
            <text:p>£4,549.95</text:p>
          </table:table-cell>
        </table:table-row>
        <table:table-row table:style-name="ro1">
          <table:table-cell office:value-type="string" calcext:value-type="string">
            <text:p>Ferrari Credit LTD</text:p>
          </table:table-cell>
          <table:table-cell table:style-name="ce1" office:value-type="date" office:date-value="2020-09-10" calcext:value-type="date">
            <text:p>10/09/20</text:p>
          </table:table-cell>
          <table:table-cell table:formula="of:=MIN(230000-SUM([.$C$2:.C24]); 4549.95)" office:value-type="currency" office:currency="GBP" office:value="4549.95" calcext:value-type="currency">
            <text:p>£4,549.95</text:p>
          </table:table-cell>
        </table:table-row>
        <table:table-row table:style-name="ro1">
          <table:table-cell office:value-type="string" calcext:value-type="string">
            <text:p>Ferrari Credit LTD</text:p>
          </table:table-cell>
          <table:table-cell table:style-name="ce1" office:value-type="date" office:date-value="2020-10-10" calcext:value-type="date">
            <text:p>10/10/20</text:p>
          </table:table-cell>
          <table:table-cell table:formula="of:=MIN(230000-SUM([.$C$2:.C25]); 4549.95)" office:value-type="currency" office:currency="GBP" office:value="4549.95" calcext:value-type="currency">
            <text:p>£4,549.95</text:p>
          </table:table-cell>
        </table:table-row>
        <table:table-row table:style-name="ro1">
          <table:table-cell office:value-type="string" calcext:value-type="string">
            <text:p>Ferrari Credit LTD</text:p>
          </table:table-cell>
          <table:table-cell table:style-name="ce1" office:value-type="date" office:date-value="2020-11-10" calcext:value-type="date">
            <text:p>10/11/20</text:p>
          </table:table-cell>
          <table:table-cell table:formula="of:=MIN(230000-SUM([.$C$2:.C26]); 4549.95)" office:value-type="currency" office:currency="GBP" office:value="4549.95" calcext:value-type="currency">
            <text:p>£4,549.95</text:p>
          </table:table-cell>
        </table:table-row>
        <table:table-row table:style-name="ro1">
          <table:table-cell office:value-type="string" calcext:value-type="string">
            <text:p>Ferrari Credit LTD</text:p>
          </table:table-cell>
          <table:table-cell table:style-name="ce1" office:value-type="date" office:date-value="2020-12-10" calcext:value-type="date">
            <text:p>10/12/20</text:p>
          </table:table-cell>
          <table:table-cell table:formula="of:=MIN(230000-SUM([.$C$2:.C27]); 4549.95)" office:value-type="currency" office:currency="GBP" office:value="4549.95" calcext:value-type="currency">
            <text:p>£4,549.95</text:p>
          </table:table-cell>
        </table:table-row>
        <table:table-row table:style-name="ro1">
          <table:table-cell office:value-type="string" calcext:value-type="string">
            <text:p>Ferrari Credit LTD</text:p>
          </table:table-cell>
          <table:table-cell table:style-name="ce1" office:value-type="date" office:date-value="2021-01-10" calcext:value-type="date">
            <text:p>10/01/21</text:p>
          </table:table-cell>
          <table:table-cell table:formula="of:=MIN(230000-SUM([.$C$2:.C28]); 4549.95)" office:value-type="currency" office:currency="GBP" office:value="4549.95" calcext:value-type="currency">
            <text:p>£4,549.95</text:p>
          </table:table-cell>
        </table:table-row>
        <table:table-row table:style-name="ro1">
          <table:table-cell office:value-type="string" calcext:value-type="string">
            <text:p>Ferrari Credit LTD</text:p>
          </table:table-cell>
          <table:table-cell table:style-name="ce1" office:value-type="date" office:date-value="2021-02-10" calcext:value-type="date">
            <text:p>10/02/21</text:p>
          </table:table-cell>
          <table:table-cell table:formula="of:=MIN(230000-SUM([.$C$2:.C29]); 4549.95)" office:value-type="currency" office:currency="GBP" office:value="4549.95" calcext:value-type="currency">
            <text:p>£4,549.95</text:p>
          </table:table-cell>
        </table:table-row>
        <table:table-row table:style-name="ro1">
          <table:table-cell office:value-type="string" calcext:value-type="string">
            <text:p>Ferrari Credit LTD</text:p>
          </table:table-cell>
          <table:table-cell table:style-name="ce1" office:value-type="date" office:date-value="2021-03-10" calcext:value-type="date">
            <text:p>10/03/21</text:p>
          </table:table-cell>
          <table:table-cell table:formula="of:=MIN(230000-SUM([.$C$2:.C30]); 4549.95)" office:value-type="currency" office:currency="GBP" office:value="2601.40000000005" calcext:value-type="currency">
            <text:p>£2,601.40</text:p>
          </table:table-cell>
        </table:table-row>
        <table:table-row table:style-name="ro1">
          <table:table-cell office:value-type="string" calcext:value-type="string">
            <text:p>ripUoff garages LTD</text:p>
          </table:table-cell>
          <table:table-cell table:style-name="ce1" office:value-type="date" office:date-value="2018-10-10" calcext:value-type="date">
            <text:p>10/10/18</text:p>
          </table:table-cell>
          <table:table-cell office:value-type="currency" office:currency="GBP" office:value="310.67" calcext:value-type="currency">
            <text:p>£310.67</text:p>
          </table:table-cell>
        </table:table-row>
        <table:table-row table:style-name="ro1">
          <table:table-cell office:value-type="string" calcext:value-type="string">
            <text:p>ripUoff garages LTD</text:p>
          </table:table-cell>
          <table:table-cell table:style-name="ce1" office:value-type="date" office:date-value="2019-10-10" calcext:value-type="date">
            <text:p>10/10/19</text:p>
          </table:table-cell>
          <table:table-cell office:value-type="currency" office:currency="GBP" office:value="311.67" calcext:value-type="currency">
            <text:p>£311.67</text:p>
          </table:table-cell>
        </table:table-row>
        <table:table-row table:style-name="ro1">
          <table:table-cell office:value-type="string" calcext:value-type="string">
            <text:p>ripUoff garages LTD</text:p>
          </table:table-cell>
          <table:table-cell table:style-name="ce1" office:value-type="date" office:date-value="2020-10-10" calcext:value-type="date">
            <text:p>10/10/20</text:p>
          </table:table-cell>
          <table:table-cell office:value-type="currency" office:currency="GBP" office:value="312.67" calcext:value-type="currency">
            <text:p>£312.67</text:p>
          </table:table-cell>
        </table:table-row>
        <table:table-row table:style-name="ro1">
          <table:table-cell office:value-type="string" calcext:value-type="string">
            <text:p>ripUoff garages LTD</text:p>
          </table:table-cell>
          <table:table-cell table:style-name="ce1" office:value-type="date" office:date-value="2021-10-10" calcext:value-type="date">
            <text:p>10/10/21</text:p>
          </table:table-cell>
          <table:table-cell office:value-type="currency" office:currency="GBP" office:value="313.67" calcext:value-type="currency">
            <text:p>£313.67</text:p>
          </table:table-cell>
        </table:table-row>
        <table:table-row table:style-name="ro1">
          <table:table-cell office:value-type="string" calcext:value-type="string">
            <text:p>Tyre-u-out PLC</text:p>
          </table:table-cell>
          <table:table-cell table:style-name="ce1" office:value-type="date" office:date-value="2019-10-10" calcext:value-type="date">
            <text:p>10/10/19</text:p>
          </table:table-cell>
          <table:table-cell office:value-type="currency" office:currency="GBP" office:value="250" calcext:value-type="currency">
            <text:p>£250.00</text:p>
          </table:table-cell>
        </table:table-row>
        <table:table-row table:style-name="ro1">
          <table:table-cell office:value-type="string" calcext:value-type="string">
            <text:p>Tyre-u-out PLC</text:p>
          </table:table-cell>
          <table:table-cell table:style-name="ce1" office:value-type="date" office:date-value="2020-11-10" calcext:value-type="date">
            <text:p>10/11/20</text:p>
          </table:table-cell>
          <table:table-cell office:value-type="currency" office:currency="GBP" office:value="252" calcext:value-type="currency">
            <text:p>£252.00</text:p>
          </table:table-cell>
        </table:table-row>
        <table:table-row table:style-name="ro1">
          <table:table-cell office:value-type="string" calcext:value-type="string">
            <text:p>Tyre-u-out PLC</text:p>
          </table:table-cell>
          <table:table-cell table:style-name="ce1" office:value-type="date" office:date-value="2021-11-10" calcext:value-type="date">
            <text:p>10/11/21</text:p>
          </table:table-cell>
          <table:table-cell office:value-type="currency" office:currency="GBP" office:value="257.9" calcext:value-type="currency">
            <text:p>£257.90</text:p>
          </table:table-cell>
        </table:table-row>
        <table:table-row table:style-name="ro1" table:number-rows-repeated="104853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nvestments" table:style-name="ta1">
        <table:shapes>
          <draw:frame draw:z-index="0" draw:style-name="gr1" draw:text-style-name="P1" svg:width="15.999cm" svg:height="8.999cm" svg:x="14.335cm" svg:y="2.039cm">
            <draw:object draw:notify-on-update-of-ranges="Investments.A1:Investments.A1 Investments.A2:Investments.A49 Investments.B1:Investments.B1 Investments.B2:Investments.B49 Investments.A1:Investments.A1 Investments.A2:Investments.A49 Investments.C1:Investments.C1 Investments.C2:Investments.C49 Investments.A1:Investments.A1 Investments.A2:Investments.A49 Investments.D1:Investments.D1 Investments.D2:Investments.D49 Investments.A1:Investments.A1 Investments.A2:Investments.A49 Investments.E1:Investments.E1 Investments.E2:Investments.E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2" table:number-columns-repeated="4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ock-n-trade</text:p>
          </table:table-cell>
          <table:table-cell office:value-type="string" calcext:value-type="string">
            <text:p>Trade-a-lot</text:p>
          </table:table-cell>
          <table:table-cell office:value-type="string" calcext:value-type="string">
            <text:p>Bitcoin</text:p>
          </table:table-cell>
          <table:table-cell office:value-type="string" calcext:value-type="string">
            <text:p>Net Worth</text:p>
          </table:table-cell>
        </table:table-row>
        <table:table-row table:style-name="ro1">
          <table:table-cell table:style-name="ce1" office:value-type="date" office:date-value="2018-01-01" calcext:value-type="date">
            <text:p>01/01/18</text:p>
          </table:table-cell>
          <table:table-cell office:value-type="currency" office:currency="GBP" office:value="150.76" calcext:value-type="currency">
            <text:p>£150.76</text:p>
          </table:table-cell>
          <table:table-cell office:value-type="currency" office:currency="GBP" office:value="100" calcext:value-type="currency">
            <text:p>£100.00</text:p>
          </table:table-cell>
          <table:table-cell office:value-type="currency" office:currency="GBP" office:value="350" calcext:value-type="currency">
            <text:p>£350.00</text:p>
          </table:table-cell>
          <table:table-cell table:formula="of:=SUM([.B2:.D2])" office:value-type="currency" office:currency="GBP" office:value="600.76" calcext:value-type="currency">
            <text:p>£600.76</text:p>
          </table:table-cell>
        </table:table-row>
        <table:table-row table:style-name="ro1">
          <table:table-cell table:style-name="ce1" office:value-type="date" office:date-value="2018-02-01" calcext:value-type="date">
            <text:p>01/02/18</text:p>
          </table:table-cell>
          <table:table-cell table:formula="of:=[.B2]+(RANDBETWEEN(-25;40)*[.B2]/100)" office:value-type="currency" office:currency="GBP" office:value="177.8968" calcext:value-type="currency">
            <text:p>£177.90</text:p>
          </table:table-cell>
          <table:table-cell table:formula="of:=[.C2]+(RANDBETWEEN(-25;40)*[.C2]/100)" office:value-type="currency" office:currency="GBP" office:value="139" calcext:value-type="currency">
            <text:p>£139.00</text:p>
          </table:table-cell>
          <table:table-cell table:formula="of:=[.D2]+(RANDBETWEEN(-80;95)*[.D2]/100)" office:value-type="currency" office:currency="GBP" office:value="661.5" calcext:value-type="currency">
            <text:p>£661.50</text:p>
          </table:table-cell>
          <table:table-cell table:formula="of:=SUM([.B3:.D3])" office:value-type="currency" office:currency="GBP" office:value="978.3968" calcext:value-type="currency">
            <text:p>£978.40</text:p>
          </table:table-cell>
        </table:table-row>
        <table:table-row table:style-name="ro1">
          <table:table-cell table:style-name="ce1" office:value-type="date" office:date-value="2018-03-01" calcext:value-type="date">
            <text:p>01/03/18</text:p>
          </table:table-cell>
          <table:table-cell table:formula="of:=[.B3]+(RANDBETWEEN(-25;40)*[.B3]/100)" office:value-type="currency" office:currency="GBP" office:value="208.139256" calcext:value-type="currency">
            <text:p>£208.14</text:p>
          </table:table-cell>
          <table:table-cell table:formula="of:=[.C3]+(RANDBETWEEN(-25;40)*[.C3]/100)" office:value-type="currency" office:currency="GBP" office:value="165.41" calcext:value-type="currency">
            <text:p>£165.41</text:p>
          </table:table-cell>
          <table:table-cell table:formula="of:=[.D3]+(RANDBETWEEN(-80;95)*[.D3]/100)" office:value-type="currency" office:currency="GBP" office:value="1256.85" calcext:value-type="currency">
            <text:p>£1,256.85</text:p>
          </table:table-cell>
          <table:table-cell table:formula="of:=SUM([.B4:.D4])" office:value-type="currency" office:currency="GBP" office:value="1630.399256" calcext:value-type="currency">
            <text:p>£1,630.40</text:p>
          </table:table-cell>
        </table:table-row>
        <table:table-row table:style-name="ro1">
          <table:table-cell table:style-name="ce1" office:value-type="date" office:date-value="2018-04-01" calcext:value-type="date">
            <text:p>01/04/18</text:p>
          </table:table-cell>
          <table:table-cell table:formula="of:=[.B4]+(RANDBETWEEN(-25;40)*[.B4]/100)" office:value-type="currency" office:currency="GBP" office:value="178.99976016" calcext:value-type="currency">
            <text:p>£179.00</text:p>
          </table:table-cell>
          <table:table-cell table:formula="of:=[.C4]+(RANDBETWEEN(-25;40)*[.C4]/100)" office:value-type="currency" office:currency="GBP" office:value="127.3657" calcext:value-type="currency">
            <text:p>£127.37</text:p>
          </table:table-cell>
          <table:table-cell table:formula="of:=[.D4]+(RANDBETWEEN(-80;95)*[.D4]/100)" office:value-type="currency" office:currency="GBP" office:value="1043.1855" calcext:value-type="currency">
            <text:p>£1,043.19</text:p>
          </table:table-cell>
          <table:table-cell table:formula="of:=SUM([.B5:.D5])" office:value-type="currency" office:currency="GBP" office:value="1349.55096016" calcext:value-type="currency">
            <text:p>£1,349.55</text:p>
          </table:table-cell>
        </table:table-row>
        <table:table-row table:style-name="ro1">
          <table:table-cell table:style-name="ce1" office:value-type="date" office:date-value="2018-05-01" calcext:value-type="date">
            <text:p>01/05/18</text:p>
          </table:table-cell>
          <table:table-cell table:formula="of:=[.B5]+(RANDBETWEEN(-25;40)*[.B5]/100)" office:value-type="currency" office:currency="GBP" office:value="143.199808128" calcext:value-type="currency">
            <text:p>£143.20</text:p>
          </table:table-cell>
          <table:table-cell table:formula="of:=[.C5]+(RANDBETWEEN(-25;40)*[.C5]/100)" office:value-type="currency" office:currency="GBP" office:value="141.375927" calcext:value-type="currency">
            <text:p>£141.38</text:p>
          </table:table-cell>
          <table:table-cell table:formula="of:=[.D5]+(RANDBETWEEN(-80;95)*[.D5]/100)" office:value-type="currency" office:currency="GBP" office:value="1909.029465" calcext:value-type="currency">
            <text:p>£1,909.03</text:p>
          </table:table-cell>
          <table:table-cell table:formula="of:=SUM([.B6:.D6])" office:value-type="currency" office:currency="GBP" office:value="2193.605200128" calcext:value-type="currency">
            <text:p>£2,193.61</text:p>
          </table:table-cell>
        </table:table-row>
        <table:table-row table:style-name="ro1">
          <table:table-cell table:style-name="ce1" office:value-type="date" office:date-value="2018-06-01" calcext:value-type="date">
            <text:p>01/06/18</text:p>
          </table:table-cell>
          <table:table-cell table:formula="of:=[.B6]+(RANDBETWEEN(-25;40)*[.B6]/100)" office:value-type="currency" office:currency="GBP" office:value="128.8798273152" calcext:value-type="currency">
            <text:p>£128.88</text:p>
          </table:table-cell>
          <table:table-cell table:formula="of:=[.C6]+(RANDBETWEEN(-25;40)*[.C6]/100)" office:value-type="currency" office:currency="GBP" office:value="155.5135197" calcext:value-type="currency">
            <text:p>£155.51</text:p>
          </table:table-cell>
          <table:table-cell table:formula="of:=[.D6]+(RANDBETWEEN(-80;95)*[.D6]/100)" office:value-type="currency" office:currency="GBP" office:value="1546.31386665" calcext:value-type="currency">
            <text:p>£1,546.31</text:p>
          </table:table-cell>
          <table:table-cell table:formula="of:=SUM([.B7:.D7])" office:value-type="currency" office:currency="GBP" office:value="1830.7072136652" calcext:value-type="currency">
            <text:p>£1,830.71</text:p>
          </table:table-cell>
        </table:table-row>
        <table:table-row table:style-name="ro1">
          <table:table-cell table:style-name="ce1" office:value-type="date" office:date-value="2018-07-01" calcext:value-type="date">
            <text:p>01/07/18</text:p>
          </table:table-cell>
          <table:table-cell table:formula="of:=[.B7]+(RANDBETWEEN(-25;40)*[.B7]/100)" office:value-type="currency" office:currency="GBP" office:value="101.815063579008" calcext:value-type="currency">
            <text:p>£101.82</text:p>
          </table:table-cell>
          <table:table-cell table:formula="of:=[.C7]+(RANDBETWEEN(-25;40)*[.C7]/100)" office:value-type="currency" office:currency="GBP" office:value="139.96216773" calcext:value-type="currency">
            <text:p>£139.96</text:p>
          </table:table-cell>
          <table:table-cell table:formula="of:=[.D7]+(RANDBETWEEN(-80;95)*[.D7]/100)" office:value-type="currency" office:currency="GBP" office:value="1190.6616773205" calcext:value-type="currency">
            <text:p>£1,190.66</text:p>
          </table:table-cell>
          <table:table-cell table:formula="of:=SUM([.B8:.D8])" office:value-type="currency" office:currency="GBP" office:value="1432.43890862951" calcext:value-type="currency">
            <text:p>£1,432.44</text:p>
          </table:table-cell>
        </table:table-row>
        <table:table-row table:style-name="ro1">
          <table:table-cell table:style-name="ce1" office:value-type="date" office:date-value="2018-08-01" calcext:value-type="date">
            <text:p>01/08/18</text:p>
          </table:table-cell>
          <table:table-cell table:formula="of:=[.B8]+(RANDBETWEEN(-25;40)*[.B8]/100)" office:value-type="currency" office:currency="GBP" office:value="137.450335831661" calcext:value-type="currency">
            <text:p>£137.45</text:p>
          </table:table-cell>
          <table:table-cell table:formula="of:=[.C8]+(RANDBETWEEN(-25;40)*[.C8]/100)" office:value-type="currency" office:currency="GBP" office:value="123.1667076024" calcext:value-type="currency">
            <text:p>£123.17</text:p>
          </table:table-cell>
          <table:table-cell table:formula="of:=[.D8]+(RANDBETWEEN(-80;95)*[.D8]/100)" office:value-type="currency" office:currency="GBP" office:value="1666.9263482487" calcext:value-type="currency">
            <text:p>£1,666.93</text:p>
          </table:table-cell>
          <table:table-cell table:formula="of:=SUM([.B9:.D9])" office:value-type="currency" office:currency="GBP" office:value="1927.54339168276" calcext:value-type="currency">
            <text:p>£1,927.54</text:p>
          </table:table-cell>
        </table:table-row>
        <table:table-row table:style-name="ro1">
          <table:table-cell table:style-name="ce1" office:value-type="date" office:date-value="2018-09-01" calcext:value-type="date">
            <text:p>01/09/18</text:p>
          </table:table-cell>
          <table:table-cell table:formula="of:=[.B9]+(RANDBETWEEN(-25;40)*[.B9]/100)" office:value-type="currency" office:currency="GBP" office:value="127.828812323445" calcext:value-type="currency">
            <text:p>£127.83</text:p>
          </table:table-cell>
          <table:table-cell table:formula="of:=[.C9]+(RANDBETWEEN(-25;40)*[.C9]/100)" office:value-type="currency" office:currency="GBP" office:value="126.861708830472" calcext:value-type="currency">
            <text:p>£126.86</text:p>
          </table:table-cell>
          <table:table-cell table:formula="of:=[.D9]+(RANDBETWEEN(-80;95)*[.D9]/100)" office:value-type="currency" office:currency="GBP" office:value="1100.17138984414" calcext:value-type="currency">
            <text:p>£1,100.17</text:p>
          </table:table-cell>
          <table:table-cell table:formula="of:=SUM([.B10:.D10])" office:value-type="currency" office:currency="GBP" office:value="1354.86191099806" calcext:value-type="currency">
            <text:p>£1,354.86</text:p>
          </table:table-cell>
        </table:table-row>
        <table:table-row table:style-name="ro1">
          <table:table-cell table:style-name="ce1" office:value-type="date" office:date-value="2018-10-01" calcext:value-type="date">
            <text:p>01/10/18</text:p>
          </table:table-cell>
          <table:table-cell table:formula="of:=[.B10]+(RANDBETWEEN(-25;40)*[.B10]/100)" office:value-type="currency" office:currency="GBP" office:value="172.56889663665" calcext:value-type="currency">
            <text:p>£172.57</text:p>
          </table:table-cell>
          <table:table-cell table:formula="of:=[.C10]+(RANDBETWEEN(-25;40)*[.C10]/100)" office:value-type="currency" office:currency="GBP" office:value="161.114370214699" calcext:value-type="currency">
            <text:p>£161.11</text:p>
          </table:table-cell>
          <table:table-cell table:formula="of:=[.D10]+(RANDBETWEEN(-80;95)*[.D10]/100)" office:value-type="currency" office:currency="GBP" office:value="902.140539672197" calcext:value-type="currency">
            <text:p>£902.14</text:p>
          </table:table-cell>
          <table:table-cell table:formula="of:=SUM([.B11:.D11])" office:value-type="currency" office:currency="GBP" office:value="1235.82380652355" calcext:value-type="currency">
            <text:p>£1,235.82</text:p>
          </table:table-cell>
        </table:table-row>
        <table:table-row table:style-name="ro1">
          <table:table-cell table:style-name="ce1" office:value-type="date" office:date-value="2018-11-01" calcext:value-type="date">
            <text:p>01/11/18</text:p>
          </table:table-cell>
          <table:table-cell table:formula="of:=[.B11]+(RANDBETWEEN(-25;40)*[.B11]/100)" office:value-type="currency" office:currency="GBP" office:value="236.419388392211" calcext:value-type="currency">
            <text:p>£236.42</text:p>
          </table:table-cell>
          <table:table-cell table:formula="of:=[.C11]+(RANDBETWEEN(-25;40)*[.C11]/100)" office:value-type="currency" office:currency="GBP" office:value="212.670968683403" calcext:value-type="currency">
            <text:p>£212.67</text:p>
          </table:table-cell>
          <table:table-cell table:formula="of:=[.D11]+(RANDBETWEEN(-80;95)*[.D11]/100)" office:value-type="currency" office:currency="GBP" office:value="1687.00280918701" calcext:value-type="currency">
            <text:p>£1,687.00</text:p>
          </table:table-cell>
          <table:table-cell table:formula="of:=SUM([.B12:.D12])" office:value-type="currency" office:currency="GBP" office:value="2136.09316626262" calcext:value-type="currency">
            <text:p>£2,136.09</text:p>
          </table:table-cell>
        </table:table-row>
        <table:table-row table:style-name="ro1">
          <table:table-cell table:style-name="ce1" office:value-type="date" office:date-value="2018-12-01" calcext:value-type="date">
            <text:p>01/12/18</text:p>
          </table:table-cell>
          <table:table-cell table:formula="of:=[.B12]+(RANDBETWEEN(-25;40)*[.B12]/100)" office:value-type="currency" office:currency="GBP" office:value="189.135510713769" calcext:value-type="currency">
            <text:p>£189.14</text:p>
          </table:table-cell>
          <table:table-cell table:formula="of:=[.C12]+(RANDBETWEEN(-25;40)*[.C12]/100)" office:value-type="currency" office:currency="GBP" office:value="180.770323380893" calcext:value-type="currency">
            <text:p>£180.77</text:p>
          </table:table-cell>
          <table:table-cell table:formula="of:=[.D12]+(RANDBETWEEN(-80;95)*[.D12]/100)" office:value-type="currency" office:currency="GBP" office:value="1855.70309010571" calcext:value-type="currency">
            <text:p>£1,855.70</text:p>
          </table:table-cell>
          <table:table-cell table:formula="of:=SUM([.B13:.D13])" office:value-type="currency" office:currency="GBP" office:value="2225.60892420037" calcext:value-type="currency">
            <text:p>£2,225.61</text:p>
          </table:table-cell>
        </table:table-row>
        <table:table-row table:style-name="ro1">
          <table:table-cell table:style-name="ce1" office:value-type="date" office:date-value="2019-01-01" calcext:value-type="date">
            <text:p>01/01/19</text:p>
          </table:table-cell>
          <table:table-cell table:formula="of:=[.B13]+(RANDBETWEEN(-25;40)*[.B13]/100)" office:value-type="currency" office:currency="GBP" office:value="158.873828999566" calcext:value-type="currency">
            <text:p>£158.87</text:p>
          </table:table-cell>
          <table:table-cell table:formula="of:=[.C13]+(RANDBETWEEN(-25;40)*[.C13]/100)" office:value-type="currency" office:currency="GBP" office:value="141.000852237096" calcext:value-type="currency">
            <text:p>£141.00</text:p>
          </table:table-cell>
          <table:table-cell table:formula="of:=[.D13]+(RANDBETWEEN(-80;95)*[.D13]/100)" office:value-type="currency" office:currency="GBP" office:value="835.066390547569" calcext:value-type="currency">
            <text:p>£835.07</text:p>
          </table:table-cell>
          <table:table-cell table:formula="of:=SUM([.B14:.D14])" office:value-type="currency" office:currency="GBP" office:value="1134.94107178423" calcext:value-type="currency">
            <text:p>£1,134.94</text:p>
          </table:table-cell>
        </table:table-row>
        <table:table-row table:style-name="ro1">
          <table:table-cell table:style-name="ce1" office:value-type="date" office:date-value="2019-02-01" calcext:value-type="date">
            <text:p>01/02/19</text:p>
          </table:table-cell>
          <table:table-cell table:formula="of:=[.B14]+(RANDBETWEEN(-25;40)*[.B14]/100)" office:value-type="currency" office:currency="GBP" office:value="131.865278069639" calcext:value-type="currency">
            <text:p>£131.87</text:p>
          </table:table-cell>
          <table:table-cell table:formula="of:=[.C14]+(RANDBETWEEN(-25;40)*[.C14]/100)" office:value-type="currency" office:currency="GBP" office:value="186.121124952967" calcext:value-type="currency">
            <text:p>£186.12</text:p>
          </table:table-cell>
          <table:table-cell table:formula="of:=[.D14]+(RANDBETWEEN(-80;95)*[.D14]/100)" office:value-type="currency" office:currency="GBP" office:value="551.143817761396" calcext:value-type="currency">
            <text:p>£551.14</text:p>
          </table:table-cell>
          <table:table-cell table:formula="of:=SUM([.B15:.D15])" office:value-type="currency" office:currency="GBP" office:value="869.130220784002" calcext:value-type="currency">
            <text:p>£869.13</text:p>
          </table:table-cell>
        </table:table-row>
        <table:table-row table:style-name="ro1">
          <table:table-cell table:style-name="ce1" office:value-type="date" office:date-value="2019-03-01" calcext:value-type="date">
            <text:p>01/03/19</text:p>
          </table:table-cell>
          <table:table-cell table:formula="of:=[.B15]+(RANDBETWEEN(-25;40)*[.B15]/100)" office:value-type="currency" office:currency="GBP" office:value="100.217611332926" calcext:value-type="currency">
            <text:p>£100.22</text:p>
          </table:table-cell>
          <table:table-cell table:formula="of:=[.C15]+(RANDBETWEEN(-25;40)*[.C15]/100)" office:value-type="currency" office:currency="GBP" office:value="258.708363684624" calcext:value-type="currency">
            <text:p>£258.71</text:p>
          </table:table-cell>
          <table:table-cell table:formula="of:=[.D15]+(RANDBETWEEN(-80;95)*[.D15]/100)" office:value-type="currency" office:currency="GBP" office:value="270.060470703084" calcext:value-type="currency">
            <text:p>£270.06</text:p>
          </table:table-cell>
          <table:table-cell table:formula="of:=SUM([.B16:.D16])" office:value-type="currency" office:currency="GBP" office:value="628.986445720634" calcext:value-type="currency">
            <text:p>£628.99</text:p>
          </table:table-cell>
        </table:table-row>
        <table:table-row table:style-name="ro1">
          <table:table-cell table:style-name="ce1" office:value-type="date" office:date-value="2019-04-01" calcext:value-type="date">
            <text:p>01/04/19</text:p>
          </table:table-cell>
          <table:table-cell table:formula="of:=[.B16]+(RANDBETWEEN(-25;40)*[.B16]/100)" office:value-type="currency" office:currency="GBP" office:value="98.2132591062675" calcext:value-type="currency">
            <text:p>£98.21</text:p>
          </table:table-cell>
          <table:table-cell table:formula="of:=[.C16]+(RANDBETWEEN(-25;40)*[.C16]/100)" office:value-type="currency" office:currency="GBP" office:value="201.792523674007" calcext:value-type="currency">
            <text:p>£201.79</text:p>
          </table:table-cell>
          <table:table-cell table:formula="of:=[.D16]+(RANDBETWEEN(-80;95)*[.D16]/100)" office:value-type="currency" office:currency="GBP" office:value="302.467727187454" calcext:value-type="currency">
            <text:p>£302.47</text:p>
          </table:table-cell>
          <table:table-cell table:formula="of:=SUM([.B17:.D17])" office:value-type="currency" office:currency="GBP" office:value="602.473509967728" calcext:value-type="currency">
            <text:p>£602.47</text:p>
          </table:table-cell>
        </table:table-row>
        <table:table-row table:style-name="ro1">
          <table:table-cell table:style-name="ce1" office:value-type="date" office:date-value="2019-05-01" calcext:value-type="date">
            <text:p>01/05/19</text:p>
          </table:table-cell>
          <table:table-cell table:formula="of:=[.B17]+(RANDBETWEEN(-25;40)*[.B17]/100)" office:value-type="currency" office:currency="GBP" office:value="120.802308700709" calcext:value-type="currency">
            <text:p>£120.80</text:p>
          </table:table-cell>
          <table:table-cell table:formula="of:=[.C17]+(RANDBETWEEN(-25;40)*[.C17]/100)" office:value-type="currency" office:currency="GBP" office:value="167.487794649426" calcext:value-type="currency">
            <text:p>£167.49</text:p>
          </table:table-cell>
          <table:table-cell table:formula="of:=[.D17]+(RANDBETWEEN(-80;95)*[.D17]/100)" office:value-type="currency" office:currency="GBP" office:value="311.541759003077" calcext:value-type="currency">
            <text:p>£311.54</text:p>
          </table:table-cell>
          <table:table-cell table:formula="of:=SUM([.B18:.D18])" office:value-type="currency" office:currency="GBP" office:value="599.831862353212" calcext:value-type="currency">
            <text:p>£599.83</text:p>
          </table:table-cell>
        </table:table-row>
        <table:table-row table:style-name="ro1">
          <table:table-cell table:style-name="ce1" office:value-type="date" office:date-value="2019-06-01" calcext:value-type="date">
            <text:p>01/06/19</text:p>
          </table:table-cell>
          <table:table-cell table:formula="of:=[.B18]+(RANDBETWEEN(-25;40)*[.B18]/100)" office:value-type="currency" office:currency="GBP" office:value="159.459047484936" calcext:value-type="currency">
            <text:p>£159.46</text:p>
          </table:table-cell>
          <table:table-cell table:formula="of:=[.C18]+(RANDBETWEEN(-25;40)*[.C18]/100)" office:value-type="currency" office:currency="GBP" office:value="212.709499204771" calcext:value-type="currency">
            <text:p>£212.71</text:p>
          </table:table-cell>
          <table:table-cell table:formula="of:=[.D18]+(RANDBETWEEN(-80;95)*[.D18]/100)" office:value-type="currency" office:currency="GBP" office:value="249.233407202462" calcext:value-type="currency">
            <text:p>£249.23</text:p>
          </table:table-cell>
          <table:table-cell table:formula="of:=SUM([.B19:.D19])" office:value-type="currency" office:currency="GBP" office:value="621.401953892169" calcext:value-type="currency">
            <text:p>£621.40</text:p>
          </table:table-cell>
        </table:table-row>
        <table:table-row table:style-name="ro1">
          <table:table-cell table:style-name="ce1" office:value-type="date" office:date-value="2019-07-01" calcext:value-type="date">
            <text:p>01/07/19</text:p>
          </table:table-cell>
          <table:table-cell table:formula="of:=[.B19]+(RANDBETWEEN(-25;40)*[.B19]/100)" office:value-type="currency" office:currency="GBP" office:value="173.81036175858" calcext:value-type="currency">
            <text:p>£173.81</text:p>
          </table:table-cell>
          <table:table-cell table:formula="of:=[.C19]+(RANDBETWEEN(-25;40)*[.C19]/100)" office:value-type="currency" office:currency="GBP" office:value="276.522348966202" calcext:value-type="currency">
            <text:p>£276.52</text:p>
          </table:table-cell>
          <table:table-cell table:formula="of:=[.D19]+(RANDBETWEEN(-80;95)*[.D19]/100)" office:value-type="currency" office:currency="GBP" office:value="162.0017146816" calcext:value-type="currency">
            <text:p>£162.00</text:p>
          </table:table-cell>
          <table:table-cell table:formula="of:=SUM([.B20:.D20])" office:value-type="currency" office:currency="GBP" office:value="612.334425406382" calcext:value-type="currency">
            <text:p>£612.33</text:p>
          </table:table-cell>
        </table:table-row>
        <table:table-row table:style-name="ro1">
          <table:table-cell table:style-name="ce1" office:value-type="date" office:date-value="2019-08-01" calcext:value-type="date">
            <text:p>01/08/19</text:p>
          </table:table-cell>
          <table:table-cell table:formula="of:=[.B20]+(RANDBETWEEN(-25;40)*[.B20]/100)" office:value-type="currency" office:currency="GBP" office:value="161.64363643548" calcext:value-type="currency">
            <text:p>£161.64</text:p>
          </table:table-cell>
          <table:table-cell table:formula="of:=[.C20]+(RANDBETWEEN(-25;40)*[.C20]/100)" office:value-type="currency" office:currency="GBP" office:value="315.23547782147" calcext:value-type="currency">
            <text:p>£315.24</text:p>
          </table:table-cell>
          <table:table-cell table:formula="of:=[.D20]+(RANDBETWEEN(-80;95)*[.D20]/100)" office:value-type="currency" office:currency="GBP" office:value="174.961851856128" calcext:value-type="currency">
            <text:p>£174.96</text:p>
          </table:table-cell>
          <table:table-cell table:formula="of:=SUM([.B21:.D21])" office:value-type="currency" office:currency="GBP" office:value="651.840966113078" calcext:value-type="currency">
            <text:p>£651.84</text:p>
          </table:table-cell>
        </table:table-row>
        <table:table-row table:style-name="ro1">
          <table:table-cell table:style-name="ce1" office:value-type="date" office:date-value="2019-09-01" calcext:value-type="date">
            <text:p>01/09/19</text:p>
          </table:table-cell>
          <table:table-cell table:formula="of:=[.B21]+(RANDBETWEEN(-25;40)*[.B21]/100)" office:value-type="currency" office:currency="GBP" office:value="203.670981908704" calcext:value-type="currency">
            <text:p>£203.67</text:p>
          </table:table-cell>
          <table:table-cell table:formula="of:=[.C21]+(RANDBETWEEN(-25;40)*[.C21]/100)" office:value-type="currency" office:currency="GBP" office:value="368.82550905112" calcext:value-type="currency">
            <text:p>£368.83</text:p>
          </table:table-cell>
          <table:table-cell table:formula="of:=[.D21]+(RANDBETWEEN(-80;95)*[.D21]/100)" office:value-type="currency" office:currency="GBP" office:value="218.70231482016" calcext:value-type="currency">
            <text:p>£218.70</text:p>
          </table:table-cell>
          <table:table-cell table:formula="of:=SUM([.B22:.D22])" office:value-type="currency" office:currency="GBP" office:value="791.198805779985" calcext:value-type="currency">
            <text:p>£791.20</text:p>
          </table:table-cell>
        </table:table-row>
        <table:table-row table:style-name="ro1">
          <table:table-cell table:style-name="ce1" office:value-type="date" office:date-value="2019-10-01" calcext:value-type="date">
            <text:p>01/10/19</text:p>
          </table:table-cell>
          <table:table-cell table:formula="of:=[.B22]+(RANDBETWEEN(-25;40)*[.B22]/100)" office:value-type="currency" office:currency="GBP" office:value="285.139374672186" calcext:value-type="currency">
            <text:p>£285.14</text:p>
          </table:table-cell>
          <table:table-cell table:formula="of:=[.C22]+(RANDBETWEEN(-25;40)*[.C22]/100)" office:value-type="currency" office:currency="GBP" office:value="427.8375904993" calcext:value-type="currency">
            <text:p>£427.84</text:p>
          </table:table-cell>
          <table:table-cell table:formula="of:=[.D22]+(RANDBETWEEN(-80;95)*[.D22]/100)" office:value-type="currency" office:currency="GBP" office:value="96.2290185208706" calcext:value-type="currency">
            <text:p>£96.23</text:p>
          </table:table-cell>
          <table:table-cell table:formula="of:=SUM([.B23:.D23])" office:value-type="currency" office:currency="GBP" office:value="809.205983692356" calcext:value-type="currency">
            <text:p>£809.21</text:p>
          </table:table-cell>
        </table:table-row>
        <table:table-row table:style-name="ro1">
          <table:table-cell table:style-name="ce1" office:value-type="date" office:date-value="2019-11-01" calcext:value-type="date">
            <text:p>01/11/19</text:p>
          </table:table-cell>
          <table:table-cell table:formula="of:=[.B23]+(RANDBETWEEN(-25;40)*[.B23]/100)" office:value-type="currency" office:currency="GBP" office:value="222.408712244305" calcext:value-type="currency">
            <text:p>£222.41</text:p>
          </table:table-cell>
          <table:table-cell table:formula="of:=[.C23]+(RANDBETWEEN(-25;40)*[.C23]/100)" office:value-type="currency" office:currency="GBP" office:value="440.672718214279" calcext:value-type="currency">
            <text:p>£440.67</text:p>
          </table:table-cell>
          <table:table-cell table:formula="of:=[.D23]+(RANDBETWEEN(-80;95)*[.D23]/100)" office:value-type="currency" office:currency="GBP" office:value="107.776500743375" calcext:value-type="currency">
            <text:p>£107.78</text:p>
          </table:table-cell>
          <table:table-cell table:formula="of:=SUM([.B24:.D24])" office:value-type="currency" office:currency="GBP" office:value="770.857931201959" calcext:value-type="currency">
            <text:p>£770.86</text:p>
          </table:table-cell>
        </table:table-row>
        <table:table-row table:style-name="ro1">
          <table:table-cell table:style-name="ce1" office:value-type="date" office:date-value="2019-12-01" calcext:value-type="date">
            <text:p>01/12/19</text:p>
          </table:table-cell>
          <table:table-cell table:formula="of:=[.B24]+(RANDBETWEEN(-25;40)*[.B24]/100)" office:value-type="currency" office:currency="GBP" office:value="202.391928142317" calcext:value-type="currency">
            <text:p>£202.39</text:p>
          </table:table-cell>
          <table:table-cell table:formula="of:=[.C24]+(RANDBETWEEN(-25;40)*[.C24]/100)" office:value-type="currency" office:currency="GBP" office:value="392.198719210708" calcext:value-type="currency">
            <text:p>£392.20</text:p>
          </table:table-cell>
          <table:table-cell table:formula="of:=[.D24]+(RANDBETWEEN(-80;95)*[.D24]/100)" office:value-type="currency" office:currency="GBP" office:value="113.165325780544" calcext:value-type="currency">
            <text:p>£113.17</text:p>
          </table:table-cell>
          <table:table-cell table:formula="of:=SUM([.B25:.D25])" office:value-type="currency" office:currency="GBP" office:value="707.755973133569" calcext:value-type="currency">
            <text:p>£707.76</text:p>
          </table:table-cell>
        </table:table-row>
        <table:table-row table:style-name="ro1">
          <table:table-cell table:style-name="ce1" office:value-type="date" office:date-value="2020-01-01" calcext:value-type="date">
            <text:p>01/01/20</text:p>
          </table:table-cell>
          <table:table-cell table:formula="of:=[.B25]+(RANDBETWEEN(-25;40)*[.B25]/100)" office:value-type="currency" office:currency="GBP" office:value="252.989910177897" calcext:value-type="currency">
            <text:p>£252.99</text:p>
          </table:table-cell>
          <table:table-cell table:formula="of:=[.C25]+(RANDBETWEEN(-25;40)*[.C25]/100)" office:value-type="currency" office:currency="GBP" office:value="545.156219702884" calcext:value-type="currency">
            <text:p>£545.16</text:p>
          </table:table-cell>
          <table:table-cell table:formula="of:=[.D25]+(RANDBETWEEN(-80;95)*[.D25]/100)" office:value-type="currency" office:currency="GBP" office:value="45.2661303122175" calcext:value-type="currency">
            <text:p>£45.27</text:p>
          </table:table-cell>
          <table:table-cell table:formula="of:=SUM([.B26:.D26])" office:value-type="currency" office:currency="GBP" office:value="843.412260192998" calcext:value-type="currency">
            <text:p>£843.41</text:p>
          </table:table-cell>
        </table:table-row>
        <table:table-row table:style-name="ro1">
          <table:table-cell table:style-name="ce1" office:value-type="date" office:date-value="2020-02-01" calcext:value-type="date">
            <text:p>01/02/20</text:p>
          </table:table-cell>
          <table:table-cell table:formula="of:=[.B26]+(RANDBETWEEN(-25;40)*[.B26]/100)" office:value-type="currency" office:currency="GBP" office:value="341.536378740161" calcext:value-type="currency">
            <text:p>£341.54</text:p>
          </table:table-cell>
          <table:table-cell table:formula="of:=[.C26]+(RANDBETWEEN(-25;40)*[.C26]/100)" office:value-type="currency" office:currency="GBP" office:value="534.253095308826" calcext:value-type="currency">
            <text:p>£534.25</text:p>
          </table:table-cell>
          <table:table-cell table:formula="of:=[.D26]+(RANDBETWEEN(-80;95)*[.D26]/100)" office:value-type="currency" office:currency="GBP" office:value="66.0885502558376" calcext:value-type="currency">
            <text:p>£66.09</text:p>
          </table:table-cell>
          <table:table-cell table:formula="of:=SUM([.B27:.D27])" office:value-type="currency" office:currency="GBP" office:value="941.878024304825" calcext:value-type="currency">
            <text:p>£941.88</text:p>
          </table:table-cell>
        </table:table-row>
        <table:table-row table:style-name="ro1">
          <table:table-cell table:style-name="ce1" office:value-type="date" office:date-value="2020-03-01" calcext:value-type="date">
            <text:p>01/03/20</text:p>
          </table:table-cell>
          <table:table-cell table:formula="of:=[.B27]+(RANDBETWEEN(-25;40)*[.B27]/100)" office:value-type="currency" office:currency="GBP" office:value="396.182199338587" calcext:value-type="currency">
            <text:p>£396.18</text:p>
          </table:table-cell>
          <table:table-cell table:formula="of:=[.C27]+(RANDBETWEEN(-25;40)*[.C27]/100)" office:value-type="currency" office:currency="GBP" office:value="486.170316731032" calcext:value-type="currency">
            <text:p>£486.17</text:p>
          </table:table-cell>
          <table:table-cell table:formula="of:=[.D27]+(RANDBETWEEN(-80;95)*[.D27]/100)" office:value-type="currency" office:currency="GBP" office:value="70.0538632711878" calcext:value-type="currency">
            <text:p>£70.05</text:p>
          </table:table-cell>
          <table:table-cell table:formula="of:=SUM([.B28:.D28])" office:value-type="currency" office:currency="GBP" office:value="952.406379340806" calcext:value-type="currency">
            <text:p>£952.41</text:p>
          </table:table-cell>
        </table:table-row>
        <table:table-row table:style-name="ro1">
          <table:table-cell table:style-name="ce1" office:value-type="date" office:date-value="2020-04-01" calcext:value-type="date">
            <text:p>01/04/20</text:p>
          </table:table-cell>
          <table:table-cell table:formula="of:=[.B28]+(RANDBETWEEN(-25;40)*[.B28]/100)" office:value-type="currency" office:currency="GBP" office:value="324.869403457641" calcext:value-type="currency">
            <text:p>£324.87</text:p>
          </table:table-cell>
          <table:table-cell table:formula="of:=[.C28]+(RANDBETWEEN(-25;40)*[.C28]/100)" office:value-type="currency" office:currency="GBP" office:value="369.489440715584" calcext:value-type="currency">
            <text:p>£369.49</text:p>
          </table:table-cell>
          <table:table-cell table:formula="of:=[.D28]+(RANDBETWEEN(-80;95)*[.D28]/100)" office:value-type="currency" office:currency="GBP" office:value="54.6420133515265" calcext:value-type="currency">
            <text:p>£54.64</text:p>
          </table:table-cell>
          <table:table-cell table:formula="of:=SUM([.B29:.D29])" office:value-type="currency" office:currency="GBP" office:value="749.000857524752" calcext:value-type="currency">
            <text:p>£749.00</text:p>
          </table:table-cell>
        </table:table-row>
        <table:table-row table:style-name="ro1">
          <table:table-cell table:style-name="ce1" office:value-type="date" office:date-value="2020-05-01" calcext:value-type="date">
            <text:p>01/05/20</text:p>
          </table:table-cell>
          <table:table-cell table:formula="of:=[.B29]+(RANDBETWEEN(-25;40)*[.B29]/100)" office:value-type="currency" office:currency="GBP" office:value="331.366791526794" calcext:value-type="currency">
            <text:p>£331.37</text:p>
          </table:table-cell>
          <table:table-cell table:formula="of:=[.C29]+(RANDBETWEEN(-25;40)*[.C29]/100)" office:value-type="currency" office:currency="GBP" office:value="280.811974943844" calcext:value-type="currency">
            <text:p>£280.81</text:p>
          </table:table-cell>
          <table:table-cell table:formula="of:=[.D29]+(RANDBETWEEN(-80;95)*[.D29]/100)" office:value-type="currency" office:currency="GBP" office:value="55.1884334850418" calcext:value-type="currency">
            <text:p>£55.19</text:p>
          </table:table-cell>
          <table:table-cell table:formula="of:=SUM([.B30:.D30])" office:value-type="currency" office:currency="GBP" office:value="667.36719995568" calcext:value-type="currency">
            <text:p>£667.37</text:p>
          </table:table-cell>
        </table:table-row>
        <table:table-row table:style-name="ro1">
          <table:table-cell table:style-name="ce1" office:value-type="date" office:date-value="2020-06-01" calcext:value-type="date">
            <text:p>01/06/20</text:p>
          </table:table-cell>
          <table:table-cell table:formula="of:=[.B30]+(RANDBETWEEN(-25;40)*[.B30]/100)" office:value-type="currency" office:currency="GBP" office:value="430.776828984832" calcext:value-type="currency">
            <text:p>£430.78</text:p>
          </table:table-cell>
          <table:table-cell table:formula="of:=[.C30]+(RANDBETWEEN(-25;40)*[.C30]/100)" office:value-type="currency" office:currency="GBP" office:value="230.265819453952" calcext:value-type="currency">
            <text:p>£230.27</text:p>
          </table:table-cell>
          <table:table-cell table:formula="of:=[.D30]+(RANDBETWEEN(-80;95)*[.D30]/100)" office:value-type="currency" office:currency="GBP" office:value="25.3866794031192" calcext:value-type="currency">
            <text:p>£25.39</text:p>
          </table:table-cell>
          <table:table-cell table:formula="of:=SUM([.B31:.D31])" office:value-type="currency" office:currency="GBP" office:value="686.429327841903" calcext:value-type="currency">
            <text:p>£686.43</text:p>
          </table:table-cell>
        </table:table-row>
        <table:table-row table:style-name="ro1">
          <table:table-cell table:style-name="ce1" office:value-type="date" office:date-value="2020-07-01" calcext:value-type="date">
            <text:p>01/07/20</text:p>
          </table:table-cell>
          <table:table-cell table:formula="of:=[.B31]+(RANDBETWEEN(-25;40)*[.B31]/100)" office:value-type="currency" office:currency="GBP" office:value="486.77781675286" calcext:value-type="currency">
            <text:p>£486.78</text:p>
          </table:table-cell>
          <table:table-cell table:formula="of:=[.C31]+(RANDBETWEEN(-25;40)*[.C31]/100)" office:value-type="currency" office:currency="GBP" office:value="306.253539873756" calcext:value-type="currency">
            <text:p>£306.25</text:p>
          </table:table-cell>
          <table:table-cell table:formula="of:=[.D31]+(RANDBETWEEN(-80;95)*[.D31]/100)" office:value-type="currency" office:currency="GBP" office:value="35.2874843703357" calcext:value-type="currency">
            <text:p>£35.29</text:p>
          </table:table-cell>
          <table:table-cell table:formula="of:=SUM([.B32:.D32])" office:value-type="currency" office:currency="GBP" office:value="828.318840996952" calcext:value-type="currency">
            <text:p>£828.32</text:p>
          </table:table-cell>
        </table:table-row>
        <table:table-row table:style-name="ro1">
          <table:table-cell table:style-name="ce1" office:value-type="date" office:date-value="2020-08-01" calcext:value-type="date">
            <text:p>01/08/20</text:p>
          </table:table-cell>
          <table:table-cell table:formula="of:=[.B32]+(RANDBETWEEN(-25;40)*[.B32]/100)" office:value-type="currency" office:currency="GBP" office:value="530.587820260617" calcext:value-type="currency">
            <text:p>£530.59</text:p>
          </table:table-cell>
          <table:table-cell table:formula="of:=[.C32]+(RANDBETWEEN(-25;40)*[.C32]/100)" office:value-type="currency" office:currency="GBP" office:value="361.379177051032" calcext:value-type="currency">
            <text:p>£361.38</text:p>
          </table:table-cell>
          <table:table-cell table:formula="of:=[.D32]+(RANDBETWEEN(-80;95)*[.D32]/100)" office:value-type="currency" office:currency="GBP" office:value="68.8105945221546" calcext:value-type="currency">
            <text:p>£68.81</text:p>
          </table:table-cell>
          <table:table-cell table:formula="of:=SUM([.B33:.D33])" office:value-type="currency" office:currency="GBP" office:value="960.777591833804" calcext:value-type="currency">
            <text:p>£960.78</text:p>
          </table:table-cell>
        </table:table-row>
        <table:table-row table:style-name="ro1">
          <table:table-cell table:style-name="ce1" office:value-type="date" office:date-value="2020-09-01" calcext:value-type="date">
            <text:p>01/09/20</text:p>
          </table:table-cell>
          <table:table-cell table:formula="of:=[.B33]+(RANDBETWEEN(-25;40)*[.B33]/100)" office:value-type="currency" office:currency="GBP" office:value="456.305525424131" calcext:value-type="currency">
            <text:p>£456.31</text:p>
          </table:table-cell>
          <table:table-cell table:formula="of:=[.C33]+(RANDBETWEEN(-25;40)*[.C33]/100)" office:value-type="currency" office:currency="GBP" office:value="451.723971313791" calcext:value-type="currency">
            <text:p>£451.72</text:p>
          </table:table-cell>
          <table:table-cell table:formula="of:=[.D33]+(RANDBETWEEN(-80;95)*[.D33]/100)" office:value-type="currency" office:currency="GBP" office:value="80.5083955909209" calcext:value-type="currency">
            <text:p>£80.51</text:p>
          </table:table-cell>
          <table:table-cell table:formula="of:=SUM([.B34:.D34])" office:value-type="currency" office:currency="GBP" office:value="988.537892328842" calcext:value-type="currency">
            <text:p>£988.54</text:p>
          </table:table-cell>
        </table:table-row>
        <table:table-row table:style-name="ro1">
          <table:table-cell table:style-name="ce1" office:value-type="date" office:date-value="2020-10-01" calcext:value-type="date">
            <text:p>01/10/20</text:p>
          </table:table-cell>
          <table:table-cell table:formula="of:=[.B34]+(RANDBETWEEN(-25;40)*[.B34]/100)" office:value-type="currency" office:currency="GBP" office:value="469.994691186855" calcext:value-type="currency">
            <text:p>£469.99</text:p>
          </table:table-cell>
          <table:table-cell table:formula="of:=[.C34]+(RANDBETWEEN(-25;40)*[.C34]/100)" office:value-type="currency" office:currency="GBP" office:value="356.861937337894" calcext:value-type="currency">
            <text:p>£356.86</text:p>
          </table:table-cell>
          <table:table-cell table:formula="of:=[.D34]+(RANDBETWEEN(-80;95)*[.D34]/100)" office:value-type="currency" office:currency="GBP" office:value="40.2541977954605" calcext:value-type="currency">
            <text:p>£40.25</text:p>
          </table:table-cell>
          <table:table-cell table:formula="of:=SUM([.B35:.D35])" office:value-type="currency" office:currency="GBP" office:value="867.11082632021" calcext:value-type="currency">
            <text:p>£867.11</text:p>
          </table:table-cell>
        </table:table-row>
        <table:table-row table:style-name="ro1">
          <table:table-cell table:style-name="ce1" office:value-type="date" office:date-value="2020-11-01" calcext:value-type="date">
            <text:p>01/11/20</text:p>
          </table:table-cell>
          <table:table-cell table:formula="of:=[.B35]+(RANDBETWEEN(-25;40)*[.B35]/100)" office:value-type="currency" office:currency="GBP" office:value="502.894319569935" calcext:value-type="currency">
            <text:p>£502.89</text:p>
          </table:table-cell>
          <table:table-cell table:formula="of:=[.C35]+(RANDBETWEEN(-25;40)*[.C35]/100)" office:value-type="currency" office:currency="GBP" office:value="342.587459844379" calcext:value-type="currency">
            <text:p>£342.59</text:p>
          </table:table-cell>
          <table:table-cell table:formula="of:=[.D35]+(RANDBETWEEN(-80;95)*[.D35]/100)" office:value-type="currency" office:currency="GBP" office:value="11.6737173606835" calcext:value-type="currency">
            <text:p>£11.67</text:p>
          </table:table-cell>
          <table:table-cell table:formula="of:=SUM([.B36:.D36])" office:value-type="currency" office:currency="GBP" office:value="857.155496774997" calcext:value-type="currency">
            <text:p>£857.16</text:p>
          </table:table-cell>
        </table:table-row>
        <table:table-row table:style-name="ro1">
          <table:table-cell table:style-name="ce1" office:value-type="date" office:date-value="2020-12-01" calcext:value-type="date">
            <text:p>01/12/20</text:p>
          </table:table-cell>
          <table:table-cell table:formula="of:=[.B36]+(RANDBETWEEN(-25;40)*[.B36]/100)" office:value-type="currency" office:currency="GBP" office:value="452.604887612941" calcext:value-type="currency">
            <text:p>£452.60</text:p>
          </table:table-cell>
          <table:table-cell table:formula="of:=[.C36]+(RANDBETWEEN(-25;40)*[.C36]/100)" office:value-type="currency" office:currency="GBP" office:value="274.069967875503" calcext:value-type="currency">
            <text:p>£274.07</text:p>
          </table:table-cell>
          <table:table-cell table:formula="of:=[.D36]+(RANDBETWEEN(-80;95)*[.D36]/100)" office:value-type="currency" office:currency="GBP" office:value="14.9423582216749" calcext:value-type="currency">
            <text:p>£14.94</text:p>
          </table:table-cell>
          <table:table-cell table:formula="of:=SUM([.B37:.D37])" office:value-type="currency" office:currency="GBP" office:value="741.617213710119" calcext:value-type="currency">
            <text:p>£741.62</text:p>
          </table:table-cell>
        </table:table-row>
        <table:table-row table:style-name="ro1">
          <table:table-cell table:style-name="ce1" office:value-type="date" office:date-value="2021-01-01" calcext:value-type="date">
            <text:p>01/01/21</text:p>
          </table:table-cell>
          <table:table-cell table:formula="of:=[.B37]+(RANDBETWEEN(-25;40)*[.B37]/100)" office:value-type="currency" office:currency="GBP" office:value="606.490549401341" calcext:value-type="currency">
            <text:p>£606.49</text:p>
          </table:table-cell>
          <table:table-cell table:formula="of:=[.C37]+(RANDBETWEEN(-25;40)*[.C37]/100)" office:value-type="currency" office:currency="GBP" office:value="359.031657916909" calcext:value-type="currency">
            <text:p>£359.03</text:p>
          </table:table-cell>
          <table:table-cell table:formula="of:=[.D37]+(RANDBETWEEN(-80;95)*[.D37]/100)" office:value-type="currency" office:currency="GBP" office:value="8.36772060413796" calcext:value-type="currency">
            <text:p>£8.37</text:p>
          </table:table-cell>
          <table:table-cell table:formula="of:=SUM([.B38:.D38])" office:value-type="currency" office:currency="GBP" office:value="973.889927922388" calcext:value-type="currency">
            <text:p>£973.89</text:p>
          </table:table-cell>
        </table:table-row>
        <table:table-row table:style-name="ro1">
          <table:table-cell table:style-name="ce1" office:value-type="date" office:date-value="2021-02-01" calcext:value-type="date">
            <text:p>01/02/21</text:p>
          </table:table-cell>
          <table:table-cell table:formula="of:=[.B38]+(RANDBETWEEN(-25;40)*[.B38]/100)" office:value-type="currency" office:currency="GBP" office:value="527.646777979167" calcext:value-type="currency">
            <text:p>£527.65</text:p>
          </table:table-cell>
          <table:table-cell table:formula="of:=[.C38]+(RANDBETWEEN(-25;40)*[.C38]/100)" office:value-type="currency" office:currency="GBP" office:value="420.067039762783" calcext:value-type="currency">
            <text:p>£420.07</text:p>
          </table:table-cell>
          <table:table-cell table:formula="of:=[.D38]+(RANDBETWEEN(-80;95)*[.D38]/100)" office:value-type="currency" office:currency="GBP" office:value="9.53920148871728" calcext:value-type="currency">
            <text:p>£9.54</text:p>
          </table:table-cell>
          <table:table-cell table:formula="of:=SUM([.B39:.D39])" office:value-type="currency" office:currency="GBP" office:value="957.253019230668" calcext:value-type="currency">
            <text:p>£957.25</text:p>
          </table:table-cell>
        </table:table-row>
        <table:table-row table:style-name="ro1">
          <table:table-cell table:style-name="ce1" office:value-type="date" office:date-value="2021-03-01" calcext:value-type="date">
            <text:p>01/03/21</text:p>
          </table:table-cell>
          <table:table-cell table:formula="of:=[.B39]+(RANDBETWEEN(-25;40)*[.B39]/100)" office:value-type="currency" office:currency="GBP" office:value="701.770214712292" calcext:value-type="currency">
            <text:p>£701.77</text:p>
          </table:table-cell>
          <table:table-cell table:formula="of:=[.C39]+(RANDBETWEEN(-25;40)*[.C39]/100)" office:value-type="currency" office:currency="GBP" office:value="529.284470101107" calcext:value-type="currency">
            <text:p>£529.28</text:p>
          </table:table-cell>
          <table:table-cell table:formula="of:=[.D39]+(RANDBETWEEN(-80;95)*[.D39]/100)" office:value-type="currency" office:currency="GBP" office:value="3.05254447638953" calcext:value-type="currency">
            <text:p>£3.05</text:p>
          </table:table-cell>
          <table:table-cell table:formula="of:=SUM([.B40:.D40])" office:value-type="currency" office:currency="GBP" office:value="1234.10722928979" calcext:value-type="currency">
            <text:p>£1,234.11</text:p>
          </table:table-cell>
        </table:table-row>
        <table:table-row table:style-name="ro1">
          <table:table-cell table:style-name="ce1" office:value-type="date" office:date-value="2021-04-01" calcext:value-type="date">
            <text:p>01/04/21</text:p>
          </table:table-cell>
          <table:table-cell table:formula="of:=[.B40]+(RANDBETWEEN(-25;40)*[.B40]/100)" office:value-type="currency" office:currency="GBP" office:value="785.982640477767" calcext:value-type="currency">
            <text:p>£785.98</text:p>
          </table:table-cell>
          <table:table-cell table:formula="of:=[.C40]+(RANDBETWEEN(-25;40)*[.C40]/100)" office:value-type="currency" office:currency="GBP" office:value="740.99825814155" calcext:value-type="currency">
            <text:p>£741.00</text:p>
          </table:table-cell>
          <table:table-cell table:formula="of:=[.D40]+(RANDBETWEEN(-80;95)*[.D40]/100)" office:value-type="currency" office:currency="GBP" office:value="3.81568059548691" calcext:value-type="currency">
            <text:p>£3.82</text:p>
          </table:table-cell>
          <table:table-cell table:formula="of:=SUM([.B41:.D41])" office:value-type="currency" office:currency="GBP" office:value="1530.7965792148" calcext:value-type="currency">
            <text:p>£1,530.80</text:p>
          </table:table-cell>
        </table:table-row>
        <table:table-row table:style-name="ro1">
          <table:table-cell table:style-name="ce1" office:value-type="date" office:date-value="2021-05-01" calcext:value-type="date">
            <text:p>01/05/21</text:p>
          </table:table-cell>
          <table:table-cell table:formula="of:=[.B41]+(RANDBETWEEN(-25;40)*[.B41]/100)" office:value-type="currency" office:currency="GBP" office:value="888.160383739877" calcext:value-type="currency">
            <text:p>£888.16</text:p>
          </table:table-cell>
          <table:table-cell table:formula="of:=[.C41]+(RANDBETWEEN(-25;40)*[.C41]/100)" office:value-type="currency" office:currency="GBP" office:value="592.79860651324" calcext:value-type="currency">
            <text:p>£592.80</text:p>
          </table:table-cell>
          <table:table-cell table:formula="of:=[.D41]+(RANDBETWEEN(-80;95)*[.D41]/100)" office:value-type="currency" office:currency="GBP" office:value="4.65513032649403" calcext:value-type="currency">
            <text:p>£4.66</text:p>
          </table:table-cell>
          <table:table-cell table:formula="of:=SUM([.B42:.D42])" office:value-type="currency" office:currency="GBP" office:value="1485.61412057961" calcext:value-type="currency">
            <text:p>£1,485.61</text:p>
          </table:table-cell>
        </table:table-row>
        <table:table-row table:style-name="ro1">
          <table:table-cell table:style-name="ce1" office:value-type="date" office:date-value="2021-06-01" calcext:value-type="date">
            <text:p>01/06/21</text:p>
          </table:table-cell>
          <table:table-cell table:formula="of:=[.B42]+(RANDBETWEEN(-25;40)*[.B42]/100)" office:value-type="currency" office:currency="GBP" office:value="719.4099108293" calcext:value-type="currency">
            <text:p>£719.41</text:p>
          </table:table-cell>
          <table:table-cell table:formula="of:=[.C42]+(RANDBETWEEN(-25;40)*[.C42]/100)" office:value-type="currency" office:currency="GBP" office:value="580.942634382975" calcext:value-type="currency">
            <text:p>£580.94</text:p>
          </table:table-cell>
          <table:table-cell table:formula="of:=[.D42]+(RANDBETWEEN(-80;95)*[.D42]/100)" office:value-type="currency" office:currency="GBP" office:value="2.51377037630678" calcext:value-type="currency">
            <text:p>£2.51</text:p>
          </table:table-cell>
          <table:table-cell table:formula="of:=SUM([.B43:.D43])" office:value-type="currency" office:currency="GBP" office:value="1302.86631558858" calcext:value-type="currency">
            <text:p>£1,302.87</text:p>
          </table:table-cell>
        </table:table-row>
        <table:table-row table:style-name="ro1">
          <table:table-cell table:style-name="ce1" office:value-type="date" office:date-value="2021-07-01" calcext:value-type="date">
            <text:p>01/07/21</text:p>
          </table:table-cell>
          <table:table-cell table:formula="of:=[.B43]+(RANDBETWEEN(-25;40)*[.B43]/100)" office:value-type="currency" office:currency="GBP" office:value="697.827613504421" calcext:value-type="currency">
            <text:p>£697.83</text:p>
          </table:table-cell>
          <table:table-cell table:formula="of:=[.C43]+(RANDBETWEEN(-25;40)*[.C43]/100)" office:value-type="currency" office:currency="GBP" office:value="731.987719322549" calcext:value-type="currency">
            <text:p>£731.99</text:p>
          </table:table-cell>
          <table:table-cell table:formula="of:=[.D43]+(RANDBETWEEN(-80;95)*[.D43]/100)" office:value-type="currency" office:currency="GBP" office:value="2.36294415372837" calcext:value-type="currency">
            <text:p>£2.36</text:p>
          </table:table-cell>
          <table:table-cell table:formula="of:=SUM([.B44:.D44])" office:value-type="currency" office:currency="GBP" office:value="1432.1782769807" calcext:value-type="currency">
            <text:p>£1,432.18</text:p>
          </table:table-cell>
        </table:table-row>
        <table:table-row table:style-name="ro1">
          <table:table-cell table:style-name="ce1" office:value-type="date" office:date-value="2021-08-01" calcext:value-type="date">
            <text:p>01/08/21</text:p>
          </table:table-cell>
          <table:table-cell table:formula="of:=[.B44]+(RANDBETWEEN(-25;40)*[.B44]/100)" office:value-type="currency" office:currency="GBP" office:value="704.805889639465" calcext:value-type="currency">
            <text:p>£704.81</text:p>
          </table:table-cell>
          <table:table-cell table:formula="of:=[.C44]+(RANDBETWEEN(-25;40)*[.C44]/100)" office:value-type="currency" office:currency="GBP" office:value="746.627473709" calcext:value-type="currency">
            <text:p>£746.63</text:p>
          </table:table-cell>
          <table:table-cell table:formula="of:=[.D44]+(RANDBETWEEN(-80;95)*[.D44]/100)" office:value-type="currency" office:currency="GBP" office:value="3.96974617826366" calcext:value-type="currency">
            <text:p>£3.97</text:p>
          </table:table-cell>
          <table:table-cell table:formula="of:=SUM([.B45:.D45])" office:value-type="currency" office:currency="GBP" office:value="1455.40310952673" calcext:value-type="currency">
            <text:p>£1,455.40</text:p>
          </table:table-cell>
        </table:table-row>
        <table:table-row table:style-name="ro1">
          <table:table-cell table:style-name="ce1" office:value-type="date" office:date-value="2021-09-01" calcext:value-type="date">
            <text:p>01/09/21</text:p>
          </table:table-cell>
          <table:table-cell table:formula="of:=[.B45]+(RANDBETWEEN(-25;40)*[.B45]/100)" office:value-type="currency" office:currency="GBP" office:value="592.036947297151" calcext:value-type="currency">
            <text:p>£592.04</text:p>
          </table:table-cell>
          <table:table-cell table:formula="of:=[.C45]+(RANDBETWEEN(-25;40)*[.C45]/100)" office:value-type="currency" office:currency="GBP" office:value="724.22864949773" calcext:value-type="currency">
            <text:p>£724.23</text:p>
          </table:table-cell>
          <table:table-cell table:formula="of:=[.D45]+(RANDBETWEEN(-80;95)*[.D45]/100)" office:value-type="currency" office:currency="GBP" office:value="4.36672079609003" calcext:value-type="currency">
            <text:p>£4.37</text:p>
          </table:table-cell>
          <table:table-cell table:formula="of:=SUM([.B46:.D46])" office:value-type="currency" office:currency="GBP" office:value="1320.63231759097" calcext:value-type="currency">
            <text:p>£1,320.63</text:p>
          </table:table-cell>
        </table:table-row>
        <table:table-row table:style-name="ro1">
          <table:table-cell table:style-name="ce1" office:value-type="date" office:date-value="2021-10-01" calcext:value-type="date">
            <text:p>01/10/21</text:p>
          </table:table-cell>
          <table:table-cell table:formula="of:=[.B46]+(RANDBETWEEN(-25;40)*[.B46]/100)" office:value-type="currency" office:currency="GBP" office:value="669.00175044578" calcext:value-type="currency">
            <text:p>£669.00</text:p>
          </table:table-cell>
          <table:table-cell table:formula="of:=[.C46]+(RANDBETWEEN(-25;40)*[.C46]/100)" office:value-type="currency" office:currency="GBP" office:value="767.682368467593" calcext:value-type="currency">
            <text:p>£767.68</text:p>
          </table:table-cell>
          <table:table-cell table:formula="of:=[.D46]+(RANDBETWEEN(-80;95)*[.D46]/100)" office:value-type="currency" office:currency="GBP" office:value="1.70302111047511" calcext:value-type="currency">
            <text:p>£1.70</text:p>
          </table:table-cell>
          <table:table-cell table:formula="of:=SUM([.B47:.D47])" office:value-type="currency" office:currency="GBP" office:value="1438.38714002385" calcext:value-type="currency">
            <text:p>£1,438.39</text:p>
          </table:table-cell>
        </table:table-row>
        <table:table-row table:style-name="ro1">
          <table:table-cell table:style-name="ce1" office:value-type="date" office:date-value="2021-11-01" calcext:value-type="date">
            <text:p>01/11/21</text:p>
          </table:table-cell>
          <table:table-cell table:formula="of:=[.B47]+(RANDBETWEEN(-25;40)*[.B47]/100)" office:value-type="currency" office:currency="GBP" office:value="849.632223066141" calcext:value-type="currency">
            <text:p>£849.63</text:p>
          </table:table-cell>
          <table:table-cell table:formula="of:=[.C47]+(RANDBETWEEN(-25;40)*[.C47]/100)" office:value-type="currency" office:currency="GBP" office:value="1059.40166848528" calcext:value-type="currency">
            <text:p>£1,059.40</text:p>
          </table:table-cell>
          <table:table-cell table:formula="of:=[.D47]+(RANDBETWEEN(-80;95)*[.D47]/100)" office:value-type="currency" office:currency="GBP" office:value="1.24320541064683" calcext:value-type="currency">
            <text:p>£1.24</text:p>
          </table:table-cell>
          <table:table-cell table:formula="of:=SUM([.B48:.D48])" office:value-type="currency" office:currency="GBP" office:value="1910.27709696207" calcext:value-type="currency">
            <text:p>£1,910.28</text:p>
          </table:table-cell>
        </table:table-row>
        <table:table-row table:style-name="ro1">
          <table:table-cell table:style-name="ce1" office:value-type="date" office:date-value="2021-12-01" calcext:value-type="date">
            <text:p>01/12/21</text:p>
          </table:table-cell>
          <table:table-cell table:formula="of:=[.B48]+(RANDBETWEEN(-25;40)*[.B48]/100)" office:value-type="currency" office:currency="GBP" office:value="773.165322990188" calcext:value-type="currency">
            <text:p>£773.17</text:p>
          </table:table-cell>
          <table:table-cell table:formula="of:=[.C48]+(RANDBETWEEN(-25;40)*[.C48]/100)" office:value-type="currency" office:currency="GBP" office:value="1271.28200218233" calcext:value-type="currency">
            <text:p>£1,271.28</text:p>
          </table:table-cell>
          <table:table-cell table:formula="of:=[.D48]+(RANDBETWEEN(-80;95)*[.D48]/100)" office:value-type="currency" office:currency="GBP" office:value="0.870243787452781" calcext:value-type="currency">
            <text:p>£0.87</text:p>
          </table:table-cell>
          <table:table-cell table:formula="of:=SUM([.B49:.D49])" office:value-type="currency" office:currency="GBP" office:value="2045.31756895998" calcext:value-type="currency">
            <text:p>£2,045.32</text:p>
          </table:table-cell>
        </table:table-row>
        <table:table-row table:style-name="ro1" table:number-rows-repeated="5">
          <table:table-cell table:style-name="ce1"/>
          <table:table-cell table:number-columns-repeated="4"/>
        </table:table-row>
        <table:table-row table:style-name="ro1" table:number-rows-repeated="104852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nvestements (static)" table:style-name="ta1">
        <table:shapes>
          <draw:frame draw:z-index="0" draw:style-name="gr1" draw:text-style-name="P1" svg:width="15.999cm" svg:height="8.999cm" svg:x="11.389cm" svg:y="0.1cm">
            <draw:object draw:notify-on-update-of-ranges="'Investements (static)'.A1:'Investements (static)'.A1 'Investements (static)'.A2:'Investements (static)'.A49 'Investements (static)'.B1:'Investements (static)'.B1 'Investements (static)'.B2:'Investements (static)'.B49 'Investements (static)'.A1:'Investements (static)'.A1 'Investements (static)'.A2:'Investements (static)'.A49 'Investements (static)'.C1:'Investements (static)'.C1 'Investements (static)'.C2:'Investements (static)'.C49 'Investements (static)'.A1:'Investements (static)'.A1 'Investements (static)'.A2:'Investements (static)'.A49 'Investements (static)'.D1:'Investements (static)'.D1 'Investements (static)'.D2:'Investements (static)'.D49 'Investements (static)'.A1:'Investements (static)'.A1 'Investements (static)'.A2:'Investements (static)'.A49 'Investements (static)'.E1:'Investements (static)'.E1 'Investements (static)'.E2:'Investements (static)'.E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2" table:number-columns-repeated="4" table:default-cell-style-name="ce2"/>
        <table:table-column table:style-name="co2" table:number-columns-repeated="1019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4" office:value-type="string" calcext:value-type="string">
            <text:p>Stock-n-trade</text:p>
          </table:table-cell>
          <table:table-cell table:style-name="ce4" office:value-type="string" calcext:value-type="string">
            <text:p>Trade-a-lot</text:p>
          </table:table-cell>
          <table:table-cell table:style-name="ce4" office:value-type="string" calcext:value-type="string">
            <text:p>Bitcoin</text:p>
          </table:table-cell>
          <table:table-cell table:style-name="ce4" office:value-type="string" calcext:value-type="string">
            <text:p>Net Worth</text:p>
          </table:table-cell>
          <table:table-cell table:style-name="ce3" table:number-columns-repeated="1019"/>
        </table:table-row>
        <table:table-row table:style-name="ro1">
          <table:table-cell table:style-name="ce1" office:value-type="date" office:date-value="2018-01-01" calcext:value-type="date">
            <text:p>01/01/18</text:p>
          </table:table-cell>
          <table:table-cell office:value-type="currency" office:currency="GBP" office:value="150.76" calcext:value-type="currency">
            <text:p>£150.76</text:p>
          </table:table-cell>
          <table:table-cell office:value-type="currency" office:currency="GBP" office:value="100" calcext:value-type="currency">
            <text:p>£100.00</text:p>
          </table:table-cell>
          <table:table-cell office:value-type="currency" office:currency="GBP" office:value="350" calcext:value-type="currency">
            <text:p>£350.00</text:p>
          </table:table-cell>
          <table:table-cell office:value-type="currency" office:currency="GBP" office:value="600.76" calcext:value-type="currency">
            <text:p>£600.7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8-02-01" calcext:value-type="date">
            <text:p>01/02/18</text:p>
          </table:table-cell>
          <table:table-cell office:value-type="currency" office:currency="GBP" office:value="131.1612" calcext:value-type="currency">
            <text:p>£131.16</text:p>
          </table:table-cell>
          <table:table-cell office:value-type="currency" office:currency="GBP" office:value="132" calcext:value-type="currency">
            <text:p>£132.00</text:p>
          </table:table-cell>
          <table:table-cell office:value-type="currency" office:currency="GBP" office:value="336" calcext:value-type="currency">
            <text:p>£336.00</text:p>
          </table:table-cell>
          <table:table-cell office:value-type="currency" office:currency="GBP" office:value="599.1612" calcext:value-type="currency">
            <text:p>£599.1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8-03-01" calcext:value-type="date">
            <text:p>01/03/18</text:p>
          </table:table-cell>
          <table:table-cell office:value-type="currency" office:currency="GBP" office:value="181.002456" calcext:value-type="currency">
            <text:p>£181.00</text:p>
          </table:table-cell>
          <table:table-cell office:value-type="currency" office:currency="GBP" office:value="124.08" calcext:value-type="currency">
            <text:p>£124.08</text:p>
          </table:table-cell>
          <table:table-cell office:value-type="currency" office:currency="GBP" office:value="329.28" calcext:value-type="currency">
            <text:p>£329.28</text:p>
          </table:table-cell>
          <table:table-cell office:value-type="currency" office:currency="GBP" office:value="634.362456" calcext:value-type="currency">
            <text:p>£634.3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8-04-01" calcext:value-type="date">
            <text:p>01/04/18</text:p>
          </table:table-cell>
          <table:table-cell office:value-type="currency" office:currency="GBP" office:value="195.48265248" calcext:value-type="currency">
            <text:p>£195.48</text:p>
          </table:table-cell>
          <table:table-cell office:value-type="currency" office:currency="GBP" office:value="120.3576" calcext:value-type="currency">
            <text:p>£120.36</text:p>
          </table:table-cell>
          <table:table-cell office:value-type="currency" office:currency="GBP" office:value="88.9056" calcext:value-type="currency">
            <text:p>£88.91</text:p>
          </table:table-cell>
          <table:table-cell office:value-type="currency" office:currency="GBP" office:value="404.74585248" calcext:value-type="currency">
            <text:p>£404.7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8-05-01" calcext:value-type="date">
            <text:p>01/05/18</text:p>
          </table:table-cell>
          <table:table-cell office:value-type="currency" office:currency="GBP" office:value="154.4312954592" calcext:value-type="currency">
            <text:p>£154.43</text:p>
          </table:table-cell>
          <table:table-cell office:value-type="currency" office:currency="GBP" office:value="122.764752" calcext:value-type="currency">
            <text:p>£122.76</text:p>
          </table:table-cell>
          <table:table-cell office:value-type="currency" office:currency="GBP" office:value="122.689728" calcext:value-type="currency">
            <text:p>£122.69</text:p>
          </table:table-cell>
          <table:table-cell office:value-type="currency" office:currency="GBP" office:value="399.8857754592" calcext:value-type="currency">
            <text:p>£399.8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8-06-01" calcext:value-type="date">
            <text:p>01/06/18</text:p>
          </table:table-cell>
          <table:table-cell office:value-type="currency" office:currency="GBP" office:value="200.76068409696" calcext:value-type="currency">
            <text:p>£200.76</text:p>
          </table:table-cell>
          <table:table-cell office:value-type="currency" office:currency="GBP" office:value="105.57768672" calcext:value-type="currency">
            <text:p>£105.58</text:p>
          </table:table-cell>
          <table:table-cell office:value-type="currency" office:currency="GBP" office:value="111.64765248" calcext:value-type="currency">
            <text:p>£111.65</text:p>
          </table:table-cell>
          <table:table-cell office:value-type="currency" office:currency="GBP" office:value="417.98602329696" calcext:value-type="currency">
            <text:p>£417.9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8-07-01" calcext:value-type="date">
            <text:p>01/07/18</text:p>
          </table:table-cell>
          <table:table-cell office:value-type="currency" office:currency="GBP" office:value="248.94324828023" calcext:value-type="currency">
            <text:p>£248.94</text:p>
          </table:table-cell>
          <table:table-cell office:value-type="currency" office:currency="GBP" office:value="146.7529845408" calcext:value-type="currency">
            <text:p>£146.75</text:p>
          </table:table-cell>
          <table:table-cell office:value-type="currency" office:currency="GBP" office:value="40.1931548928" calcext:value-type="currency">
            <text:p>£40.19</text:p>
          </table:table-cell>
          <table:table-cell office:value-type="currency" office:currency="GBP" office:value="435.88938771383" calcext:value-type="currency">
            <text:p>£435.8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8-08-01" calcext:value-type="date">
            <text:p>01/08/18</text:p>
          </table:table-cell>
          <table:table-cell office:value-type="currency" office:currency="GBP" office:value="186.707436210173" calcext:value-type="currency">
            <text:p>£186.71</text:p>
          </table:table-cell>
          <table:table-cell office:value-type="currency" office:currency="GBP" office:value="133.545215932128" calcext:value-type="currency">
            <text:p>£133.55</text:p>
          </table:table-cell>
          <table:table-cell office:value-type="currency" office:currency="GBP" office:value="44.614401931008" calcext:value-type="currency">
            <text:p>£44.61</text:p>
          </table:table-cell>
          <table:table-cell office:value-type="currency" office:currency="GBP" office:value="364.867054073309" calcext:value-type="currency">
            <text:p>£364.8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8-09-01" calcext:value-type="date">
            <text:p>01/09/18</text:p>
          </table:table-cell>
          <table:table-cell office:value-type="currency" office:currency="GBP" office:value="188.574510572275" calcext:value-type="currency">
            <text:p>£188.57</text:p>
          </table:table-cell>
          <table:table-cell office:value-type="currency" office:currency="GBP" office:value="134.880668091449" calcext:value-type="currency">
            <text:p>£134.88</text:p>
          </table:table-cell>
          <table:table-cell office:value-type="currency" office:currency="GBP" office:value="43.7221138923878" calcext:value-type="currency">
            <text:p>£43.72</text:p>
          </table:table-cell>
          <table:table-cell office:value-type="currency" office:currency="GBP" office:value="367.177292556112" calcext:value-type="currency">
            <text:p>£367.1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8-10-01" calcext:value-type="date">
            <text:p>01/10/18</text:p>
          </table:table-cell>
          <table:table-cell office:value-type="currency" office:currency="GBP" office:value="209.317706735225" calcext:value-type="currency">
            <text:p>£209.32</text:p>
          </table:table-cell>
          <table:table-cell office:value-type="currency" office:currency="GBP" office:value="101.160501068587" calcext:value-type="currency">
            <text:p>£101.16</text:p>
          </table:table-cell>
          <table:table-cell office:value-type="currency" office:currency="GBP" office:value="73.0159302002877" calcext:value-type="currency">
            <text:p>£73.02</text:p>
          </table:table-cell>
          <table:table-cell office:value-type="currency" office:currency="GBP" office:value="383.494138004099" calcext:value-type="currency">
            <text:p>£383.4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8-11-01" calcext:value-type="date">
            <text:p>01/11/18</text:p>
          </table:table-cell>
          <table:table-cell office:value-type="currency" office:currency="GBP" office:value="219.783592071986" calcext:value-type="currency">
            <text:p>£219.78</text:p>
          </table:table-cell>
          <table:table-cell office:value-type="currency" office:currency="GBP" office:value="123.415811303676" calcext:value-type="currency">
            <text:p>£123.42</text:p>
          </table:table-cell>
          <table:table-cell office:value-type="currency" office:currency="GBP" office:value="110.984213904437" calcext:value-type="currency">
            <text:p>£110.98</text:p>
          </table:table-cell>
          <table:table-cell office:value-type="currency" office:currency="GBP" office:value="454.183617280099" calcext:value-type="currency">
            <text:p>£454.1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8-12-01" calcext:value-type="date">
            <text:p>01/12/18</text:p>
          </table:table-cell>
          <table:table-cell office:value-type="currency" office:currency="GBP" office:value="164.837694053989" calcext:value-type="currency">
            <text:p>£164.84</text:p>
          </table:table-cell>
          <table:table-cell office:value-type="currency" office:currency="GBP" office:value="145.630657338338" calcext:value-type="currency">
            <text:p>£145.63</text:p>
          </table:table-cell>
          <table:table-cell office:value-type="currency" office:currency="GBP" office:value="75.4692654550174" calcext:value-type="currency">
            <text:p>£75.47</text:p>
          </table:table-cell>
          <table:table-cell office:value-type="currency" office:currency="GBP" office:value="385.937616847345" calcext:value-type="currency">
            <text:p>£385.9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1-01" calcext:value-type="date">
            <text:p>01/01/19</text:p>
          </table:table-cell>
          <table:table-cell office:value-type="currency" office:currency="GBP" office:value="133.518532183731" calcext:value-type="currency">
            <text:p>£133.52</text:p>
          </table:table-cell>
          <table:table-cell office:value-type="currency" office:currency="GBP" office:value="125.242365310971" calcext:value-type="currency">
            <text:p>£125.24</text:p>
          </table:table-cell>
          <table:table-cell office:value-type="currency" office:currency="GBP" office:value="100.374123055173" calcext:value-type="currency">
            <text:p>£100.37</text:p>
          </table:table-cell>
          <table:table-cell office:value-type="currency" office:currency="GBP" office:value="359.135020549875" calcext:value-type="currency">
            <text:p>£359.1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2-01" calcext:value-type="date">
            <text:p>01/02/19</text:p>
          </table:table-cell>
          <table:table-cell office:value-type="currency" office:currency="GBP" office:value="142.864829436593" calcext:value-type="currency">
            <text:p>£142.86</text:p>
          </table:table-cell>
          <table:table-cell office:value-type="currency" office:currency="GBP" office:value="146.533567413836" calcext:value-type="currency">
            <text:p>£146.53</text:p>
          </table:table-cell>
          <table:table-cell office:value-type="currency" office:currency="GBP" office:value="118.441465205104" calcext:value-type="currency">
            <text:p>£118.44</text:p>
          </table:table-cell>
          <table:table-cell office:value-type="currency" office:currency="GBP" office:value="407.839862055532" calcext:value-type="currency">
            <text:p>£407.8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3-01" calcext:value-type="date">
            <text:p>01/03/19</text:p>
          </table:table-cell>
          <table:table-cell office:value-type="currency" office:currency="GBP" office:value="144.293477730959" calcext:value-type="currency">
            <text:p>£144.29</text:p>
          </table:table-cell>
          <table:table-cell office:value-type="currency" office:currency="GBP" office:value="200.750987356955" calcext:value-type="currency">
            <text:p>£200.75</text:p>
          </table:table-cell>
          <table:table-cell office:value-type="currency" office:currency="GBP" office:value="29.6103663012761" calcext:value-type="currency">
            <text:p>£29.61</text:p>
          </table:table-cell>
          <table:table-cell office:value-type="currency" office:currency="GBP" office:value="374.654831389189" calcext:value-type="currency">
            <text:p>£374.6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4-01" calcext:value-type="date">
            <text:p>01/04/19</text:p>
          </table:table-cell>
          <table:table-cell office:value-type="currency" office:currency="GBP" office:value="163.051629835983" calcext:value-type="currency">
            <text:p>£163.05</text:p>
          </table:table-cell>
          <table:table-cell office:value-type="currency" office:currency="GBP" office:value="208.781026851233" calcext:value-type="currency">
            <text:p>£208.78</text:p>
          </table:table-cell>
          <table:table-cell office:value-type="currency" office:currency="GBP" office:value="13.620768498587" calcext:value-type="currency">
            <text:p>£13.62</text:p>
          </table:table-cell>
          <table:table-cell office:value-type="currency" office:currency="GBP" office:value="385.453425185803" calcext:value-type="currency">
            <text:p>£385.4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5-01" calcext:value-type="date">
            <text:p>01/05/19</text:p>
          </table:table-cell>
          <table:table-cell office:value-type="currency" office:currency="GBP" office:value="141.854917957305" calcext:value-type="currency">
            <text:p>£141.85</text:p>
          </table:table-cell>
          <table:table-cell office:value-type="currency" office:currency="GBP" office:value="156.585770138425" calcext:value-type="currency">
            <text:p>£156.59</text:p>
          </table:table-cell>
          <table:table-cell office:value-type="currency" office:currency="GBP" office:value="4.35864591954784" calcext:value-type="currency">
            <text:p>£4.36</text:p>
          </table:table-cell>
          <table:table-cell office:value-type="currency" office:currency="GBP" office:value="302.799334015278" calcext:value-type="currency">
            <text:p>£302.80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6-01" calcext:value-type="date">
            <text:p>01/06/19</text:p>
          </table:table-cell>
          <table:table-cell office:value-type="currency" office:currency="GBP" office:value="119.158131084137" calcext:value-type="currency">
            <text:p>£119.16</text:p>
          </table:table-cell>
          <table:table-cell office:value-type="currency" office:currency="GBP" office:value="219.220078193794" calcext:value-type="currency">
            <text:p>£219.22</text:p>
          </table:table-cell>
          <table:table-cell office:value-type="currency" office:currency="GBP" office:value="5.09961572587097" calcext:value-type="currency">
            <text:p>£5.10</text:p>
          </table:table-cell>
          <table:table-cell office:value-type="currency" office:currency="GBP" office:value="343.477825003802" calcext:value-type="currency">
            <text:p>£343.4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7-01" calcext:value-type="date">
            <text:p>01/07/19</text:p>
          </table:table-cell>
          <table:table-cell office:value-type="currency" office:currency="GBP" office:value="125.116037638343" calcext:value-type="currency">
            <text:p>£125.12</text:p>
          </table:table-cell>
          <table:table-cell office:value-type="currency" office:currency="GBP" office:value="291.562703997747" calcext:value-type="currency">
            <text:p>£291.56</text:p>
          </table:table-cell>
          <table:table-cell office:value-type="currency" office:currency="GBP" office:value="8.05739284687613" calcext:value-type="currency">
            <text:p>£8.06</text:p>
          </table:table-cell>
          <table:table-cell office:value-type="currency" office:currency="GBP" office:value="424.736134482966" calcext:value-type="currency">
            <text:p>£424.7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8-01" calcext:value-type="date">
            <text:p>01/08/19</text:p>
          </table:table-cell>
          <table:table-cell office:value-type="currency" office:currency="GBP" office:value="136.376481025794" calcext:value-type="currency">
            <text:p>£136.38</text:p>
          </table:table-cell>
          <table:table-cell office:value-type="currency" office:currency="GBP" office:value="274.068941757882" calcext:value-type="currency">
            <text:p>£274.07</text:p>
          </table:table-cell>
          <table:table-cell office:value-type="currency" office:currency="GBP" office:value="3.38410499568797" calcext:value-type="currency">
            <text:p>£3.38</text:p>
          </table:table-cell>
          <table:table-cell office:value-type="currency" office:currency="GBP" office:value="413.829527779364" calcext:value-type="currency">
            <text:p>£413.8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09-01" calcext:value-type="date">
            <text:p>01/09/19</text:p>
          </table:table-cell>
          <table:table-cell office:value-type="currency" office:currency="GBP" office:value="184.108249384822" calcext:value-type="currency">
            <text:p>£184.11</text:p>
          </table:table-cell>
          <table:table-cell office:value-type="currency" office:currency="GBP" office:value="295.994457098512" calcext:value-type="currency">
            <text:p>£295.99</text:p>
          </table:table-cell>
          <table:table-cell office:value-type="currency" office:currency="GBP" office:value="5.41456799310076" calcext:value-type="currency">
            <text:p>£5.41</text:p>
          </table:table-cell>
          <table:table-cell office:value-type="currency" office:currency="GBP" office:value="485.517274476435" calcext:value-type="currency">
            <text:p>£485.5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10-01" calcext:value-type="date">
            <text:p>01/10/19</text:p>
          </table:table-cell>
          <table:table-cell office:value-type="currency" office:currency="GBP" office:value="211.724486792546" calcext:value-type="currency">
            <text:p>£211.72</text:p>
          </table:table-cell>
          <table:table-cell office:value-type="currency" office:currency="GBP" office:value="352.23340394723" calcext:value-type="currency">
            <text:p>£352.23</text:p>
          </table:table-cell>
          <table:table-cell office:value-type="currency" office:currency="GBP" office:value="10.2876791868914" calcext:value-type="currency">
            <text:p>£10.29</text:p>
          </table:table-cell>
          <table:table-cell office:value-type="currency" office:currency="GBP" office:value="574.245569926667" calcext:value-type="currency">
            <text:p>£574.2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11-01" calcext:value-type="date">
            <text:p>01/11/19</text:p>
          </table:table-cell>
          <table:table-cell office:value-type="currency" office:currency="GBP" office:value="264.655608490682" calcext:value-type="currency">
            <text:p>£264.66</text:p>
          </table:table-cell>
          <table:table-cell office:value-type="currency" office:currency="GBP" office:value="281.786723157784" calcext:value-type="currency">
            <text:p>£281.79</text:p>
          </table:table-cell>
          <table:table-cell office:value-type="currency" office:currency="GBP" office:value="3.49781092354309" calcext:value-type="currency">
            <text:p>£3.50</text:p>
          </table:table-cell>
          <table:table-cell office:value-type="currency" office:currency="GBP" office:value="549.940142572009" calcext:value-type="currency">
            <text:p>£549.9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19-12-01" calcext:value-type="date">
            <text:p>01/12/19</text:p>
          </table:table-cell>
          <table:table-cell office:value-type="currency" office:currency="GBP" office:value="325.526398443539" calcext:value-type="currency">
            <text:p>£325.53</text:p>
          </table:table-cell>
          <table:table-cell office:value-type="currency" office:currency="GBP" office:value="293.058192084095" calcext:value-type="currency">
            <text:p>£293.06</text:p>
          </table:table-cell>
          <table:table-cell office:value-type="currency" office:currency="GBP" office:value="2.58838008342189" calcext:value-type="currency">
            <text:p>£2.59</text:p>
          </table:table-cell>
          <table:table-cell office:value-type="currency" office:currency="GBP" office:value="621.172970611056" calcext:value-type="currency">
            <text:p>£621.1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20-01-01" calcext:value-type="date">
            <text:p>01/01/20</text:p>
          </table:table-cell>
          <table:table-cell office:value-type="currency" office:currency="GBP" office:value="413.418526023294" calcext:value-type="currency">
            <text:p>£413.42</text:p>
          </table:table-cell>
          <table:table-cell office:value-type="currency" office:currency="GBP" office:value="240.307717508958" calcext:value-type="currency">
            <text:p>£240.31</text:p>
          </table:table-cell>
          <table:table-cell office:value-type="currency" office:currency="GBP" office:value="3.1578237017747" calcext:value-type="currency">
            <text:p>£3.16</text:p>
          </table:table-cell>
          <table:table-cell office:value-type="currency" office:currency="GBP" office:value="656.884067234027" calcext:value-type="currency">
            <text:p>£656.8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20-02-01" calcext:value-type="date">
            <text:p>01/02/20</text:p>
          </table:table-cell>
          <table:table-cell office:value-type="currency" office:currency="GBP" office:value="384.479229201664" calcext:value-type="currency">
            <text:p>£384.48</text:p>
          </table:table-cell>
          <table:table-cell office:value-type="currency" office:currency="GBP" office:value="264.338489259854" calcext:value-type="currency">
            <text:p>£264.34</text:p>
          </table:table-cell>
          <table:table-cell office:value-type="currency" office:currency="GBP" office:value="4.45253141950233" calcext:value-type="currency">
            <text:p>£4.45</text:p>
          </table:table-cell>
          <table:table-cell office:value-type="currency" office:currency="GBP" office:value="653.27024988102" calcext:value-type="currency">
            <text:p>£653.2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20-03-01" calcext:value-type="date">
            <text:p>01/03/20</text:p>
          </table:table-cell>
          <table:table-cell office:value-type="currency" office:currency="GBP" office:value="476.754244210063" calcext:value-type="currency">
            <text:p>£476.75</text:p>
          </table:table-cell>
          <table:table-cell office:value-type="currency" office:currency="GBP" office:value="309.276032434029" calcext:value-type="currency">
            <text:p>£309.28</text:p>
          </table:table-cell>
          <table:table-cell office:value-type="currency" office:currency="GBP" office:value="6.23354398730326" calcext:value-type="currency">
            <text:p>£6.23</text:p>
          </table:table-cell>
          <table:table-cell office:value-type="currency" office:currency="GBP" office:value="792.263820631395" calcext:value-type="currency">
            <text:p>£792.2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20-04-01" calcext:value-type="date">
            <text:p>01/04/20</text:p>
          </table:table-cell>
          <table:table-cell office:value-type="currency" office:currency="GBP" office:value="390.938480252252" calcext:value-type="currency">
            <text:p>£390.94</text:p>
          </table:table-cell>
          <table:table-cell office:value-type="currency" office:currency="GBP" office:value="238.142544974202" calcext:value-type="currency">
            <text:p>£238.14</text:p>
          </table:table-cell>
          <table:table-cell office:value-type="currency" office:currency="GBP" office:value="7.60492366450998" calcext:value-type="currency">
            <text:p>£7.60</text:p>
          </table:table-cell>
          <table:table-cell office:value-type="currency" office:currency="GBP" office:value="636.685948890964" calcext:value-type="currency">
            <text:p>£636.6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20-05-01" calcext:value-type="date">
            <text:p>01/05/20</text:p>
          </table:table-cell>
          <table:table-cell office:value-type="currency" office:currency="GBP" office:value="328.388323411891" calcext:value-type="currency">
            <text:p>£328.39</text:p>
          </table:table-cell>
          <table:table-cell office:value-type="currency" office:currency="GBP" office:value="221.472566826008" calcext:value-type="currency">
            <text:p>£221.47</text:p>
          </table:table-cell>
          <table:table-cell office:value-type="currency" office:currency="GBP" office:value="6.00788969496288" calcext:value-type="currency">
            <text:p>£6.01</text:p>
          </table:table-cell>
          <table:table-cell office:value-type="currency" office:currency="GBP" office:value="555.868779932862" calcext:value-type="currency">
            <text:p>£555.87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20-06-01" calcext:value-type="date">
            <text:p>01/06/20</text:p>
          </table:table-cell>
          <table:table-cell office:value-type="currency" office:currency="GBP" office:value="344.807739582486" calcext:value-type="currency">
            <text:p>£344.81</text:p>
          </table:table-cell>
          <table:table-cell office:value-type="currency" office:currency="GBP" office:value="190.466407470367" calcext:value-type="currency">
            <text:p>£190.47</text:p>
          </table:table-cell>
          <table:table-cell office:value-type="currency" office:currency="GBP" office:value="7.99049329430063" calcext:value-type="currency">
            <text:p>£7.99</text:p>
          </table:table-cell>
          <table:table-cell office:value-type="currency" office:currency="GBP" office:value="543.264640347153" calcext:value-type="currency">
            <text:p>£543.2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20-07-01" calcext:value-type="date">
            <text:p>01/07/20</text:p>
          </table:table-cell>
          <table:table-cell office:value-type="currency" office:currency="GBP" office:value="375.84043614491" calcext:value-type="currency">
            <text:p>£375.84</text:p>
          </table:table-cell>
          <table:table-cell office:value-type="currency" office:currency="GBP" office:value="148.563797826886" calcext:value-type="currency">
            <text:p>£148.56</text:p>
          </table:table-cell>
          <table:table-cell office:value-type="currency" office:currency="GBP" office:value="1.75790852474614" calcext:value-type="currency">
            <text:p>£1.76</text:p>
          </table:table-cell>
          <table:table-cell office:value-type="currency" office:currency="GBP" office:value="526.162142496542" calcext:value-type="currency">
            <text:p>£526.1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20-08-01" calcext:value-type="date">
            <text:p>01/08/20</text:p>
          </table:table-cell>
          <table:table-cell office:value-type="currency" office:currency="GBP" office:value="518.659801879975" calcext:value-type="currency">
            <text:p>£518.66</text:p>
          </table:table-cell>
          <table:table-cell office:value-type="currency" office:currency="GBP" office:value="166.391453566113" calcext:value-type="currency">
            <text:p>£166.39</text:p>
          </table:table-cell>
          <table:table-cell office:value-type="currency" office:currency="GBP" office:value="2.98844449206844" calcext:value-type="currency">
            <text:p>£2.99</text:p>
          </table:table-cell>
          <table:table-cell office:value-type="currency" office:currency="GBP" office:value="688.039699938156" calcext:value-type="currency">
            <text:p>£688.0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20-09-01" calcext:value-type="date">
            <text:p>01/09/20</text:p>
          </table:table-cell>
          <table:table-cell office:value-type="currency" office:currency="GBP" office:value="456.420625654378" calcext:value-type="currency">
            <text:p>£456.42</text:p>
          </table:table-cell>
          <table:table-cell office:value-type="currency" office:currency="GBP" office:value="193.014086136691" calcext:value-type="currency">
            <text:p>£193.01</text:p>
          </table:table-cell>
          <table:table-cell office:value-type="currency" office:currency="GBP" office:value="1.01607112730327" calcext:value-type="currency">
            <text:p>£1.02</text:p>
          </table:table-cell>
          <table:table-cell office:value-type="currency" office:currency="GBP" office:value="650.450782918372" calcext:value-type="currency">
            <text:p>£650.45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20-10-01" calcext:value-type="date">
            <text:p>01/10/20</text:p>
          </table:table-cell>
          <table:table-cell office:value-type="currency" office:currency="GBP" office:value="579.65419458106" calcext:value-type="currency">
            <text:p>£579.65</text:p>
          </table:table-cell>
          <table:table-cell office:value-type="currency" office:currency="GBP" office:value="212.31549475036" calcext:value-type="currency">
            <text:p>£212.32</text:p>
          </table:table-cell>
          <table:table-cell office:value-type="currency" office:currency="GBP" office:value="1.66635664877736" calcext:value-type="currency">
            <text:p>£1.67</text:p>
          </table:table-cell>
          <table:table-cell office:value-type="currency" office:currency="GBP" office:value="793.636045980197" calcext:value-type="currency">
            <text:p>£793.6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20-11-01" calcext:value-type="date">
            <text:p>01/11/20</text:p>
          </table:table-cell>
          <table:table-cell office:value-type="currency" office:currency="GBP" office:value="457.926813719038" calcext:value-type="currency">
            <text:p>£457.93</text:p>
          </table:table-cell>
          <table:table-cell office:value-type="currency" office:currency="GBP" office:value="186.837635380316" calcext:value-type="currency">
            <text:p>£186.84</text:p>
          </table:table-cell>
          <table:table-cell office:value-type="currency" office:currency="GBP" office:value="2.21625434287389" calcext:value-type="currency">
            <text:p>£2.22</text:p>
          </table:table-cell>
          <table:table-cell office:value-type="currency" office:currency="GBP" office:value="646.980703442228" calcext:value-type="currency">
            <text:p>£646.9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20-12-01" calcext:value-type="date">
            <text:p>01/12/20</text:p>
          </table:table-cell>
          <table:table-cell office:value-type="currency" office:currency="GBP" office:value="631.939002932272" calcext:value-type="currency">
            <text:p>£631.94</text:p>
          </table:table-cell>
          <table:table-cell office:value-type="currency" office:currency="GBP" office:value="196.179517149332" calcext:value-type="currency">
            <text:p>£196.18</text:p>
          </table:table-cell>
          <table:table-cell office:value-type="currency" office:currency="GBP" office:value="4.12223307774543" calcext:value-type="currency">
            <text:p>£4.12</text:p>
          </table:table-cell>
          <table:table-cell office:value-type="currency" office:currency="GBP" office:value="832.24075315935" calcext:value-type="currency">
            <text:p>£832.2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21-01-01" calcext:value-type="date">
            <text:p>01/01/21</text:p>
          </table:table-cell>
          <table:table-cell office:value-type="currency" office:currency="GBP" office:value="720.41046334279" calcext:value-type="currency">
            <text:p>£720.41</text:p>
          </table:table-cell>
          <table:table-cell office:value-type="currency" office:currency="GBP" office:value="166.752589576932" calcext:value-type="currency">
            <text:p>£166.75</text:p>
          </table:table-cell>
          <table:table-cell office:value-type="currency" office:currency="GBP" office:value="1.36033691565599" calcext:value-type="currency">
            <text:p>£1.36</text:p>
          </table:table-cell>
          <table:table-cell office:value-type="currency" office:currency="GBP" office:value="888.523389835378" calcext:value-type="currency">
            <text:p>£888.5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21-02-01" calcext:value-type="date">
            <text:p>01/02/21</text:p>
          </table:table-cell>
          <table:table-cell office:value-type="currency" office:currency="GBP" office:value="691.594044809078" calcext:value-type="currency">
            <text:p>£691.59</text:p>
          </table:table-cell>
          <table:table-cell office:value-type="currency" office:currency="GBP" office:value="136.737123453085" calcext:value-type="currency">
            <text:p>£136.74</text:p>
          </table:table-cell>
          <table:table-cell office:value-type="currency" office:currency="GBP" office:value="0.503324658792718" calcext:value-type="currency">
            <text:p>£0.50</text:p>
          </table:table-cell>
          <table:table-cell office:value-type="currency" office:currency="GBP" office:value="828.834492920956" calcext:value-type="currency">
            <text:p>£828.83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21-03-01" calcext:value-type="date">
            <text:p>01/03/21</text:p>
          </table:table-cell>
          <table:table-cell office:value-type="currency" office:currency="GBP" office:value="954.399781836528" calcext:value-type="currency">
            <text:p>£954.40</text:p>
          </table:table-cell>
          <table:table-cell office:value-type="currency" office:currency="GBP" office:value="180.493002958072" calcext:value-type="currency">
            <text:p>£180.49</text:p>
          </table:table-cell>
          <table:table-cell office:value-type="currency" office:currency="GBP" office:value="0.770086727952858" calcext:value-type="currency">
            <text:p>£0.77</text:p>
          </table:table-cell>
          <table:table-cell office:value-type="currency" office:currency="GBP" office:value="1135.66287152255" calcext:value-type="currency">
            <text:p>£1,135.6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21-04-01" calcext:value-type="date">
            <text:p>01/04/21</text:p>
          </table:table-cell>
          <table:table-cell office:value-type="currency" office:currency="GBP" office:value="963.943779654893" calcext:value-type="currency">
            <text:p>£963.94</text:p>
          </table:table-cell>
          <table:table-cell office:value-type="currency" office:currency="GBP" office:value="187.712723076395" calcext:value-type="currency">
            <text:p>£187.71</text:p>
          </table:table-cell>
          <table:table-cell office:value-type="currency" office:currency="GBP" office:value="0.431248567653601" calcext:value-type="currency">
            <text:p>£0.43</text:p>
          </table:table-cell>
          <table:table-cell office:value-type="currency" office:currency="GBP" office:value="1152.08775129894" calcext:value-type="currency">
            <text:p>£1,152.09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21-05-01" calcext:value-type="date">
            <text:p>01/05/21</text:p>
          </table:table-cell>
          <table:table-cell office:value-type="currency" office:currency="GBP" office:value="1127.81422219623" calcext:value-type="currency">
            <text:p>£1,127.81</text:p>
          </table:table-cell>
          <table:table-cell office:value-type="currency" office:currency="GBP" office:value="155.801560153407" calcext:value-type="currency">
            <text:p>£155.80</text:p>
          </table:table-cell>
          <table:table-cell office:value-type="currency" office:currency="GBP" office:value="0.702935165275369" calcext:value-type="currency">
            <text:p>£0.70</text:p>
          </table:table-cell>
          <table:table-cell office:value-type="currency" office:currency="GBP" office:value="1284.31871751491" calcext:value-type="currency">
            <text:p>£1,284.3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21-06-01" calcext:value-type="date">
            <text:p>01/06/21</text:p>
          </table:table-cell>
          <table:table-cell office:value-type="currency" office:currency="GBP" office:value="1172.92679108407" calcext:value-type="currency">
            <text:p>£1,172.93</text:p>
          </table:table-cell>
          <table:table-cell office:value-type="currency" office:currency="GBP" office:value="180.729809777953" calcext:value-type="currency">
            <text:p>£180.73</text:p>
          </table:table-cell>
          <table:table-cell office:value-type="currency" office:currency="GBP" office:value="0.40067304420696" calcext:value-type="currency">
            <text:p>£0.40</text:p>
          </table:table-cell>
          <table:table-cell office:value-type="currency" office:currency="GBP" office:value="1354.05727390623" calcext:value-type="currency">
            <text:p>£1,354.0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21-07-01" calcext:value-type="date">
            <text:p>01/07/21</text:p>
          </table:table-cell>
          <table:table-cell office:value-type="currency" office:currency="GBP" office:value="1208.1145948166" calcext:value-type="currency">
            <text:p>£1,208.11</text:p>
          </table:table-cell>
          <table:table-cell office:value-type="currency" office:currency="GBP" office:value="164.464126897937" calcext:value-type="currency">
            <text:p>£164.46</text:p>
          </table:table-cell>
          <table:table-cell office:value-type="currency" office:currency="GBP" office:value="0.40467977464903" calcext:value-type="currency">
            <text:p>£0.40</text:p>
          </table:table-cell>
          <table:table-cell office:value-type="currency" office:currency="GBP" office:value="1372.98340148918" calcext:value-type="currency">
            <text:p>£1,372.9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21-08-01" calcext:value-type="date">
            <text:p>01/08/21</text:p>
          </table:table-cell>
          <table:table-cell office:value-type="currency" office:currency="GBP" office:value="1401.41292998725" calcext:value-type="currency">
            <text:p>£1,401.41</text:p>
          </table:table-cell>
          <table:table-cell office:value-type="currency" office:currency="GBP" office:value="174.331974511813" calcext:value-type="currency">
            <text:p>£174.33</text:p>
          </table:table-cell>
          <table:table-cell office:value-type="currency" office:currency="GBP" office:value="0.194246291831534" calcext:value-type="currency">
            <text:p>£0.19</text:p>
          </table:table-cell>
          <table:table-cell office:value-type="currency" office:currency="GBP" office:value="1575.9391507909" calcext:value-type="currency">
            <text:p>£1,575.94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21-09-01" calcext:value-type="date">
            <text:p>01/09/21</text:p>
          </table:table-cell>
          <table:table-cell office:value-type="currency" office:currency="GBP" office:value="1485.49770578649" calcext:value-type="currency">
            <text:p>£1,485.50</text:p>
          </table:table-cell>
          <table:table-cell office:value-type="currency" office:currency="GBP" office:value="141.208899354569" calcext:value-type="currency">
            <text:p>£141.21</text:p>
          </table:table-cell>
          <table:table-cell office:value-type="currency" office:currency="GBP" office:value="0.211728458096372" calcext:value-type="currency">
            <text:p>£0.21</text:p>
          </table:table-cell>
          <table:table-cell office:value-type="currency" office:currency="GBP" office:value="1626.91833359915" calcext:value-type="currency">
            <text:p>£1,626.92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21-10-01" calcext:value-type="date">
            <text:p>01/10/21</text:p>
          </table:table-cell>
          <table:table-cell office:value-type="currency" office:currency="GBP" office:value="1262.67304991851" calcext:value-type="currency">
            <text:p>£1,262.67</text:p>
          </table:table-cell>
          <table:table-cell office:value-type="currency" office:currency="GBP" office:value="132.736365393295" calcext:value-type="currency">
            <text:p>£132.74</text:p>
          </table:table-cell>
          <table:table-cell office:value-type="currency" office:currency="GBP" office:value="0.148209920667461" calcext:value-type="currency">
            <text:p>£0.15</text:p>
          </table:table-cell>
          <table:table-cell office:value-type="currency" office:currency="GBP" office:value="1395.55762523248" calcext:value-type="currency">
            <text:p>£1,395.56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21-11-01" calcext:value-type="date">
            <text:p>01/11/21</text:p>
          </table:table-cell>
          <table:table-cell office:value-type="currency" office:currency="GBP" office:value="959.631517938071" calcext:value-type="currency">
            <text:p>£959.63</text:p>
          </table:table-cell>
          <table:table-cell office:value-type="currency" office:currency="GBP" office:value="128.754274431496" calcext:value-type="currency">
            <text:p>£128.75</text:p>
          </table:table-cell>
          <table:table-cell office:value-type="currency" office:currency="GBP" office:value="0.090408051607151" calcext:value-type="currency">
            <text:p>£0.09</text:p>
          </table:table-cell>
          <table:table-cell office:value-type="currency" office:currency="GBP" office:value="1088.47620042117" calcext:value-type="currency">
            <text:p>£1,088.48</text:p>
          </table:table-cell>
          <table:table-cell table:number-columns-repeated="1019"/>
        </table:table-row>
        <table:table-row table:style-name="ro1">
          <table:table-cell table:style-name="ce1" office:value-type="date" office:date-value="2021-12-01" calcext:value-type="date">
            <text:p>01/12/21</text:p>
          </table:table-cell>
          <table:table-cell office:value-type="currency" office:currency="GBP" office:value="1045.9983545525" calcext:value-type="currency">
            <text:p>£1,046.00</text:p>
          </table:table-cell>
          <table:table-cell office:value-type="currency" office:currency="GBP" office:value="101.715876800882" calcext:value-type="currency">
            <text:p>£101.72</text:p>
          </table:table-cell>
          <table:table-cell office:value-type="currency" office:currency="GBP" office:value="0.0587652335446481" calcext:value-type="currency">
            <text:p>£0.06</text:p>
          </table:table-cell>
          <table:table-cell office:value-type="currency" office:currency="GBP" office:value="1147.77299658692" calcext:value-type="currency">
            <text:p>£1,147.77</text:p>
          </table:table-cell>
          <table:table-cell table:number-columns-repeated="1019"/>
        </table:table-row>
        <table:table-row table:style-name="ro1" table:number-rows-repeated="5">
          <table:table-cell table:style-name="ce1"/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lidays" table:style-name="ta1">
        <table:table-column table:style-name="co2" table:default-cell-style-name="ce1"/>
        <table:table-column table:style-name="co2" table:default-cell-style-name="Default"/>
        <table:table-column table:style-name="co2" table:default-cell-style-name="ce2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OUNTRY</text:p>
          </table:table-cell>
          <table:table-cell table:style-name="Default" office:value-type="string" calcext:value-type="string">
            <text:p>COST</text:p>
          </table:table-cell>
        </table:table-row>
        <table:table-row table:style-name="ro1">
          <table:table-cell office:value-type="date" office:date-value="2019-12-25" calcext:value-type="date">
            <text:p>25/12/19</text:p>
          </table:table-cell>
          <table:table-cell office:value-type="string" calcext:value-type="string">
            <text:p>Greece</text:p>
          </table:table-cell>
          <table:table-cell office:value-type="currency" office:currency="GBP" office:value="2351.69" calcext:value-type="currency">
            <text:p>£2,351.69</text:p>
          </table:table-cell>
        </table:table-row>
        <table:table-row table:style-name="ro1">
          <table:table-cell office:value-type="date" office:date-value="2020-12-25" calcext:value-type="date">
            <text:p>25/12/20</text:p>
          </table:table-cell>
          <table:table-cell office:value-type="string" calcext:value-type="string">
            <text:p>Turkey</text:p>
          </table:table-cell>
          <table:table-cell office:value-type="currency" office:currency="GBP" office:value="3576.36" calcext:value-type="currency">
            <text:p>£3,576.36</text:p>
          </table:table-cell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string" calcext:value-type="string">
            <text:p>Canada</text:p>
          </table:table-cell>
          <table:table-cell office:value-type="currency" office:currency="GBP" office:value="10959.21" calcext:value-type="currency">
            <text:p>£10,959.21</text:p>
          </table:table-cell>
        </table:table-row>
      </table:table>
      <table:table table:name="Rugby" table:style-name="ta1">
        <table:table-column table:style-name="co3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DAY OF YEAR</text:p>
          </table:table-cell>
          <table:table-cell office:value-type="string" calcext:value-type="string">
            <text:p>PAID</text:p>
          </table:table-cell>
        </table:table-row>
        <table:table-row table:style-name="ro1">
          <table:table-cell table:formula="of:=RANDBETWEEN(1;365)" office:value-type="float" office:value="204" calcext:value-type="float">
            <text:p>204</text:p>
          </table:table-cell>
          <table:table-cell table:formula="of:=RANDBETWEEN(25;290)" office:value-type="float" office:value="284" calcext:value-type="float">
            <text:p>284</text:p>
          </table:table-cell>
        </table:table-row>
        <table:table-row table:style-name="ro1">
          <table:table-cell table:formula="of:=RANDBETWEEN(1;365)" office:value-type="float" office:value="353" calcext:value-type="float">
            <text:p>353</text:p>
          </table:table-cell>
          <table:table-cell table:formula="of:=RANDBETWEEN(25;290)" office:value-type="float" office:value="269" calcext:value-type="float">
            <text:p>269</text:p>
          </table:table-cell>
        </table:table-row>
        <table:table-row table:style-name="ro1">
          <table:table-cell table:formula="of:=RANDBETWEEN(1;365)" office:value-type="float" office:value="229" calcext:value-type="float">
            <text:p>229</text:p>
          </table:table-cell>
          <table:table-cell table:formula="of:=RANDBETWEEN(25;290)" office:value-type="float" office:value="152" calcext:value-type="float">
            <text:p>152</text:p>
          </table:table-cell>
        </table:table-row>
        <table:table-row table:style-name="ro1">
          <table:table-cell table:formula="of:=RANDBETWEEN(1;365)" office:value-type="float" office:value="225" calcext:value-type="float">
            <text:p>225</text:p>
          </table:table-cell>
          <table:table-cell table:formula="of:=RANDBETWEEN(25;290)" office:value-type="float" office:value="248" calcext:value-type="float">
            <text:p>248</text:p>
          </table:table-cell>
        </table:table-row>
        <table:table-row table:style-name="ro1">
          <table:table-cell table:formula="of:=RANDBETWEEN(1;365)" office:value-type="float" office:value="274" calcext:value-type="float">
            <text:p>274</text:p>
          </table:table-cell>
          <table:table-cell table:formula="of:=RANDBETWEEN(25;290)" office:value-type="float" office:value="163" calcext:value-type="float">
            <text:p>163</text:p>
          </table:table-cell>
        </table:table-row>
        <table:table-row table:style-name="ro1">
          <table:table-cell table:formula="of:=RANDBETWEEN(1;365)" office:value-type="float" office:value="215" calcext:value-type="float">
            <text:p>215</text:p>
          </table:table-cell>
          <table:table-cell table:formula="of:=RANDBETWEEN(25;290)" office:value-type="float" office:value="274" calcext:value-type="float">
            <text:p>274</text:p>
          </table:table-cell>
        </table:table-row>
        <table:table-row table:style-name="ro1">
          <table:table-cell table:formula="of:=RANDBETWEEN(1;365)" office:value-type="float" office:value="240" calcext:value-type="float">
            <text:p>240</text:p>
          </table:table-cell>
          <table:table-cell table:formula="of:=RANDBETWEEN(25;290)" office:value-type="float" office:value="34" calcext:value-type="float">
            <text:p>34</text:p>
          </table:table-cell>
        </table:table-row>
        <table:table-row table:style-name="ro1">
          <table:table-cell table:formula="of:=RANDBETWEEN(1;365)" office:value-type="float" office:value="291" calcext:value-type="float">
            <text:p>291</text:p>
          </table:table-cell>
          <table:table-cell table:formula="of:=RANDBETWEEN(25;290)"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RANDBETWEEN(1;365)" office:value-type="float" office:value="77" calcext:value-type="float">
            <text:p>77</text:p>
          </table:table-cell>
          <table:table-cell table:formula="of:=RANDBETWEEN(25;290)" office:value-type="float" office:value="242" calcext:value-type="float">
            <text:p>242</text:p>
          </table:table-cell>
        </table:table-row>
        <table:table-row table:style-name="ro1">
          <table:table-cell table:formula="of:=RANDBETWEEN(1;365)" office:value-type="float" office:value="154" calcext:value-type="float">
            <text:p>154</text:p>
          </table:table-cell>
          <table:table-cell table:formula="of:=RANDBETWEEN(25;290)" office:value-type="float" office:value="208" calcext:value-type="float">
            <text:p>208</text:p>
          </table:table-cell>
        </table:table-row>
        <table:table-row table:style-name="ro1">
          <table:table-cell table:formula="of:=RANDBETWEEN(1;365)" office:value-type="float" office:value="118" calcext:value-type="float">
            <text:p>118</text:p>
          </table:table-cell>
          <table:table-cell table:formula="of:=RANDBETWEEN(25;290)" office:value-type="float" office:value="131" calcext:value-type="float">
            <text:p>131</text:p>
          </table:table-cell>
        </table:table-row>
        <table:table-row table:style-name="ro1">
          <table:table-cell table:formula="of:=RANDBETWEEN(1;365)" office:value-type="float" office:value="286" calcext:value-type="float">
            <text:p>286</text:p>
          </table:table-cell>
          <table:table-cell table:formula="of:=RANDBETWEEN(25;290)" office:value-type="float" office:value="284" calcext:value-type="float">
            <text:p>284</text:p>
          </table:table-cell>
        </table:table-row>
        <table:table-row table:style-name="ro1">
          <table:table-cell table:formula="of:=RANDBETWEEN(1;365)" office:value-type="float" office:value="275" calcext:value-type="float">
            <text:p>275</text:p>
          </table:table-cell>
          <table:table-cell table:formula="of:=RANDBETWEEN(25;290)" office:value-type="float" office:value="90" calcext:value-type="float">
            <text:p>90</text:p>
          </table:table-cell>
        </table:table-row>
        <table:table-row table:style-name="ro1">
          <table:table-cell table:formula="of:=RANDBETWEEN(1;365)" office:value-type="float" office:value="194" calcext:value-type="float">
            <text:p>194</text:p>
          </table:table-cell>
          <table:table-cell table:formula="of:=RANDBETWEEN(25;290)" office:value-type="float" office:value="231" calcext:value-type="float">
            <text:p>231</text:p>
          </table:table-cell>
        </table:table-row>
        <table:table-row table:style-name="ro1">
          <table:table-cell table:formula="of:=RANDBETWEEN(1;365)" office:value-type="float" office:value="123" calcext:value-type="float">
            <text:p>123</text:p>
          </table:table-cell>
          <table:table-cell table:formula="of:=RANDBETWEEN(25;290)" office:value-type="float" office:value="286" calcext:value-type="float">
            <text:p>286</text:p>
          </table:table-cell>
        </table:table-row>
        <table:table-row table:style-name="ro1">
          <table:table-cell table:formula="of:=RANDBETWEEN(1;365)" office:value-type="float" office:value="312" calcext:value-type="float">
            <text:p>312</text:p>
          </table:table-cell>
          <table:table-cell table:formula="of:=RANDBETWEEN(25;290)" office:value-type="float" office:value="172" calcext:value-type="float">
            <text:p>172</text:p>
          </table:table-cell>
        </table:table-row>
        <table:table-row table:style-name="ro1">
          <table:table-cell table:formula="of:=RANDBETWEEN(1;365)" office:value-type="float" office:value="308" calcext:value-type="float">
            <text:p>308</text:p>
          </table:table-cell>
          <table:table-cell table:formula="of:=RANDBETWEEN(25;290)" office:value-type="float" office:value="171" calcext:value-type="float">
            <text:p>17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RANDBETWEEN(1;365)" office:value-type="float" office:value="113" calcext:value-type="float">
            <text:p>113</text:p>
          </table:table-cell>
          <table:table-cell table:formula="of:=RANDBETWEEN(25;290)" office:value-type="float" office:value="158" calcext:value-type="float">
            <text:p>158</text:p>
          </table:table-cell>
        </table:table-row>
        <table:table-row table:style-name="ro1">
          <table:table-cell table:formula="of:=RANDBETWEEN(1;365)" office:value-type="float" office:value="303" calcext:value-type="float">
            <text:p>303</text:p>
          </table:table-cell>
          <table:table-cell table:formula="of:=RANDBETWEEN(25;290)" office:value-type="float" office:value="26" calcext:value-type="float">
            <text:p>26</text:p>
          </table:table-cell>
        </table:table-row>
        <table:table-row table:style-name="ro1">
          <table:table-cell table:formula="of:=RANDBETWEEN(1;365)" office:value-type="float" office:value="63" calcext:value-type="float">
            <text:p>63</text:p>
          </table:table-cell>
          <table:table-cell table:formula="of:=RANDBETWEEN(25;290)" office:value-type="float" office:value="230" calcext:value-type="float">
            <text:p>230</text:p>
          </table:table-cell>
        </table:table-row>
        <table:table-row table:style-name="ro1">
          <table:table-cell table:formula="of:=RANDBETWEEN(1;365)" office:value-type="float" office:value="200" calcext:value-type="float">
            <text:p>200</text:p>
          </table:table-cell>
          <table:table-cell table:formula="of:=RANDBETWEEN(25;290)" office:value-type="float" office:value="159" calcext:value-type="float">
            <text:p>159</text:p>
          </table:table-cell>
        </table:table-row>
        <table:table-row table:style-name="ro1">
          <table:table-cell table:formula="of:=RANDBETWEEN(1;365)" office:value-type="float" office:value="58" calcext:value-type="float">
            <text:p>58</text:p>
          </table:table-cell>
          <table:table-cell table:formula="of:=RANDBETWEEN(25;290)" office:value-type="float" office:value="85" calcext:value-type="float">
            <text:p>85</text:p>
          </table:table-cell>
        </table:table-row>
        <table:table-row table:style-name="ro1">
          <table:table-cell table:formula="of:=RANDBETWEEN(1;365)" office:value-type="float" office:value="198" calcext:value-type="float">
            <text:p>198</text:p>
          </table:table-cell>
          <table:table-cell table:formula="of:=RANDBETWEEN(25;290)" office:value-type="float" office:value="285" calcext:value-type="float">
            <text:p>285</text:p>
          </table:table-cell>
        </table:table-row>
        <table:table-row table:style-name="ro1">
          <table:table-cell table:formula="of:=RANDBETWEEN(1;365)" office:value-type="float" office:value="61" calcext:value-type="float">
            <text:p>61</text:p>
          </table:table-cell>
          <table:table-cell table:formula="of:=RANDBETWEEN(25;290)" office:value-type="float" office:value="108" calcext:value-type="float">
            <text:p>108</text:p>
          </table:table-cell>
        </table:table-row>
        <table:table-row table:style-name="ro1">
          <table:table-cell table:formula="of:=RANDBETWEEN(1;365)" office:value-type="float" office:value="317" calcext:value-type="float">
            <text:p>317</text:p>
          </table:table-cell>
          <table:table-cell table:formula="of:=RANDBETWEEN(25;290)" office:value-type="float" office:value="216" calcext:value-type="float">
            <text:p>216</text:p>
          </table:table-cell>
        </table:table-row>
        <table:table-row table:style-name="ro1">
          <table:table-cell table:formula="of:=RANDBETWEEN(1;365)" office:value-type="float" office:value="80" calcext:value-type="float">
            <text:p>80</text:p>
          </table:table-cell>
          <table:table-cell table:formula="of:=RANDBETWEEN(25;290)" office:value-type="float" office:value="187" calcext:value-type="float">
            <text:p>187</text:p>
          </table:table-cell>
        </table:table-row>
        <table:table-row table:style-name="ro1">
          <table:table-cell table:formula="of:=RANDBETWEEN(1;365)" office:value-type="float" office:value="264" calcext:value-type="float">
            <text:p>264</text:p>
          </table:table-cell>
          <table:table-cell table:formula="of:=RANDBETWEEN(25;290)" office:value-type="float" office:value="278" calcext:value-type="float">
            <text:p>278</text:p>
          </table:table-cell>
        </table:table-row>
        <table:table-row table:style-name="ro1">
          <table:table-cell table:formula="of:=RANDBETWEEN(1;365)" office:value-type="float" office:value="4" calcext:value-type="float">
            <text:p>4</text:p>
          </table:table-cell>
          <table:table-cell table:formula="of:=RANDBETWEEN(25;290)" office:value-type="float" office:value="33" calcext:value-type="float">
            <text:p>33</text:p>
          </table:table-cell>
        </table:table-row>
        <table:table-row table:style-name="ro1">
          <table:table-cell table:formula="of:=RANDBETWEEN(1;365)" office:value-type="float" office:value="257" calcext:value-type="float">
            <text:p>257</text:p>
          </table:table-cell>
          <table:table-cell table:formula="of:=RANDBETWEEN(25;290)" office:value-type="float" office:value="168" calcext:value-type="float">
            <text:p>168</text:p>
          </table:table-cell>
        </table:table-row>
        <table:table-row table:style-name="ro1">
          <table:table-cell table:formula="of:=RANDBETWEEN(1;365)" office:value-type="float" office:value="180" calcext:value-type="float">
            <text:p>180</text:p>
          </table:table-cell>
          <table:table-cell table:formula="of:=RANDBETWEEN(25;290)" office:value-type="float" office:value="175" calcext:value-type="float">
            <text:p>175</text:p>
          </table:table-cell>
        </table:table-row>
        <table:table-row table:style-name="ro1" table:number-rows-repeated="104854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Mortgage" table:style-name="ta1">
        <table:table-column table:style-name="co4" table:default-cell-style-name="Default"/>
        <table:table-column table:style-name="co2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DESC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19-01-01" calcext:value-type="date">
            <text:p>01/01/19</text:p>
          </table:table-cell>
          <table:table-cell office:value-type="currency" office:currency="GBP" office:value="512.31" calcext:value-type="currency">
            <text:p>£512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19-02-01" calcext:value-type="date">
            <text:p>01/02/19</text:p>
          </table:table-cell>
          <table:table-cell office:value-type="currency" office:currency="GBP" office:value="512.31" calcext:value-type="currency">
            <text:p>£512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19-03-01" calcext:value-type="date">
            <text:p>01/03/19</text:p>
          </table:table-cell>
          <table:table-cell office:value-type="currency" office:currency="GBP" office:value="512.31" calcext:value-type="currency">
            <text:p>£512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19-04-01" calcext:value-type="date">
            <text:p>01/04/19</text:p>
          </table:table-cell>
          <table:table-cell office:value-type="currency" office:currency="GBP" office:value="512.31" calcext:value-type="currency">
            <text:p>£512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19-05-01" calcext:value-type="date">
            <text:p>01/05/19</text:p>
          </table:table-cell>
          <table:table-cell office:value-type="currency" office:currency="GBP" office:value="512.31" calcext:value-type="currency">
            <text:p>£512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19-06-01" calcext:value-type="date">
            <text:p>01/06/19</text:p>
          </table:table-cell>
          <table:table-cell office:value-type="currency" office:currency="GBP" office:value="512.31" calcext:value-type="currency">
            <text:p>£512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19-07-01" calcext:value-type="date">
            <text:p>01/07/19</text:p>
          </table:table-cell>
          <table:table-cell office:value-type="currency" office:currency="GBP" office:value="512.31" calcext:value-type="currency">
            <text:p>£512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19-08-01" calcext:value-type="date">
            <text:p>01/08/19</text:p>
          </table:table-cell>
          <table:table-cell office:value-type="currency" office:currency="GBP" office:value="512.31" calcext:value-type="currency">
            <text:p>£512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19-09-01" calcext:value-type="date">
            <text:p>01/09/19</text:p>
          </table:table-cell>
          <table:table-cell office:value-type="currency" office:currency="GBP" office:value="512.31" calcext:value-type="currency">
            <text:p>£512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19-10-01" calcext:value-type="date">
            <text:p>01/10/19</text:p>
          </table:table-cell>
          <table:table-cell office:value-type="currency" office:currency="GBP" office:value="512.31" calcext:value-type="currency">
            <text:p>£512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20-11-01" calcext:value-type="date">
            <text:p>01/11/20</text:p>
          </table:table-cell>
          <table:table-cell office:value-type="currency" office:currency="GBP" office:value="527.31" calcext:value-type="currency">
            <text:p>£527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20-12-01" calcext:value-type="date">
            <text:p>01/12/20</text:p>
          </table:table-cell>
          <table:table-cell office:value-type="currency" office:currency="GBP" office:value="527.31" calcext:value-type="currency">
            <text:p>£527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21-01-01" calcext:value-type="date">
            <text:p>01/01/21</text:p>
          </table:table-cell>
          <table:table-cell office:value-type="currency" office:currency="GBP" office:value="535.31" calcext:value-type="currency">
            <text:p>£535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21-02-01" calcext:value-type="date">
            <text:p>01/02/21</text:p>
          </table:table-cell>
          <table:table-cell office:value-type="currency" office:currency="GBP" office:value="535.31" calcext:value-type="currency">
            <text:p>£535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21-03-01" calcext:value-type="date">
            <text:p>01/03/21</text:p>
          </table:table-cell>
          <table:table-cell office:value-type="currency" office:currency="GBP" office:value="535.31" calcext:value-type="currency">
            <text:p>£535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20-07-01" calcext:value-type="date">
            <text:p>01/07/20</text:p>
          </table:table-cell>
          <table:table-cell office:value-type="currency" office:currency="GBP" office:value="527.31" calcext:value-type="currency">
            <text:p>£527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20-08-01" calcext:value-type="date">
            <text:p>01/08/20</text:p>
          </table:table-cell>
          <table:table-cell office:value-type="currency" office:currency="GBP" office:value="527.31" calcext:value-type="currency">
            <text:p>£527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20-09-01" calcext:value-type="date">
            <text:p>01/09/20</text:p>
          </table:table-cell>
          <table:table-cell office:value-type="currency" office:currency="GBP" office:value="527.31" calcext:value-type="currency">
            <text:p>£527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20-10-01" calcext:value-type="date">
            <text:p>01/10/20</text:p>
          </table:table-cell>
          <table:table-cell office:value-type="currency" office:currency="GBP" office:value="527.31" calcext:value-type="currency">
            <text:p>£527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21-04-01" calcext:value-type="date">
            <text:p>01/04/21</text:p>
          </table:table-cell>
          <table:table-cell office:value-type="currency" office:currency="GBP" office:value="535.31" calcext:value-type="currency">
            <text:p>£535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21-05-01" calcext:value-type="date">
            <text:p>01/05/21</text:p>
          </table:table-cell>
          <table:table-cell office:value-type="currency" office:currency="GBP" office:value="535.31" calcext:value-type="currency">
            <text:p>£535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21-06-01" calcext:value-type="date">
            <text:p>01/06/21</text:p>
          </table:table-cell>
          <table:table-cell office:value-type="currency" office:currency="GBP" office:value="535.31" calcext:value-type="currency">
            <text:p>£535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21-07-01" calcext:value-type="date">
            <text:p>01/07/21</text:p>
          </table:table-cell>
          <table:table-cell office:value-type="currency" office:currency="GBP" office:value="535.31" calcext:value-type="currency">
            <text:p>£535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21-08-01" calcext:value-type="date">
            <text:p>01/08/21</text:p>
          </table:table-cell>
          <table:table-cell office:value-type="currency" office:currency="GBP" office:value="535.31" calcext:value-type="currency">
            <text:p>£535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21-09-01" calcext:value-type="date">
            <text:p>01/09/21</text:p>
          </table:table-cell>
          <table:table-cell office:value-type="currency" office:currency="GBP" office:value="535.31" calcext:value-type="currency">
            <text:p>£535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21-10-01" calcext:value-type="date">
            <text:p>01/10/21</text:p>
          </table:table-cell>
          <table:table-cell office:value-type="currency" office:currency="GBP" office:value="535.31" calcext:value-type="currency">
            <text:p>£535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21-11-01" calcext:value-type="date">
            <text:p>01/11/21</text:p>
          </table:table-cell>
          <table:table-cell office:value-type="currency" office:currency="GBP" office:value="535.31" calcext:value-type="currency">
            <text:p>£535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21-12-01" calcext:value-type="date">
            <text:p>01/12/21</text:p>
          </table:table-cell>
          <table:table-cell office:value-type="currency" office:currency="GBP" office:value="535.31" calcext:value-type="currency">
            <text:p>£535.31</text:p>
          </table:table-cell>
        </table:table-row>
        <table:table-row table:style-name="ro1">
          <table:table-cell office:value-type="string" calcext:value-type="string">
            <text:p>Voluntary Payment</text:p>
          </table:table-cell>
          <table:table-cell table:style-name="ce1" office:value-type="date" office:date-value="2021-06-10" calcext:value-type="date">
            <text:p>10/06/21</text:p>
          </table:table-cell>
          <table:table-cell office:value-type="currency" office:currency="GBP" office:value="1356" calcext:value-type="currency">
            <text:p>£1,356.00</text:p>
          </table:table-cell>
        </table:table-row>
        <table:table-row table:style-name="ro1">
          <table:table-cell office:value-type="string" calcext:value-type="string">
            <text:p>Voluntary Payment</text:p>
          </table:table-cell>
          <table:table-cell table:style-name="ce1" office:value-type="date" office:date-value="2020-05-07" calcext:value-type="date">
            <text:p>07/05/20</text:p>
          </table:table-cell>
          <table:table-cell office:value-type="currency" office:currency="GBP" office:value="1396" calcext:value-type="currency">
            <text:p>£1,396.00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19-11-01" calcext:value-type="date">
            <text:p>01/11/19</text:p>
          </table:table-cell>
          <table:table-cell office:value-type="currency" office:currency="GBP" office:value="512.31" calcext:value-type="currency">
            <text:p>£512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19-12-01" calcext:value-type="date">
            <text:p>01/12/19</text:p>
          </table:table-cell>
          <table:table-cell office:value-type="currency" office:currency="GBP" office:value="512.31" calcext:value-type="currency">
            <text:p>£512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20-01-01" calcext:value-type="date">
            <text:p>01/01/20</text:p>
          </table:table-cell>
          <table:table-cell office:value-type="currency" office:currency="GBP" office:value="527.31" calcext:value-type="currency">
            <text:p>£527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20-02-01" calcext:value-type="date">
            <text:p>01/02/20</text:p>
          </table:table-cell>
          <table:table-cell office:value-type="currency" office:currency="GBP" office:value="527.31" calcext:value-type="currency">
            <text:p>£527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20-03-01" calcext:value-type="date">
            <text:p>01/03/20</text:p>
          </table:table-cell>
          <table:table-cell office:value-type="currency" office:currency="GBP" office:value="527.31" calcext:value-type="currency">
            <text:p>£527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20-04-01" calcext:value-type="date">
            <text:p>01/04/20</text:p>
          </table:table-cell>
          <table:table-cell office:value-type="currency" office:currency="GBP" office:value="527.31" calcext:value-type="currency">
            <text:p>£527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20-05-01" calcext:value-type="date">
            <text:p>01/05/20</text:p>
          </table:table-cell>
          <table:table-cell office:value-type="currency" office:currency="GBP" office:value="527.31" calcext:value-type="currency">
            <text:p>£527.31</text:p>
          </table:table-cell>
        </table:table-row>
        <table:table-row table:style-name="ro1">
          <table:table-cell office:value-type="string" calcext:value-type="string">
            <text:p>Interest Payment</text:p>
          </table:table-cell>
          <table:table-cell table:style-name="ce1" office:value-type="date" office:date-value="2020-06-01" calcext:value-type="date">
            <text:p>01/06/20</text:p>
          </table:table-cell>
          <table:table-cell office:value-type="currency" office:currency="GBP" office:value="527.31" calcext:value-type="currency">
            <text:p>£527.31</text:p>
          </table:table-cell>
        </table:table-row>
        <table:table-row table:style-name="ro1" table:number-rows-repeated="104853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vertimes" table:style-name="ta1">
        <table:table-column table:style-name="co2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hours worked</text:p>
          </table:table-cell>
        </table:table-row>
        <table:table-row table:style-name="ro1">
          <table:table-cell office:value-type="date" office:date-value="2019-02-02" calcext:value-type="date">
            <text:p>02/02/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9-02-04" calcext:value-type="date">
            <text:p>04/02/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02-03" calcext:value-type="date">
            <text:p>03/02/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03-12" calcext:value-type="date">
            <text:p>12/03/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03-13" calcext:value-type="date">
            <text:p>13/03/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9-04-17" calcext:value-type="date">
            <text:p>17/04/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9-10-12" calcext:value-type="date">
            <text:p>12/10/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19-12-11" calcext:value-type="date">
            <text:p>11/12/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9-12-12" calcext:value-type="date">
            <text:p>12/12/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6-22" calcext:value-type="date">
            <text:p>22/06/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9-05" calcext:value-type="date">
            <text:p>05/09/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2-01" calcext:value-type="date">
            <text:p>01/02/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3-01" calcext:value-type="date">
            <text:p>01/03/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4-01" calcext:value-type="date">
            <text:p>01/04/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5-01" calcext:value-type="date">
            <text:p>01/05/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6-01" calcext:value-type="date">
            <text:p>01/06/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7-01" calcext:value-type="date">
            <text:p>01/07/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8-01" calcext:value-type="date">
            <text:p>01/08/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9-01" calcext:value-type="date">
            <text:p>01/09/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10-01" calcext:value-type="date">
            <text:p>01/10/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11-01" calcext:value-type="date">
            <text:p>01/11/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Judo" table:style-name="ta1">
        <table:table-column table:style-name="co3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DAY OF YEAR</text:p>
          </table:table-cell>
          <table:table-cell office:value-type="string" calcext:value-type="string">
            <text:p>PAID</text:p>
          </table:table-cell>
        </table:table-row>
        <table:table-row table:style-name="ro1">
          <table:table-cell table:formula="of:=RANDBETWEEN(1;365)" office:value-type="float" office:value="271" calcext:value-type="float">
            <text:p>271</text:p>
          </table:table-cell>
          <table:table-cell table:formula="of:=RANDBETWEEN(25;290)" office:value-type="float" office:value="37" calcext:value-type="float">
            <text:p>37</text:p>
          </table:table-cell>
        </table:table-row>
        <table:table-row table:style-name="ro1">
          <table:table-cell table:formula="of:=RANDBETWEEN(1;365)" office:value-type="float" office:value="80" calcext:value-type="float">
            <text:p>80</text:p>
          </table:table-cell>
          <table:table-cell table:formula="of:=RANDBETWEEN(25;290)" office:value-type="float" office:value="67" calcext:value-type="float">
            <text:p>67</text:p>
          </table:table-cell>
        </table:table-row>
        <table:table-row table:style-name="ro1">
          <table:table-cell table:formula="of:=RANDBETWEEN(1;365)" office:value-type="float" office:value="194" calcext:value-type="float">
            <text:p>194</text:p>
          </table:table-cell>
          <table:table-cell table:formula="of:=RANDBETWEEN(25;290)" office:value-type="float" office:value="26" calcext:value-type="float">
            <text:p>26</text:p>
          </table:table-cell>
        </table:table-row>
        <table:table-row table:style-name="ro1">
          <table:table-cell table:formula="of:=RANDBETWEEN(1;365)" office:value-type="float" office:value="297" calcext:value-type="float">
            <text:p>297</text:p>
          </table:table-cell>
          <table:table-cell table:formula="of:=RANDBETWEEN(25;290)" office:value-type="float" office:value="169" calcext:value-type="float">
            <text:p>169</text:p>
          </table:table-cell>
        </table:table-row>
        <table:table-row table:style-name="ro1">
          <table:table-cell table:formula="of:=RANDBETWEEN(1;365)" office:value-type="float" office:value="252" calcext:value-type="float">
            <text:p>252</text:p>
          </table:table-cell>
          <table:table-cell table:formula="of:=RANDBETWEEN(25;290)" office:value-type="float" office:value="281" calcext:value-type="float">
            <text:p>281</text:p>
          </table:table-cell>
        </table:table-row>
        <table:table-row table:style-name="ro1">
          <table:table-cell table:formula="of:=RANDBETWEEN(1;365)" office:value-type="float" office:value="66" calcext:value-type="float">
            <text:p>66</text:p>
          </table:table-cell>
          <table:table-cell table:formula="of:=RANDBETWEEN(25;290)" office:value-type="float" office:value="150" calcext:value-type="float">
            <text:p>150</text:p>
          </table:table-cell>
        </table:table-row>
        <table:table-row table:style-name="ro1">
          <table:table-cell table:formula="of:=RANDBETWEEN(1;365)" office:value-type="float" office:value="349" calcext:value-type="float">
            <text:p>349</text:p>
          </table:table-cell>
          <table:table-cell table:formula="of:=RANDBETWEEN(25;290)" office:value-type="float" office:value="276" calcext:value-type="float">
            <text:p>276</text:p>
          </table:table-cell>
        </table:table-row>
        <table:table-row table:style-name="ro1">
          <table:table-cell table:formula="of:=RANDBETWEEN(1;365)" office:value-type="float" office:value="99" calcext:value-type="float">
            <text:p>99</text:p>
          </table:table-cell>
          <table:table-cell table:formula="of:=RANDBETWEEN(25;290)" office:value-type="float" office:value="261" calcext:value-type="float">
            <text:p>26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RANDBETWEEN(1;365)" office:value-type="float" office:value="95" calcext:value-type="float">
            <text:p>95</text:p>
          </table:table-cell>
          <table:table-cell table:formula="of:=RANDBETWEEN(25;290)" office:value-type="float" office:value="147" calcext:value-type="float">
            <text:p>147</text:p>
          </table:table-cell>
        </table:table-row>
        <table:table-row table:style-name="ro1">
          <table:table-cell table:formula="of:=RANDBETWEEN(1;365)" office:value-type="float" office:value="52" calcext:value-type="float">
            <text:p>52</text:p>
          </table:table-cell>
          <table:table-cell table:formula="of:=RANDBETWEEN(25;290)" office:value-type="float" office:value="42" calcext:value-type="float">
            <text:p>42</text:p>
          </table:table-cell>
        </table:table-row>
        <table:table-row table:style-name="ro1">
          <table:table-cell table:formula="of:=RANDBETWEEN(1;365)" office:value-type="float" office:value="104" calcext:value-type="float">
            <text:p>104</text:p>
          </table:table-cell>
          <table:table-cell table:formula="of:=RANDBETWEEN(25;290)" office:value-type="float" office:value="27" calcext:value-type="float">
            <text:p>27</text:p>
          </table:table-cell>
        </table:table-row>
        <table:table-row table:style-name="ro1">
          <table:table-cell table:formula="of:=RANDBETWEEN(1;365)" office:value-type="float" office:value="160" calcext:value-type="float">
            <text:p>160</text:p>
          </table:table-cell>
          <table:table-cell table:formula="of:=RANDBETWEEN(25;290)" office:value-type="float" office:value="63" calcext:value-type="float">
            <text:p>63</text:p>
          </table:table-cell>
        </table:table-row>
        <table:table-row table:style-name="ro1">
          <table:table-cell table:formula="of:=RANDBETWEEN(1;365)" office:value-type="float" office:value="28" calcext:value-type="float">
            <text:p>28</text:p>
          </table:table-cell>
          <table:table-cell table:formula="of:=RANDBETWEEN(25;290)" office:value-type="float" office:value="124" calcext:value-type="float">
            <text:p>124</text:p>
          </table:table-cell>
        </table:table-row>
        <table:table-row table:style-name="ro1">
          <table:table-cell table:formula="of:=RANDBETWEEN(1;365)" office:value-type="float" office:value="246" calcext:value-type="float">
            <text:p>246</text:p>
          </table:table-cell>
          <table:table-cell table:formula="of:=RANDBETWEEN(25;290)" office:value-type="float" office:value="192" calcext:value-type="float">
            <text:p>192</text:p>
          </table:table-cell>
        </table:table-row>
        <table:table-row table:style-name="ro1">
          <table:table-cell table:formula="of:=RANDBETWEEN(1;365)" office:value-type="float" office:value="150" calcext:value-type="float">
            <text:p>150</text:p>
          </table:table-cell>
          <table:table-cell table:formula="of:=RANDBETWEEN(25;290)" office:value-type="float" office:value="240" calcext:value-type="float">
            <text:p>240</text:p>
          </table:table-cell>
        </table:table-row>
        <table:table-row table:style-name="ro1">
          <table:table-cell table:formula="of:=RANDBETWEEN(1;365)" office:value-type="float" office:value="61" calcext:value-type="float">
            <text:p>61</text:p>
          </table:table-cell>
          <table:table-cell table:formula="of:=RANDBETWEEN(25;290)" office:value-type="float" office:value="96" calcext:value-type="float">
            <text:p>96</text:p>
          </table:table-cell>
        </table:table-row>
        <table:table-row table:style-name="ro1">
          <table:table-cell table:formula="of:=RANDBETWEEN(1;365)" office:value-type="float" office:value="220" calcext:value-type="float">
            <text:p>220</text:p>
          </table:table-cell>
          <table:table-cell table:formula="of:=RANDBETWEEN(25;290)" office:value-type="float" office:value="189" calcext:value-type="float">
            <text:p>18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RANDBETWEEN(1;365)" office:value-type="float" office:value="207" calcext:value-type="float">
            <text:p>207</text:p>
          </table:table-cell>
          <table:table-cell table:formula="of:=RANDBETWEEN(25;290)" office:value-type="float" office:value="280" calcext:value-type="float">
            <text:p>280</text:p>
          </table:table-cell>
        </table:table-row>
        <table:table-row table:style-name="ro1">
          <table:table-cell table:formula="of:=RANDBETWEEN(1;365)" office:value-type="float" office:value="253" calcext:value-type="float">
            <text:p>253</text:p>
          </table:table-cell>
          <table:table-cell table:formula="of:=RANDBETWEEN(25;290)" office:value-type="float" office:value="174" calcext:value-type="float">
            <text:p>174</text:p>
          </table:table-cell>
        </table:table-row>
        <table:table-row table:style-name="ro1">
          <table:table-cell table:formula="of:=RANDBETWEEN(1;365)" office:value-type="float" office:value="225" calcext:value-type="float">
            <text:p>225</text:p>
          </table:table-cell>
          <table:table-cell table:formula="of:=RANDBETWEEN(25;290)" office:value-type="float" office:value="242" calcext:value-type="float">
            <text:p>242</text:p>
          </table:table-cell>
        </table:table-row>
        <table:table-row table:style-name="ro1">
          <table:table-cell table:formula="of:=RANDBETWEEN(1;365)" office:value-type="float" office:value="223" calcext:value-type="float">
            <text:p>223</text:p>
          </table:table-cell>
          <table:table-cell table:formula="of:=RANDBETWEEN(25;290)" office:value-type="float" office:value="33" calcext:value-type="float">
            <text:p>33</text:p>
          </table:table-cell>
        </table:table-row>
        <table:table-row table:style-name="ro1">
          <table:table-cell table:formula="of:=RANDBETWEEN(1;365)" office:value-type="float" office:value="13" calcext:value-type="float">
            <text:p>13</text:p>
          </table:table-cell>
          <table:table-cell table:formula="of:=RANDBETWEEN(25;290)" office:value-type="float" office:value="247" calcext:value-type="float">
            <text:p>247</text:p>
          </table:table-cell>
        </table:table-row>
        <table:table-row table:style-name="ro1">
          <table:table-cell table:formula="of:=RANDBETWEEN(1;365)" office:value-type="float" office:value="285" calcext:value-type="float">
            <text:p>285</text:p>
          </table:table-cell>
          <table:table-cell table:formula="of:=RANDBETWEEN(25;290)" office:value-type="float" office:value="258" calcext:value-type="float">
            <text:p>258</text:p>
          </table:table-cell>
        </table:table-row>
        <table:table-row table:style-name="ro1">
          <table:table-cell table:formula="of:=RANDBETWEEN(1;365)" office:value-type="float" office:value="341" calcext:value-type="float">
            <text:p>341</text:p>
          </table:table-cell>
          <table:table-cell table:formula="of:=RANDBETWEEN(25;290)" office:value-type="float" office:value="265" calcext:value-type="float">
            <text:p>265</text:p>
          </table:table-cell>
        </table:table-row>
        <table:table-row table:style-name="ro1">
          <table:table-cell table:formula="of:=RANDBETWEEN(1;365)" office:value-type="float" office:value="45" calcext:value-type="float">
            <text:p>45</text:p>
          </table:table-cell>
          <table:table-cell table:formula="of:=RANDBETWEEN(25;290)" office:value-type="float" office:value="56" calcext:value-type="float">
            <text:p>56</text:p>
          </table:table-cell>
        </table:table-row>
        <table:table-row table:style-name="ro1">
          <table:table-cell table:formula="of:=RANDBETWEEN(1;365)" office:value-type="float" office:value="109" calcext:value-type="float">
            <text:p>109</text:p>
          </table:table-cell>
          <table:table-cell table:formula="of:=RANDBETWEEN(25;290)" office:value-type="float" office:value="107" calcext:value-type="float">
            <text:p>107</text:p>
          </table:table-cell>
        </table:table-row>
        <table:table-row table:style-name="ro1">
          <table:table-cell table:formula="of:=RANDBETWEEN(1;365)" office:value-type="float" office:value="363" calcext:value-type="float">
            <text:p>363</text:p>
          </table:table-cell>
          <table:table-cell table:formula="of:=RANDBETWEEN(25;290)" office:value-type="float" office:value="46" calcext:value-type="float">
            <text:p>46</text:p>
          </table:table-cell>
        </table:table-row>
        <table:table-row table:style-name="ro1">
          <table:table-cell table:formula="of:=RANDBETWEEN(1;365)" office:value-type="float" office:value="91" calcext:value-type="float">
            <text:p>91</text:p>
          </table:table-cell>
          <table:table-cell table:formula="of:=RANDBETWEEN(25;290)" office:value-type="float" office:value="100" calcext:value-type="float">
            <text:p>100</text:p>
          </table:table-cell>
        </table:table-row>
        <table:table-row table:style-name="ro1">
          <table:table-cell table:formula="of:=RANDBETWEEN(1;365)" office:value-type="float" office:value="357" calcext:value-type="float">
            <text:p>357</text:p>
          </table:table-cell>
          <table:table-cell table:formula="of:=RANDBETWEEN(25;290)" office:value-type="float" office:value="208" calcext:value-type="float">
            <text:p>208</text:p>
          </table:table-cell>
        </table:table-row>
        <table:table-row table:style-name="ro1">
          <table:table-cell table:formula="of:=RANDBETWEEN(1;365)" office:value-type="float" office:value="19" calcext:value-type="float">
            <text:p>19</text:p>
          </table:table-cell>
          <table:table-cell table:formula="of:=RANDBETWEEN(25;290)" office:value-type="float" office:value="265" calcext:value-type="float">
            <text:p>265</text:p>
          </table:table-cell>
        </table:table-row>
        <table:table-row table:style-name="ro1">
          <table:table-cell table:formula="of:=RANDBETWEEN(1;365)" office:value-type="float" office:value="157" calcext:value-type="float">
            <text:p>157</text:p>
          </table:table-cell>
          <table:table-cell table:formula="of:=RANDBETWEEN(25;290)" office:value-type="float" office:value="254" calcext:value-type="float">
            <text:p>254</text:p>
          </table:table-cell>
        </table:table-row>
        <table:table-row table:style-name="ro1">
          <table:table-cell table:formula="of:=RANDBETWEEN(1;365)" office:value-type="float" office:value="32" calcext:value-type="float">
            <text:p>32</text:p>
          </table:table-cell>
          <table:table-cell table:formula="of:=RANDBETWEEN(25;290)" office:value-type="float" office:value="287" calcext:value-type="float">
            <text:p>287</text:p>
          </table:table-cell>
        </table:table-row>
        <table:table-row table:style-name="ro1">
          <table:table-cell table:formula="of:=RANDBETWEEN(1;365)" office:value-type="float" office:value="253" calcext:value-type="float">
            <text:p>253</text:p>
          </table:table-cell>
          <table:table-cell table:formula="of:=RANDBETWEEN(25;290)" office:value-type="float" office:value="103" calcext:value-type="float">
            <text:p>103</text:p>
          </table:table-cell>
        </table:table-row>
        <table:table-row table:style-name="ro1">
          <table:table-cell table:formula="of:=RANDBETWEEN(1;365)" office:value-type="float" office:value="298" calcext:value-type="float">
            <text:p>298</text:p>
          </table:table-cell>
          <table:table-cell table:formula="of:=RANDBETWEEN(25;290)" office:value-type="float" office:value="166" calcext:value-type="float">
            <text:p>166</text:p>
          </table:table-cell>
        </table:table-row>
        <table:table-row table:style-name="ro1">
          <table:table-cell table:formula="of:=RANDBETWEEN(1;365)" office:value-type="float" office:value="3" calcext:value-type="float">
            <text:p>3</text:p>
          </table:table-cell>
          <table:table-cell table:formula="of:=RANDBETWEEN(25;290)" office:value-type="float" office:value="217" calcext:value-type="float">
            <text:p>217</text:p>
          </table:table-cell>
        </table:table-row>
        <table:table-row table:style-name="ro1">
          <table:table-cell table:formula="of:=RANDBETWEEN(1;365)" office:value-type="float" office:value="193" calcext:value-type="float">
            <text:p>193</text:p>
          </table:table-cell>
          <table:table-cell table:formula="of:=RANDBETWEEN(25;290)" office:value-type="float" office:value="65" calcext:value-type="float">
            <text:p>65</text:p>
          </table:table-cell>
        </table:table-row>
        <table:table-row table:style-name="ro1">
          <table:table-cell table:formula="of:=RANDBETWEEN(1;365)" office:value-type="float" office:value="354" calcext:value-type="float">
            <text:p>354</text:p>
          </table:table-cell>
          <table:table-cell table:formula="of:=RANDBETWEEN(25;290)" office:value-type="float" office:value="183" calcext:value-type="float">
            <text:p>183</text:p>
          </table:table-cell>
        </table:table-row>
        <table:table-row table:style-name="ro1">
          <table:table-cell table:formula="of:=RANDBETWEEN(1;365)" office:value-type="float" office:value="226" calcext:value-type="float">
            <text:p>226</text:p>
          </table:table-cell>
          <table:table-cell table:formula="of:=RANDBETWEEN(25;290)" office:value-type="float" office:value="46" calcext:value-type="float">
            <text:p>46</text:p>
          </table:table-cell>
        </table:table-row>
        <table:table-row table:style-name="ro1">
          <table:table-cell table:formula="of:=RANDBETWEEN(1;365)" office:value-type="float" office:value="59" calcext:value-type="float">
            <text:p>59</text:p>
          </table:table-cell>
          <table:table-cell table:formula="of:=RANDBETWEEN(25;290)" office:value-type="float" office:value="88" calcext:value-type="float">
            <text:p>88</text:p>
          </table:table-cell>
        </table:table-row>
        <table:table-row table:style-name="ro1">
          <table:table-cell table:formula="of:=RANDBETWEEN(1;365)" office:value-type="float" office:value="122" calcext:value-type="float">
            <text:p>122</text:p>
          </table:table-cell>
          <table:table-cell table:formula="of:=RANDBETWEEN(25;290)" office:value-type="float" office:value="107" calcext:value-type="float">
            <text:p>107</text:p>
          </table:table-cell>
        </table:table-row>
        <table:table-row table:style-name="ro1">
          <table:table-cell table:formula="of:=RANDBETWEEN(1;365)" office:value-type="float" office:value="199" calcext:value-type="float">
            <text:p>199</text:p>
          </table:table-cell>
          <table:table-cell table:formula="of:=RANDBETWEEN(25;290)" office:value-type="float" office:value="121" calcext:value-type="float">
            <text:p>121</text:p>
          </table:table-cell>
        </table:table-row>
        <table:table-row table:style-name="ro1">
          <table:table-cell table:formula="of:=RANDBETWEEN(1;365)" office:value-type="float" office:value="279" calcext:value-type="float">
            <text:p>279</text:p>
          </table:table-cell>
          <table:table-cell table:formula="of:=RANDBETWEEN(25;290)" office:value-type="float" office:value="123" calcext:value-type="float">
            <text:p>123</text:p>
          </table:table-cell>
        </table:table-row>
        <table:table-row table:style-name="ro1">
          <table:table-cell table:formula="of:=RANDBETWEEN(1;365)" office:value-type="float" office:value="105" calcext:value-type="float">
            <text:p>105</text:p>
          </table:table-cell>
          <table:table-cell table:formula="of:=RANDBETWEEN(25;290)" office:value-type="float" office:value="244" calcext:value-type="float">
            <text:p>244</text:p>
          </table:table-cell>
        </table:table-row>
        <table:table-row table:style-name="ro1">
          <table:table-cell table:formula="of:=RANDBETWEEN(1;365)" office:value-type="float" office:value="272" calcext:value-type="float">
            <text:p>272</text:p>
          </table:table-cell>
          <table:table-cell table:formula="of:=RANDBETWEEN(25;290)" office:value-type="float" office:value="179" calcext:value-type="float">
            <text:p>179</text:p>
          </table:table-cell>
        </table:table-row>
        <table:table-row table:style-name="ro1">
          <table:table-cell table:formula="of:=RANDBETWEEN(1;365)" office:value-type="float" office:value="177" calcext:value-type="float">
            <text:p>177</text:p>
          </table:table-cell>
          <table:table-cell table:formula="of:=RANDBETWEEN(25;290)" office:value-type="float" office:value="219" calcext:value-type="float">
            <text:p>219</text:p>
          </table:table-cell>
        </table:table-row>
        <table:table-row table:style-name="ro1">
          <table:table-cell table:formula="of:=RANDBETWEEN(1;365)" office:value-type="float" office:value="137" calcext:value-type="float">
            <text:p>137</text:p>
          </table:table-cell>
          <table:table-cell table:formula="of:=RANDBETWEEN(25;290)" office:value-type="float" office:value="252" calcext:value-type="float">
            <text:p>252</text:p>
          </table:table-cell>
        </table:table-row>
        <table:table-row table:style-name="ro1">
          <table:table-cell table:formula="of:=RANDBETWEEN(1;365)" office:value-type="float" office:value="329" calcext:value-type="float">
            <text:p>329</text:p>
          </table:table-cell>
          <table:table-cell table:formula="of:=RANDBETWEEN(25;290)" office:value-type="float" office:value="73" calcext:value-type="float">
            <text:p>73</text:p>
          </table:table-cell>
        </table:table-row>
        <table:table-row table:style-name="ro1">
          <table:table-cell table:formula="of:=RANDBETWEEN(1;365)" office:value-type="float" office:value="19" calcext:value-type="float">
            <text:p>19</text:p>
          </table:table-cell>
          <table:table-cell table:formula="of:=RANDBETWEEN(25;290)" office:value-type="float" office:value="243" calcext:value-type="float">
            <text:p>243</text:p>
          </table:table-cell>
        </table:table-row>
        <table:table-row table:style-name="ro1">
          <table:table-cell table:formula="of:=RANDBETWEEN(1;365)" office:value-type="float" office:value="360" calcext:value-type="float">
            <text:p>360</text:p>
          </table:table-cell>
          <table:table-cell table:formula="of:=RANDBETWEEN(25;290)" office:value-type="float" office:value="237" calcext:value-type="float">
            <text:p>237</text:p>
          </table:table-cell>
        </table:table-row>
        <table:table-row table:style-name="ro1">
          <table:table-cell table:formula="of:=RANDBETWEEN(1;365)" office:value-type="float" office:value="128" calcext:value-type="float">
            <text:p>128</text:p>
          </table:table-cell>
          <table:table-cell table:formula="of:=RANDBETWEEN(25;290)" office:value-type="float" office:value="202" calcext:value-type="float">
            <text:p>202</text:p>
          </table:table-cell>
        </table:table-row>
        <table:table-row table:style-name="ro1">
          <table:table-cell table:formula="of:=RANDBETWEEN(1;365)" office:value-type="float" office:value="1" calcext:value-type="float">
            <text:p>1</text:p>
          </table:table-cell>
          <table:table-cell table:formula="of:=RANDBETWEEN(25;290)" office:value-type="float" office:value="72" calcext:value-type="float">
            <text:p>72</text:p>
          </table:table-cell>
        </table:table-row>
        <table:table-row table:style-name="ro1" table:number-rows-repeated="104852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ource Han Sans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n Morris</meta:initial-creator>
    <meta:creation-date>2021-09-02T12:07:14.807390963</meta:creation-date>
    <dc:date>2021-09-02T13:02:01.156836907</dc:date>
    <dc:creator>John Morris</dc:creator>
    <meta:editing-duration>PT34M25S</meta:editing-duration>
    <meta:editing-cycles>9</meta:editing-cycles>
    <meta:generator>LibreOffice/7.1.5.2$Linux_X86_64 LibreOffice_project/10$Build-2</meta:generator>
    <meta:document-statistic meta:table-count="8" meta:cell-count="95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87cm" svg:y="0.316cm" chart:style-name="ch2">
          <text:p>Bob's Really Safe Investments</text:p>
        </chart:title>
        <chart:legend chart:legend-position="end" svg:x="12.592cm" svg:y="3.454cm" style:legend-expansion="high" chart:style-name="ch3"/>
        <chart:plot-area chart:style-name="ch4" table:cell-range-address="Investments.A1:Investments.E49" chart:data-source-has-labels="row" svg:x="0.32cm" svg:y="1.275cm" svg:width="11.952cm" svg:height="7.545cm">
          <chart:coordinate-region svg:x="2.079cm" svg:y="1.475cm" svg:width="9.53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nvestments.B2:Investments.B49" chart:label-cell-address="Investments.B1:Investments.B1" chart:class="chart:scatter">
            <chart:domain table:cell-range-address="Investments.A2:Investments.A49"/>
            <chart:data-point chart:repeated="48"/>
          </chart:series>
          <chart:series chart:style-name="ch9" chart:values-cell-range-address="Investments.C2:Investments.C49" chart:label-cell-address="Investments.C1:Investments.C1" chart:class="chart:scatter">
            <chart:data-point chart:repeated="48"/>
          </chart:series>
          <chart:series chart:style-name="ch10" chart:values-cell-range-address="Investments.D2:Investments.D49" chart:label-cell-address="Investments.D1:Investments.D1" chart:class="chart:scatter">
            <chart:data-point chart:repeated="48"/>
          </chart:series>
          <chart:series chart:style-name="ch11" chart:values-cell-range-address="Investments.E2:Investments.E49" chart:label-cell-address="Investments.E1:Investments.E1" chart:class="chart:scatter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ock-n-trade</text:p>
                <draw:g>
                  <svg:desc>Investments.B1:Investments.B1</svg:desc>
                </draw:g>
              </table:table-cell>
              <table:table-cell office:value-type="string">
                <text:p>Trade-a-lot</text:p>
                <draw:g>
                  <svg:desc>Investments.C1:Investments.C1</svg:desc>
                </draw:g>
              </table:table-cell>
              <table:table-cell office:value-type="string">
                <text:p>Bitcoin</text:p>
                <draw:g>
                  <svg:desc>Investments.D1:Investments.D1</svg:desc>
                </draw:g>
              </table:table-cell>
              <table:table-cell office:value-type="string">
                <text:p>Net Worth</text:p>
                <draw:g>
                  <svg:desc>Investments.E1:Investment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101">
                <text:p>43101</text:p>
                <draw:g>
                  <svg:desc>Investments.A2:Investments.A49</svg:desc>
                </draw:g>
              </table:table-cell>
              <table:table-cell office:value-type="float" office:value="150.76">
                <text:p>150.76</text:p>
                <draw:g>
                  <svg:desc>Investments.B2:Investments.B49</svg:desc>
                </draw:g>
              </table:table-cell>
              <table:table-cell office:value-type="float" office:value="100">
                <text:p>100</text:p>
                <draw:g>
                  <svg:desc>Investments.C2:Investments.C49</svg:desc>
                </draw:g>
              </table:table-cell>
              <table:table-cell office:value-type="float" office:value="350">
                <text:p>350</text:p>
                <draw:g>
                  <svg:desc>Investments.D2:Investments.D49</svg:desc>
                </draw:g>
              </table:table-cell>
              <table:table-cell office:value-type="float" office:value="600.76">
                <text:p>600.76</text:p>
                <draw:g>
                  <svg:desc>Investments.E2:Investments.E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132">
                <text:p>43132</text:p>
              </table:table-cell>
              <table:table-cell office:value-type="float" office:value="177.8968">
                <text:p>177.8968</text:p>
              </table:table-cell>
              <table:table-cell office:value-type="float" office:value="139">
                <text:p>139</text:p>
              </table:table-cell>
              <table:table-cell office:value-type="float" office:value="661.5">
                <text:p>661.5</text:p>
              </table:table-cell>
              <table:table-cell office:value-type="float" office:value="741.8588">
                <text:p>741.8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160">
                <text:p>43160</text:p>
              </table:table-cell>
              <table:table-cell office:value-type="float" office:value="208.139256">
                <text:p>208.139256</text:p>
              </table:table-cell>
              <table:table-cell office:value-type="float" office:value="165.41">
                <text:p>165.41</text:p>
              </table:table-cell>
              <table:table-cell office:value-type="float" office:value="1256.85">
                <text:p>1256.85</text:p>
              </table:table-cell>
              <table:table-cell office:value-type="float" office:value="1013.359032">
                <text:p>1013.359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191">
                <text:p>43191</text:p>
              </table:table-cell>
              <table:table-cell office:value-type="float" office:value="178.99976016">
                <text:p>178.99976016</text:p>
              </table:table-cell>
              <table:table-cell office:value-type="float" office:value="127.3657">
                <text:p>127.3657</text:p>
              </table:table-cell>
              <table:table-cell office:value-type="float" office:value="1043.1855">
                <text:p>1043.1855</text:p>
              </table:table-cell>
              <table:table-cell office:value-type="float" office:value="1265.88960288">
                <text:p>1265.88960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221">
                <text:p>43221</text:p>
              </table:table-cell>
              <table:table-cell office:value-type="float" office:value="143.199808128">
                <text:p>143.199808128</text:p>
              </table:table-cell>
              <table:table-cell office:value-type="float" office:value="141.375927">
                <text:p>141.375927</text:p>
              </table:table-cell>
              <table:table-cell office:value-type="float" office:value="1909.029465">
                <text:p>1909.029465</text:p>
              </table:table-cell>
              <table:table-cell office:value-type="float" office:value="1734.8095675632">
                <text:p>1734.8095675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252">
                <text:p>43252</text:p>
              </table:table-cell>
              <table:table-cell office:value-type="float" office:value="128.8798273152">
                <text:p>128.8798273152</text:p>
              </table:table-cell>
              <table:table-cell office:value-type="float" office:value="155.5135197">
                <text:p>155.5135197</text:p>
              </table:table-cell>
              <table:table-cell office:value-type="float" office:value="1546.31386665">
                <text:p>1546.31386665</text:p>
              </table:table-cell>
              <table:table-cell office:value-type="float" office:value="2302.75441975378">
                <text:p>2302.754419753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82">
                <text:p>43282</text:p>
              </table:table-cell>
              <table:table-cell office:value-type="float" office:value="101.815063579008">
                <text:p>101.815063579008</text:p>
              </table:table-cell>
              <table:table-cell office:value-type="float" office:value="139.96216773">
                <text:p>139.96216773</text:p>
              </table:table-cell>
              <table:table-cell office:value-type="float" office:value="1190.6616773205">
                <text:p>1190.6616773205</text:p>
              </table:table-cell>
              <table:table-cell office:value-type="float" office:value="707.777276529447">
                <text:p>707.7772765294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313">
                <text:p>43313</text:p>
              </table:table-cell>
              <table:table-cell office:value-type="float" office:value="137.450335831661">
                <text:p>137.450335831661</text:p>
              </table:table-cell>
              <table:table-cell office:value-type="float" office:value="123.1667076024">
                <text:p>123.1667076024</text:p>
              </table:table-cell>
              <table:table-cell office:value-type="float" office:value="1666.9263482487">
                <text:p>1666.9263482487</text:p>
              </table:table-cell>
              <table:table-cell office:value-type="float" office:value="669.789912493247">
                <text:p>669.7899124932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344">
                <text:p>43344</text:p>
              </table:table-cell>
              <table:table-cell office:value-type="float" office:value="127.828812323445">
                <text:p>127.828812323445</text:p>
              </table:table-cell>
              <table:table-cell office:value-type="float" office:value="126.861708830472">
                <text:p>126.861708830472</text:p>
              </table:table-cell>
              <table:table-cell office:value-type="float" office:value="1100.17138984414">
                <text:p>1100.17138984414</text:p>
              </table:table-cell>
              <table:table-cell office:value-type="float" office:value="1016.80282218487">
                <text:p>1016.80282218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374">
                <text:p>43374</text:p>
              </table:table-cell>
              <table:table-cell office:value-type="float" office:value="172.56889663665">
                <text:p>172.56889663665</text:p>
              </table:table-cell>
              <table:table-cell office:value-type="float" office:value="161.114370214699">
                <text:p>161.114370214699</text:p>
              </table:table-cell>
              <table:table-cell office:value-type="float" office:value="902.140539672197">
                <text:p>902.140539672197</text:p>
              </table:table-cell>
              <table:table-cell office:value-type="float" office:value="1542.72980115815">
                <text:p>1542.72980115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405">
                <text:p>43405</text:p>
              </table:table-cell>
              <table:table-cell office:value-type="float" office:value="236.419388392211">
                <text:p>236.419388392211</text:p>
              </table:table-cell>
              <table:table-cell office:value-type="float" office:value="212.670968683403">
                <text:p>212.670968683403</text:p>
              </table:table-cell>
              <table:table-cell office:value-type="float" office:value="1687.00280918701">
                <text:p>1687.00280918701</text:p>
              </table:table-cell>
              <table:table-cell office:value-type="float" office:value="2485.5636683526">
                <text:p>2485.5636683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435">
                <text:p>43435</text:p>
              </table:table-cell>
              <table:table-cell office:value-type="float" office:value="189.135510713769">
                <text:p>189.135510713769</text:p>
              </table:table-cell>
              <table:table-cell office:value-type="float" office:value="180.770323380893">
                <text:p>180.770323380893</text:p>
              </table:table-cell>
              <table:table-cell office:value-type="float" office:value="1855.70309010571">
                <text:p>1855.70309010571</text:p>
              </table:table-cell>
              <table:table-cell office:value-type="float" office:value="1239.60483227612">
                <text:p>1239.604832276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466">
                <text:p>43466</text:p>
              </table:table-cell>
              <table:table-cell office:value-type="float" office:value="158.873828999566">
                <text:p>158.873828999566</text:p>
              </table:table-cell>
              <table:table-cell office:value-type="float" office:value="141.000852237096">
                <text:p>141.000852237096</text:p>
              </table:table-cell>
              <table:table-cell office:value-type="float" office:value="835.066390547569">
                <text:p>835.066390547569</text:p>
              </table:table-cell>
              <table:table-cell office:value-type="float" office:value="935.838870991261">
                <text:p>935.8388709912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497">
                <text:p>43497</text:p>
              </table:table-cell>
              <table:table-cell office:value-type="float" office:value="131.865278069639">
                <text:p>131.865278069639</text:p>
              </table:table-cell>
              <table:table-cell office:value-type="float" office:value="186.121124952967">
                <text:p>186.121124952967</text:p>
              </table:table-cell>
              <table:table-cell office:value-type="float" office:value="551.143817761396">
                <text:p>551.143817761396</text:p>
              </table:table-cell>
              <table:table-cell office:value-type="float" office:value="1027.22434232738">
                <text:p>1027.224342327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525">
                <text:p>43525</text:p>
              </table:table-cell>
              <table:table-cell office:value-type="float" office:value="100.217611332926">
                <text:p>100.217611332926</text:p>
              </table:table-cell>
              <table:table-cell office:value-type="float" office:value="258.708363684624">
                <text:p>258.708363684624</text:p>
              </table:table-cell>
              <table:table-cell office:value-type="float" office:value="270.060470703084">
                <text:p>270.060470703084</text:p>
              </table:table-cell>
              <table:table-cell office:value-type="float" office:value="1073.93225302462">
                <text:p>1073.93225302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556">
                <text:p>43556</text:p>
              </table:table-cell>
              <table:table-cell office:value-type="float" office:value="98.2132591062675">
                <text:p>98.2132591062675</text:p>
              </table:table-cell>
              <table:table-cell office:value-type="float" office:value="201.792523674007">
                <text:p>201.792523674007</text:p>
              </table:table-cell>
              <table:table-cell office:value-type="float" office:value="302.467727187454">
                <text:p>302.467727187454</text:p>
              </table:table-cell>
              <table:table-cell office:value-type="float" office:value="1475.64521851549">
                <text:p>1475.645218515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586">
                <text:p>43586</text:p>
              </table:table-cell>
              <table:table-cell office:value-type="float" office:value="120.802308700709">
                <text:p>120.802308700709</text:p>
              </table:table-cell>
              <table:table-cell office:value-type="float" office:value="167.487794649426">
                <text:p>167.487794649426</text:p>
              </table:table-cell>
              <table:table-cell office:value-type="float" office:value="311.541759003077">
                <text:p>311.541759003077</text:p>
              </table:table-cell>
              <table:table-cell office:value-type="float" office:value="2064.74944530405">
                <text:p>2064.749445304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617">
                <text:p>43617</text:p>
              </table:table-cell>
              <table:table-cell office:value-type="float" office:value="159.459047484936">
                <text:p>159.459047484936</text:p>
              </table:table-cell>
              <table:table-cell office:value-type="float" office:value="212.709499204771">
                <text:p>212.709499204771</text:p>
              </table:table-cell>
              <table:table-cell office:value-type="float" office:value="249.233407202462">
                <text:p>249.233407202462</text:p>
              </table:table-cell>
              <table:table-cell office:value-type="float" office:value="2858.71128644401">
                <text:p>2858.711286444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647">
                <text:p>43647</text:p>
              </table:table-cell>
              <table:table-cell office:value-type="float" office:value="173.81036175858">
                <text:p>173.81036175858</text:p>
              </table:table-cell>
              <table:table-cell office:value-type="float" office:value="276.522348966202">
                <text:p>276.522348966202</text:p>
              </table:table-cell>
              <table:table-cell office:value-type="float" office:value="162.0017146816">
                <text:p>162.0017146816</text:p>
              </table:table-cell>
              <table:table-cell office:value-type="float" office:value="5143.38049841378">
                <text:p>5143.380498413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678">
                <text:p>43678</text:p>
              </table:table-cell>
              <table:table-cell office:value-type="float" office:value="161.64363643548">
                <text:p>161.64363643548</text:p>
              </table:table-cell>
              <table:table-cell office:value-type="float" office:value="315.23547782147">
                <text:p>315.23547782147</text:p>
              </table:table-cell>
              <table:table-cell office:value-type="float" office:value="174.961851856128">
                <text:p>174.961851856128</text:p>
              </table:table-cell>
              <table:table-cell office:value-type="float" office:value="8353.4150663094">
                <text:p>8353.41506630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709">
                <text:p>43709</text:p>
              </table:table-cell>
              <table:table-cell office:value-type="float" office:value="203.670981908704">
                <text:p>203.670981908704</text:p>
              </table:table-cell>
              <table:table-cell office:value-type="float" office:value="368.82550905112">
                <text:p>368.82550905112</text:p>
              </table:table-cell>
              <table:table-cell office:value-type="float" office:value="218.70231482016">
                <text:p>218.70231482016</text:p>
              </table:table-cell>
              <table:table-cell office:value-type="float" office:value="7015.48821008439">
                <text:p>7015.488210084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739">
                <text:p>43739</text:p>
              </table:table-cell>
              <table:table-cell office:value-type="float" office:value="285.139374672186">
                <text:p>285.139374672186</text:p>
              </table:table-cell>
              <table:table-cell office:value-type="float" office:value="427.8375904993">
                <text:p>427.8375904993</text:p>
              </table:table-cell>
              <table:table-cell office:value-type="float" office:value="96.2290185208706">
                <text:p>96.2290185208706</text:p>
              </table:table-cell>
              <table:table-cell office:value-type="float" office:value="2184.69172381195">
                <text:p>2184.691723811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770">
                <text:p>43770</text:p>
              </table:table-cell>
              <table:table-cell office:value-type="float" office:value="222.408712244305">
                <text:p>222.408712244305</text:p>
              </table:table-cell>
              <table:table-cell office:value-type="float" office:value="440.672718214279">
                <text:p>440.672718214279</text:p>
              </table:table-cell>
              <table:table-cell office:value-type="float" office:value="107.776500743375">
                <text:p>107.776500743375</text:p>
              </table:table-cell>
              <table:table-cell office:value-type="float" office:value="3219.14797470897">
                <text:p>3219.147974708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800">
                <text:p>43800</text:p>
              </table:table-cell>
              <table:table-cell office:value-type="float" office:value="202.391928142317">
                <text:p>202.391928142317</text:p>
              </table:table-cell>
              <table:table-cell office:value-type="float" office:value="392.198719210708">
                <text:p>392.198719210708</text:p>
              </table:table-cell>
              <table:table-cell office:value-type="float" office:value="113.165325780544">
                <text:p>113.165325780544</text:p>
              </table:table-cell>
              <table:table-cell office:value-type="float" office:value="1806.43120309756">
                <text:p>1806.431203097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831">
                <text:p>43831</text:p>
              </table:table-cell>
              <table:table-cell office:value-type="float" office:value="252.989910177897">
                <text:p>252.989910177897</text:p>
              </table:table-cell>
              <table:table-cell office:value-type="float" office:value="545.156219702884">
                <text:p>545.156219702884</text:p>
              </table:table-cell>
              <table:table-cell office:value-type="float" office:value="45.2661303122175">
                <text:p>45.2661303122175</text:p>
              </table:table-cell>
              <table:table-cell office:value-type="float" office:value="2535.01989487043">
                <text:p>2535.019894870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862">
                <text:p>43862</text:p>
              </table:table-cell>
              <table:table-cell office:value-type="float" office:value="341.536378740161">
                <text:p>341.536378740161</text:p>
              </table:table-cell>
              <table:table-cell office:value-type="float" office:value="534.253095308826">
                <text:p>534.253095308826</text:p>
              </table:table-cell>
              <table:table-cell office:value-type="float" office:value="66.0885502558376">
                <text:p>66.0885502558376</text:p>
              </table:table-cell>
              <table:table-cell office:value-type="float" office:value="3221.71477260462">
                <text:p>3221.71477260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891">
                <text:p>43891</text:p>
              </table:table-cell>
              <table:table-cell office:value-type="float" office:value="396.182199338587">
                <text:p>396.182199338587</text:p>
              </table:table-cell>
              <table:table-cell office:value-type="float" office:value="486.170316731032">
                <text:p>486.170316731032</text:p>
              </table:table-cell>
              <table:table-cell office:value-type="float" office:value="70.0538632711878">
                <text:p>70.0538632711878</text:p>
              </table:table-cell>
              <table:table-cell office:value-type="float" office:value="4334.72471010555">
                <text:p>4334.724710105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2">
                <text:p>43922</text:p>
              </table:table-cell>
              <table:table-cell office:value-type="float" office:value="324.869403457641">
                <text:p>324.869403457641</text:p>
              </table:table-cell>
              <table:table-cell office:value-type="float" office:value="369.489440715584">
                <text:p>369.489440715584</text:p>
              </table:table-cell>
              <table:table-cell office:value-type="float" office:value="54.6420133515265">
                <text:p>54.6420133515265</text:p>
              </table:table-cell>
              <table:table-cell office:value-type="float" office:value="5148.96647592203">
                <text:p>5148.966475922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52">
                <text:p>43952</text:p>
              </table:table-cell>
              <table:table-cell office:value-type="float" office:value="331.366791526794">
                <text:p>331.366791526794</text:p>
              </table:table-cell>
              <table:table-cell office:value-type="float" office:value="280.811974943844">
                <text:p>280.811974943844</text:p>
              </table:table-cell>
              <table:table-cell office:value-type="float" office:value="55.1884334850418">
                <text:p>55.1884334850418</text:p>
              </table:table-cell>
              <table:table-cell office:value-type="float" office:value="6044.49302589172">
                <text:p>6044.493025891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83">
                <text:p>43983</text:p>
              </table:table-cell>
              <table:table-cell office:value-type="float" office:value="430.776828984832">
                <text:p>430.776828984832</text:p>
              </table:table-cell>
              <table:table-cell office:value-type="float" office:value="230.265819453952">
                <text:p>230.265819453952</text:p>
              </table:table-cell>
              <table:table-cell office:value-type="float" office:value="25.3866794031192">
                <text:p>25.3866794031192</text:p>
              </table:table-cell>
              <table:table-cell office:value-type="float" office:value="3746.97337449041">
                <text:p>3746.973374490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013">
                <text:p>44013</text:p>
              </table:table-cell>
              <table:table-cell office:value-type="float" office:value="486.77781675286">
                <text:p>486.77781675286</text:p>
              </table:table-cell>
              <table:table-cell office:value-type="float" office:value="306.253539873756">
                <text:p>306.253539873756</text:p>
              </table:table-cell>
              <table:table-cell office:value-type="float" office:value="35.2874843703357">
                <text:p>35.2874843703357</text:p>
              </table:table-cell>
              <table:table-cell office:value-type="float" office:value="2501.445232451">
                <text:p>2501.4452324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044">
                <text:p>44044</text:p>
              </table:table-cell>
              <table:table-cell office:value-type="float" office:value="530.587820260617">
                <text:p>530.587820260617</text:p>
              </table:table-cell>
              <table:table-cell office:value-type="float" office:value="361.379177051032">
                <text:p>361.379177051032</text:p>
              </table:table-cell>
              <table:table-cell office:value-type="float" office:value="68.8105945221546">
                <text:p>68.8105945221546</text:p>
              </table:table-cell>
              <table:table-cell office:value-type="float" office:value="1998.23609555789">
                <text:p>1998.236095557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075">
                <text:p>44075</text:p>
              </table:table-cell>
              <table:table-cell office:value-type="float" office:value="456.305525424131">
                <text:p>456.305525424131</text:p>
              </table:table-cell>
              <table:table-cell office:value-type="float" office:value="451.723971313791">
                <text:p>451.723971313791</text:p>
              </table:table-cell>
              <table:table-cell office:value-type="float" office:value="80.5083955909209">
                <text:p>80.5083955909209</text:p>
              </table:table-cell>
              <table:table-cell office:value-type="float" office:value="2147.03293864664">
                <text:p>2147.032938646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105">
                <text:p>44105</text:p>
              </table:table-cell>
              <table:table-cell office:value-type="float" office:value="469.994691186855">
                <text:p>469.994691186855</text:p>
              </table:table-cell>
              <table:table-cell office:value-type="float" office:value="356.861937337894">
                <text:p>356.861937337894</text:p>
              </table:table-cell>
              <table:table-cell office:value-type="float" office:value="40.2541977954605">
                <text:p>40.2541977954605</text:p>
              </table:table-cell>
              <table:table-cell office:value-type="float" office:value="2582.18759850145">
                <text:p>2582.187598501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136">
                <text:p>44136</text:p>
              </table:table-cell>
              <table:table-cell office:value-type="float" office:value="502.894319569935">
                <text:p>502.894319569935</text:p>
              </table:table-cell>
              <table:table-cell office:value-type="float" office:value="342.587459844379">
                <text:p>342.587459844379</text:p>
              </table:table-cell>
              <table:table-cell office:value-type="float" office:value="11.6737173606835">
                <text:p>11.6737173606835</text:p>
              </table:table-cell>
              <table:table-cell office:value-type="float" office:value="2428.98168926544">
                <text:p>2428.981689265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166">
                <text:p>44166</text:p>
              </table:table-cell>
              <table:table-cell office:value-type="float" office:value="452.604887612941">
                <text:p>452.604887612941</text:p>
              </table:table-cell>
              <table:table-cell office:value-type="float" office:value="274.069967875503">
                <text:p>274.069967875503</text:p>
              </table:table-cell>
              <table:table-cell office:value-type="float" office:value="14.9423582216749">
                <text:p>14.9423582216749</text:p>
              </table:table-cell>
              <table:table-cell office:value-type="float" office:value="3073.02045621592">
                <text:p>3073.020456215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197">
                <text:p>44197</text:p>
              </table:table-cell>
              <table:table-cell office:value-type="float" office:value="606.490549401341">
                <text:p>606.490549401341</text:p>
              </table:table-cell>
              <table:table-cell office:value-type="float" office:value="359.031657916909">
                <text:p>359.031657916909</text:p>
              </table:table-cell>
              <table:table-cell office:value-type="float" office:value="8.36772060413796">
                <text:p>8.36772060413796</text:p>
              </table:table-cell>
              <table:table-cell office:value-type="float" office:value="3511.69698680189">
                <text:p>3511.696986801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228">
                <text:p>44228</text:p>
              </table:table-cell>
              <table:table-cell office:value-type="float" office:value="527.646777979167">
                <text:p>527.646777979167</text:p>
              </table:table-cell>
              <table:table-cell office:value-type="float" office:value="420.067039762783">
                <text:p>420.067039762783</text:p>
              </table:table-cell>
              <table:table-cell office:value-type="float" office:value="9.53920148871728">
                <text:p>9.53920148871728</text:p>
              </table:table-cell>
              <table:table-cell office:value-type="float" office:value="4263.99411336956">
                <text:p>4263.994113369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256">
                <text:p>44256</text:p>
              </table:table-cell>
              <table:table-cell office:value-type="float" office:value="701.770214712292">
                <text:p>701.770214712292</text:p>
              </table:table-cell>
              <table:table-cell office:value-type="float" office:value="529.284470101107">
                <text:p>529.284470101107</text:p>
              </table:table-cell>
              <table:table-cell office:value-type="float" office:value="3.05254447638953">
                <text:p>3.05254447638953</text:p>
              </table:table-cell>
              <table:table-cell office:value-type="float" office:value="3451.03377615949">
                <text:p>3451.033776159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287">
                <text:p>44287</text:p>
              </table:table-cell>
              <table:table-cell office:value-type="float" office:value="785.982640477767">
                <text:p>785.982640477767</text:p>
              </table:table-cell>
              <table:table-cell office:value-type="float" office:value="740.99825814155">
                <text:p>740.99825814155</text:p>
              </table:table-cell>
              <table:table-cell office:value-type="float" office:value="3.81568059548691">
                <text:p>3.81568059548691</text:p>
              </table:table-cell>
              <table:table-cell office:value-type="float" office:value="3483.47279833322">
                <text:p>3483.472798333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317">
                <text:p>44317</text:p>
              </table:table-cell>
              <table:table-cell office:value-type="float" office:value="888.160383739877">
                <text:p>888.160383739877</text:p>
              </table:table-cell>
              <table:table-cell office:value-type="float" office:value="592.79860651324">
                <text:p>592.79860651324</text:p>
              </table:table-cell>
              <table:table-cell office:value-type="float" office:value="4.65513032649403">
                <text:p>4.65513032649403</text:p>
              </table:table-cell>
              <table:table-cell office:value-type="float" office:value="4179.02759102239">
                <text:p>4179.027591022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348">
                <text:p>44348</text:p>
              </table:table-cell>
              <table:table-cell office:value-type="float" office:value="719.4099108293">
                <text:p>719.4099108293</text:p>
              </table:table-cell>
              <table:table-cell office:value-type="float" office:value="580.942634382975">
                <text:p>580.942634382975</text:p>
              </table:table-cell>
              <table:table-cell office:value-type="float" office:value="2.51377037630678">
                <text:p>2.51377037630678</text:p>
              </table:table-cell>
              <table:table-cell office:value-type="float" office:value="4046.30787872115">
                <text:p>4046.307878721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378">
                <text:p>44378</text:p>
              </table:table-cell>
              <table:table-cell office:value-type="float" office:value="697.827613504421">
                <text:p>697.827613504421</text:p>
              </table:table-cell>
              <table:table-cell office:value-type="float" office:value="731.987719322549">
                <text:p>731.987719322549</text:p>
              </table:table-cell>
              <table:table-cell office:value-type="float" office:value="2.36294415372837">
                <text:p>2.36294415372837</text:p>
              </table:table-cell>
              <table:table-cell office:value-type="float" office:value="4079.49043909674">
                <text:p>4079.490439096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409">
                <text:p>44409</text:p>
              </table:table-cell>
              <table:table-cell office:value-type="float" office:value="704.805889639465">
                <text:p>704.805889639465</text:p>
              </table:table-cell>
              <table:table-cell office:value-type="float" office:value="746.627473709">
                <text:p>746.627473709</text:p>
              </table:table-cell>
              <table:table-cell office:value-type="float" office:value="3.96974617826366">
                <text:p>3.96974617826366</text:p>
              </table:table-cell>
              <table:table-cell office:value-type="float" office:value="4142.53682601958">
                <text:p>4142.536826019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440">
                <text:p>44440</text:p>
              </table:table-cell>
              <table:table-cell office:value-type="float" office:value="592.036947297151">
                <text:p>592.036947297151</text:p>
              </table:table-cell>
              <table:table-cell office:value-type="float" office:value="724.22864949773">
                <text:p>724.22864949773</text:p>
              </table:table-cell>
              <table:table-cell office:value-type="float" office:value="4.36672079609003">
                <text:p>4.36672079609003</text:p>
              </table:table-cell>
              <table:table-cell office:value-type="float" office:value="4582.18314064393">
                <text:p>4582.183140643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470">
                <text:p>44470</text:p>
              </table:table-cell>
              <table:table-cell office:value-type="float" office:value="669.00175044578">
                <text:p>669.00175044578</text:p>
              </table:table-cell>
              <table:table-cell office:value-type="float" office:value="767.682368467593">
                <text:p>767.682368467593</text:p>
              </table:table-cell>
              <table:table-cell office:value-type="float" office:value="1.70302111047511">
                <text:p>1.70302111047511</text:p>
              </table:table-cell>
              <table:table-cell office:value-type="float" office:value="4601.07066285546">
                <text:p>4601.070662855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501">
                <text:p>44501</text:p>
              </table:table-cell>
              <table:table-cell office:value-type="float" office:value="849.632223066141">
                <text:p>849.632223066141</text:p>
              </table:table-cell>
              <table:table-cell office:value-type="float" office:value="1059.40166848528">
                <text:p>1059.40166848528</text:p>
              </table:table-cell>
              <table:table-cell office:value-type="float" office:value="1.24320541064683">
                <text:p>1.24320541064683</text:p>
              </table:table-cell>
              <table:table-cell office:value-type="float" office:value="5966.71443531271">
                <text:p>5966.714435312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531">
                <text:p>44531</text:p>
              </table:table-cell>
              <table:table-cell office:value-type="float" office:value="773.165322990188">
                <text:p>773.165322990188</text:p>
              </table:table-cell>
              <table:table-cell office:value-type="float" office:value="1271.28200218233">
                <text:p>1271.28200218233</text:p>
              </table:table-cell>
              <table:table-cell office:value-type="float" office:value="0.870243787452781">
                <text:p>0.870243787452781</text:p>
              </table:table-cell>
              <table:table-cell office:value-type="float" office:value="7348.43322505143">
                <text:p>7348.43322505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27cm" svg:y="0.316cm" chart:style-name="ch2">
          <text:p>Bob's Super Safe Investments</text:p>
        </chart:title>
        <chart:legend chart:legend-position="end" svg:x="12.592cm" svg:y="3.454cm" style:legend-expansion="high" chart:style-name="ch3"/>
        <chart:plot-area chart:style-name="ch4" table:cell-range-address="'Investements (static)'.A1:'Investements (static)'.E49" chart:data-source-has-labels="row" svg:x="0.32cm" svg:y="1.275cm" svg:width="11.952cm" svg:height="7.545cm">
          <chart:coordinate-region svg:x="1.788cm" svg:y="1.474cm" svg:width="9.53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Investements (static)'.B2:'Investements (static)'.B49" chart:label-cell-address="'Investements (static)'.B1:'Investements (static)'.B1" chart:class="chart:scatter">
            <chart:domain table:cell-range-address="'Investements (static)'.A2:'Investements (static)'.A49"/>
            <chart:data-point chart:repeated="48"/>
          </chart:series>
          <chart:series chart:style-name="ch9" chart:values-cell-range-address="'Investements (static)'.C2:'Investements (static)'.C49" chart:label-cell-address="'Investements (static)'.C1:'Investements (static)'.C1" chart:class="chart:scatter">
            <chart:data-point chart:repeated="48"/>
          </chart:series>
          <chart:series chart:style-name="ch10" chart:values-cell-range-address="'Investements (static)'.D2:'Investements (static)'.D49" chart:label-cell-address="'Investements (static)'.D1:'Investements (static)'.D1" chart:class="chart:scatter">
            <chart:data-point chart:repeated="48"/>
          </chart:series>
          <chart:series chart:style-name="ch11" chart:values-cell-range-address="'Investements (static)'.E2:'Investements (static)'.E49" chart:label-cell-address="'Investements (static)'.E1:'Investements (static)'.E1" chart:class="chart:scatter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ock-n-trade</text:p>
                <draw:g>
                  <svg:desc>'Investements (static)'.B1:'Investements (static)'.B1</svg:desc>
                </draw:g>
              </table:table-cell>
              <table:table-cell office:value-type="string">
                <text:p>Trade-a-lot</text:p>
                <draw:g>
                  <svg:desc>'Investements (static)'.C1:'Investements (static)'.C1</svg:desc>
                </draw:g>
              </table:table-cell>
              <table:table-cell office:value-type="string">
                <text:p>Bitcoin</text:p>
                <draw:g>
                  <svg:desc>'Investements (static)'.D1:'Investements (static)'.D1</svg:desc>
                </draw:g>
              </table:table-cell>
              <table:table-cell office:value-type="string">
                <text:p>Net Worth</text:p>
                <draw:g>
                  <svg:desc>'Investements (static)'.E1:'Investements (static)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101">
                <text:p>43101</text:p>
                <draw:g>
                  <svg:desc>'Investements (static)'.A2:'Investements (static)'.A49</svg:desc>
                </draw:g>
              </table:table-cell>
              <table:table-cell office:value-type="float" office:value="150.76">
                <text:p>150.76</text:p>
                <draw:g>
                  <svg:desc>'Investements (static)'.B2:'Investements (static)'.B49</svg:desc>
                </draw:g>
              </table:table-cell>
              <table:table-cell office:value-type="float" office:value="100">
                <text:p>100</text:p>
                <draw:g>
                  <svg:desc>'Investements (static)'.C2:'Investements (static)'.C49</svg:desc>
                </draw:g>
              </table:table-cell>
              <table:table-cell office:value-type="float" office:value="350">
                <text:p>350</text:p>
                <draw:g>
                  <svg:desc>'Investements (static)'.D2:'Investements (static)'.D49</svg:desc>
                </draw:g>
              </table:table-cell>
              <table:table-cell office:value-type="float" office:value="600.76">
                <text:p>600.76</text:p>
                <draw:g>
                  <svg:desc>'Investements (static)'.E2:'Investements (static)'.E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132">
                <text:p>43132</text:p>
              </table:table-cell>
              <table:table-cell office:value-type="float" office:value="131.1612">
                <text:p>131.1612</text:p>
              </table:table-cell>
              <table:table-cell office:value-type="float" office:value="132">
                <text:p>132</text:p>
              </table:table-cell>
              <table:table-cell office:value-type="float" office:value="336">
                <text:p>336</text:p>
              </table:table-cell>
              <table:table-cell office:value-type="float" office:value="599.1612">
                <text:p>599.16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160">
                <text:p>43160</text:p>
              </table:table-cell>
              <table:table-cell office:value-type="float" office:value="181.002456">
                <text:p>181.002456</text:p>
              </table:table-cell>
              <table:table-cell office:value-type="float" office:value="124.08">
                <text:p>124.08</text:p>
              </table:table-cell>
              <table:table-cell office:value-type="float" office:value="329.28">
                <text:p>329.28</text:p>
              </table:table-cell>
              <table:table-cell office:value-type="float" office:value="634.362456">
                <text:p>634.362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191">
                <text:p>43191</text:p>
              </table:table-cell>
              <table:table-cell office:value-type="float" office:value="195.48265248">
                <text:p>195.48265248</text:p>
              </table:table-cell>
              <table:table-cell office:value-type="float" office:value="120.3576">
                <text:p>120.3576</text:p>
              </table:table-cell>
              <table:table-cell office:value-type="float" office:value="88.9056">
                <text:p>88.9056</text:p>
              </table:table-cell>
              <table:table-cell office:value-type="float" office:value="404.74585248">
                <text:p>404.74585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221">
                <text:p>43221</text:p>
              </table:table-cell>
              <table:table-cell office:value-type="float" office:value="154.4312954592">
                <text:p>154.4312954592</text:p>
              </table:table-cell>
              <table:table-cell office:value-type="float" office:value="122.764752">
                <text:p>122.764752</text:p>
              </table:table-cell>
              <table:table-cell office:value-type="float" office:value="122.689728">
                <text:p>122.689728</text:p>
              </table:table-cell>
              <table:table-cell office:value-type="float" office:value="399.8857754592">
                <text:p>399.88577545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252">
                <text:p>43252</text:p>
              </table:table-cell>
              <table:table-cell office:value-type="float" office:value="200.76068409696">
                <text:p>200.76068409696</text:p>
              </table:table-cell>
              <table:table-cell office:value-type="float" office:value="105.57768672">
                <text:p>105.57768672</text:p>
              </table:table-cell>
              <table:table-cell office:value-type="float" office:value="111.64765248">
                <text:p>111.64765248</text:p>
              </table:table-cell>
              <table:table-cell office:value-type="float" office:value="417.98602329696">
                <text:p>417.98602329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82">
                <text:p>43282</text:p>
              </table:table-cell>
              <table:table-cell office:value-type="float" office:value="248.94324828023">
                <text:p>248.94324828023</text:p>
              </table:table-cell>
              <table:table-cell office:value-type="float" office:value="146.7529845408">
                <text:p>146.7529845408</text:p>
              </table:table-cell>
              <table:table-cell office:value-type="float" office:value="40.1931548928">
                <text:p>40.1931548928</text:p>
              </table:table-cell>
              <table:table-cell office:value-type="float" office:value="435.88938771383">
                <text:p>435.889387713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313">
                <text:p>43313</text:p>
              </table:table-cell>
              <table:table-cell office:value-type="float" office:value="186.707436210173">
                <text:p>186.707436210173</text:p>
              </table:table-cell>
              <table:table-cell office:value-type="float" office:value="133.545215932128">
                <text:p>133.545215932128</text:p>
              </table:table-cell>
              <table:table-cell office:value-type="float" office:value="44.614401931008">
                <text:p>44.614401931008</text:p>
              </table:table-cell>
              <table:table-cell office:value-type="float" office:value="364.867054073309">
                <text:p>364.867054073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344">
                <text:p>43344</text:p>
              </table:table-cell>
              <table:table-cell office:value-type="float" office:value="188.574510572275">
                <text:p>188.574510572275</text:p>
              </table:table-cell>
              <table:table-cell office:value-type="float" office:value="134.880668091449">
                <text:p>134.880668091449</text:p>
              </table:table-cell>
              <table:table-cell office:value-type="float" office:value="43.7221138923878">
                <text:p>43.7221138923878</text:p>
              </table:table-cell>
              <table:table-cell office:value-type="float" office:value="367.177292556112">
                <text:p>367.177292556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374">
                <text:p>43374</text:p>
              </table:table-cell>
              <table:table-cell office:value-type="float" office:value="209.317706735225">
                <text:p>209.317706735225</text:p>
              </table:table-cell>
              <table:table-cell office:value-type="float" office:value="101.160501068587">
                <text:p>101.160501068587</text:p>
              </table:table-cell>
              <table:table-cell office:value-type="float" office:value="73.0159302002877">
                <text:p>73.0159302002877</text:p>
              </table:table-cell>
              <table:table-cell office:value-type="float" office:value="383.494138004099">
                <text:p>383.4941380040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405">
                <text:p>43405</text:p>
              </table:table-cell>
              <table:table-cell office:value-type="float" office:value="219.783592071986">
                <text:p>219.783592071986</text:p>
              </table:table-cell>
              <table:table-cell office:value-type="float" office:value="123.415811303676">
                <text:p>123.415811303676</text:p>
              </table:table-cell>
              <table:table-cell office:value-type="float" office:value="110.984213904437">
                <text:p>110.984213904437</text:p>
              </table:table-cell>
              <table:table-cell office:value-type="float" office:value="454.183617280099">
                <text:p>454.1836172800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435">
                <text:p>43435</text:p>
              </table:table-cell>
              <table:table-cell office:value-type="float" office:value="164.837694053989">
                <text:p>164.837694053989</text:p>
              </table:table-cell>
              <table:table-cell office:value-type="float" office:value="145.630657338338">
                <text:p>145.630657338338</text:p>
              </table:table-cell>
              <table:table-cell office:value-type="float" office:value="75.4692654550174">
                <text:p>75.4692654550174</text:p>
              </table:table-cell>
              <table:table-cell office:value-type="float" office:value="385.937616847345">
                <text:p>385.9376168473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466">
                <text:p>43466</text:p>
              </table:table-cell>
              <table:table-cell office:value-type="float" office:value="133.518532183731">
                <text:p>133.518532183731</text:p>
              </table:table-cell>
              <table:table-cell office:value-type="float" office:value="125.242365310971">
                <text:p>125.242365310971</text:p>
              </table:table-cell>
              <table:table-cell office:value-type="float" office:value="100.374123055173">
                <text:p>100.374123055173</text:p>
              </table:table-cell>
              <table:table-cell office:value-type="float" office:value="359.135020549875">
                <text:p>359.135020549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497">
                <text:p>43497</text:p>
              </table:table-cell>
              <table:table-cell office:value-type="float" office:value="142.864829436593">
                <text:p>142.864829436593</text:p>
              </table:table-cell>
              <table:table-cell office:value-type="float" office:value="146.533567413836">
                <text:p>146.533567413836</text:p>
              </table:table-cell>
              <table:table-cell office:value-type="float" office:value="118.441465205104">
                <text:p>118.441465205104</text:p>
              </table:table-cell>
              <table:table-cell office:value-type="float" office:value="407.839862055532">
                <text:p>407.8398620555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525">
                <text:p>43525</text:p>
              </table:table-cell>
              <table:table-cell office:value-type="float" office:value="144.293477730959">
                <text:p>144.293477730959</text:p>
              </table:table-cell>
              <table:table-cell office:value-type="float" office:value="200.750987356955">
                <text:p>200.750987356955</text:p>
              </table:table-cell>
              <table:table-cell office:value-type="float" office:value="29.6103663012761">
                <text:p>29.6103663012761</text:p>
              </table:table-cell>
              <table:table-cell office:value-type="float" office:value="374.654831389189">
                <text:p>374.654831389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556">
                <text:p>43556</text:p>
              </table:table-cell>
              <table:table-cell office:value-type="float" office:value="163.051629835983">
                <text:p>163.051629835983</text:p>
              </table:table-cell>
              <table:table-cell office:value-type="float" office:value="208.781026851233">
                <text:p>208.781026851233</text:p>
              </table:table-cell>
              <table:table-cell office:value-type="float" office:value="13.620768498587">
                <text:p>13.620768498587</text:p>
              </table:table-cell>
              <table:table-cell office:value-type="float" office:value="385.453425185803">
                <text:p>385.4534251858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586">
                <text:p>43586</text:p>
              </table:table-cell>
              <table:table-cell office:value-type="float" office:value="141.854917957305">
                <text:p>141.854917957305</text:p>
              </table:table-cell>
              <table:table-cell office:value-type="float" office:value="156.585770138425">
                <text:p>156.585770138425</text:p>
              </table:table-cell>
              <table:table-cell office:value-type="float" office:value="4.35864591954784">
                <text:p>4.35864591954784</text:p>
              </table:table-cell>
              <table:table-cell office:value-type="float" office:value="302.799334015278">
                <text:p>302.7993340152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617">
                <text:p>43617</text:p>
              </table:table-cell>
              <table:table-cell office:value-type="float" office:value="119.158131084137">
                <text:p>119.158131084137</text:p>
              </table:table-cell>
              <table:table-cell office:value-type="float" office:value="219.220078193794">
                <text:p>219.220078193794</text:p>
              </table:table-cell>
              <table:table-cell office:value-type="float" office:value="5.09961572587097">
                <text:p>5.09961572587097</text:p>
              </table:table-cell>
              <table:table-cell office:value-type="float" office:value="343.477825003802">
                <text:p>343.4778250038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647">
                <text:p>43647</text:p>
              </table:table-cell>
              <table:table-cell office:value-type="float" office:value="125.116037638343">
                <text:p>125.116037638343</text:p>
              </table:table-cell>
              <table:table-cell office:value-type="float" office:value="291.562703997747">
                <text:p>291.562703997747</text:p>
              </table:table-cell>
              <table:table-cell office:value-type="float" office:value="8.05739284687613">
                <text:p>8.05739284687613</text:p>
              </table:table-cell>
              <table:table-cell office:value-type="float" office:value="424.736134482966">
                <text:p>424.7361344829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678">
                <text:p>43678</text:p>
              </table:table-cell>
              <table:table-cell office:value-type="float" office:value="136.376481025794">
                <text:p>136.376481025794</text:p>
              </table:table-cell>
              <table:table-cell office:value-type="float" office:value="274.068941757882">
                <text:p>274.068941757882</text:p>
              </table:table-cell>
              <table:table-cell office:value-type="float" office:value="3.38410499568797">
                <text:p>3.38410499568797</text:p>
              </table:table-cell>
              <table:table-cell office:value-type="float" office:value="413.829527779364">
                <text:p>413.829527779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709">
                <text:p>43709</text:p>
              </table:table-cell>
              <table:table-cell office:value-type="float" office:value="184.108249384822">
                <text:p>184.108249384822</text:p>
              </table:table-cell>
              <table:table-cell office:value-type="float" office:value="295.994457098512">
                <text:p>295.994457098512</text:p>
              </table:table-cell>
              <table:table-cell office:value-type="float" office:value="5.41456799310076">
                <text:p>5.41456799310076</text:p>
              </table:table-cell>
              <table:table-cell office:value-type="float" office:value="485.517274476435">
                <text:p>485.5172744764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739">
                <text:p>43739</text:p>
              </table:table-cell>
              <table:table-cell office:value-type="float" office:value="211.724486792546">
                <text:p>211.724486792546</text:p>
              </table:table-cell>
              <table:table-cell office:value-type="float" office:value="352.23340394723">
                <text:p>352.23340394723</text:p>
              </table:table-cell>
              <table:table-cell office:value-type="float" office:value="10.2876791868914">
                <text:p>10.2876791868914</text:p>
              </table:table-cell>
              <table:table-cell office:value-type="float" office:value="574.245569926667">
                <text:p>574.24556992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770">
                <text:p>43770</text:p>
              </table:table-cell>
              <table:table-cell office:value-type="float" office:value="264.655608490682">
                <text:p>264.655608490682</text:p>
              </table:table-cell>
              <table:table-cell office:value-type="float" office:value="281.786723157784">
                <text:p>281.786723157784</text:p>
              </table:table-cell>
              <table:table-cell office:value-type="float" office:value="3.49781092354309">
                <text:p>3.49781092354309</text:p>
              </table:table-cell>
              <table:table-cell office:value-type="float" office:value="549.940142572009">
                <text:p>549.9401425720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800">
                <text:p>43800</text:p>
              </table:table-cell>
              <table:table-cell office:value-type="float" office:value="325.526398443539">
                <text:p>325.526398443539</text:p>
              </table:table-cell>
              <table:table-cell office:value-type="float" office:value="293.058192084095">
                <text:p>293.058192084095</text:p>
              </table:table-cell>
              <table:table-cell office:value-type="float" office:value="2.58838008342189">
                <text:p>2.58838008342189</text:p>
              </table:table-cell>
              <table:table-cell office:value-type="float" office:value="621.172970611056">
                <text:p>621.172970611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831">
                <text:p>43831</text:p>
              </table:table-cell>
              <table:table-cell office:value-type="float" office:value="413.418526023294">
                <text:p>413.418526023294</text:p>
              </table:table-cell>
              <table:table-cell office:value-type="float" office:value="240.307717508958">
                <text:p>240.307717508958</text:p>
              </table:table-cell>
              <table:table-cell office:value-type="float" office:value="3.1578237017747">
                <text:p>3.1578237017747</text:p>
              </table:table-cell>
              <table:table-cell office:value-type="float" office:value="656.884067234027">
                <text:p>656.8840672340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862">
                <text:p>43862</text:p>
              </table:table-cell>
              <table:table-cell office:value-type="float" office:value="384.479229201664">
                <text:p>384.479229201664</text:p>
              </table:table-cell>
              <table:table-cell office:value-type="float" office:value="264.338489259854">
                <text:p>264.338489259854</text:p>
              </table:table-cell>
              <table:table-cell office:value-type="float" office:value="4.45253141950233">
                <text:p>4.45253141950233</text:p>
              </table:table-cell>
              <table:table-cell office:value-type="float" office:value="653.27024988102">
                <text:p>653.270249881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891">
                <text:p>43891</text:p>
              </table:table-cell>
              <table:table-cell office:value-type="float" office:value="476.754244210063">
                <text:p>476.754244210063</text:p>
              </table:table-cell>
              <table:table-cell office:value-type="float" office:value="309.276032434029">
                <text:p>309.276032434029</text:p>
              </table:table-cell>
              <table:table-cell office:value-type="float" office:value="6.23354398730326">
                <text:p>6.23354398730326</text:p>
              </table:table-cell>
              <table:table-cell office:value-type="float" office:value="792.263820631395">
                <text:p>792.2638206313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2">
                <text:p>43922</text:p>
              </table:table-cell>
              <table:table-cell office:value-type="float" office:value="390.938480252252">
                <text:p>390.938480252252</text:p>
              </table:table-cell>
              <table:table-cell office:value-type="float" office:value="238.142544974202">
                <text:p>238.142544974202</text:p>
              </table:table-cell>
              <table:table-cell office:value-type="float" office:value="7.60492366450998">
                <text:p>7.60492366450998</text:p>
              </table:table-cell>
              <table:table-cell office:value-type="float" office:value="636.685948890964">
                <text:p>636.685948890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52">
                <text:p>43952</text:p>
              </table:table-cell>
              <table:table-cell office:value-type="float" office:value="328.388323411891">
                <text:p>328.388323411891</text:p>
              </table:table-cell>
              <table:table-cell office:value-type="float" office:value="221.472566826008">
                <text:p>221.472566826008</text:p>
              </table:table-cell>
              <table:table-cell office:value-type="float" office:value="6.00788969496288">
                <text:p>6.00788969496288</text:p>
              </table:table-cell>
              <table:table-cell office:value-type="float" office:value="555.868779932862">
                <text:p>555.8687799328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83">
                <text:p>43983</text:p>
              </table:table-cell>
              <table:table-cell office:value-type="float" office:value="344.807739582486">
                <text:p>344.807739582486</text:p>
              </table:table-cell>
              <table:table-cell office:value-type="float" office:value="190.466407470367">
                <text:p>190.466407470367</text:p>
              </table:table-cell>
              <table:table-cell office:value-type="float" office:value="7.99049329430063">
                <text:p>7.99049329430063</text:p>
              </table:table-cell>
              <table:table-cell office:value-type="float" office:value="543.264640347153">
                <text:p>543.2646403471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013">
                <text:p>44013</text:p>
              </table:table-cell>
              <table:table-cell office:value-type="float" office:value="375.84043614491">
                <text:p>375.84043614491</text:p>
              </table:table-cell>
              <table:table-cell office:value-type="float" office:value="148.563797826886">
                <text:p>148.563797826886</text:p>
              </table:table-cell>
              <table:table-cell office:value-type="float" office:value="1.75790852474614">
                <text:p>1.75790852474614</text:p>
              </table:table-cell>
              <table:table-cell office:value-type="float" office:value="526.162142496542">
                <text:p>526.1621424965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044">
                <text:p>44044</text:p>
              </table:table-cell>
              <table:table-cell office:value-type="float" office:value="518.659801879975">
                <text:p>518.659801879975</text:p>
              </table:table-cell>
              <table:table-cell office:value-type="float" office:value="166.391453566113">
                <text:p>166.391453566113</text:p>
              </table:table-cell>
              <table:table-cell office:value-type="float" office:value="2.98844449206844">
                <text:p>2.98844449206844</text:p>
              </table:table-cell>
              <table:table-cell office:value-type="float" office:value="688.039699938156">
                <text:p>688.0396999381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075">
                <text:p>44075</text:p>
              </table:table-cell>
              <table:table-cell office:value-type="float" office:value="456.420625654378">
                <text:p>456.420625654378</text:p>
              </table:table-cell>
              <table:table-cell office:value-type="float" office:value="193.014086136691">
                <text:p>193.014086136691</text:p>
              </table:table-cell>
              <table:table-cell office:value-type="float" office:value="1.01607112730327">
                <text:p>1.01607112730327</text:p>
              </table:table-cell>
              <table:table-cell office:value-type="float" office:value="650.450782918372">
                <text:p>650.4507829183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105">
                <text:p>44105</text:p>
              </table:table-cell>
              <table:table-cell office:value-type="float" office:value="579.65419458106">
                <text:p>579.65419458106</text:p>
              </table:table-cell>
              <table:table-cell office:value-type="float" office:value="212.31549475036">
                <text:p>212.31549475036</text:p>
              </table:table-cell>
              <table:table-cell office:value-type="float" office:value="1.66635664877736">
                <text:p>1.66635664877736</text:p>
              </table:table-cell>
              <table:table-cell office:value-type="float" office:value="793.636045980197">
                <text:p>793.6360459801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136">
                <text:p>44136</text:p>
              </table:table-cell>
              <table:table-cell office:value-type="float" office:value="457.926813719038">
                <text:p>457.926813719038</text:p>
              </table:table-cell>
              <table:table-cell office:value-type="float" office:value="186.837635380316">
                <text:p>186.837635380316</text:p>
              </table:table-cell>
              <table:table-cell office:value-type="float" office:value="2.21625434287389">
                <text:p>2.21625434287389</text:p>
              </table:table-cell>
              <table:table-cell office:value-type="float" office:value="646.980703442228">
                <text:p>646.9807034422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166">
                <text:p>44166</text:p>
              </table:table-cell>
              <table:table-cell office:value-type="float" office:value="631.939002932272">
                <text:p>631.939002932272</text:p>
              </table:table-cell>
              <table:table-cell office:value-type="float" office:value="196.179517149332">
                <text:p>196.179517149332</text:p>
              </table:table-cell>
              <table:table-cell office:value-type="float" office:value="4.12223307774543">
                <text:p>4.12223307774543</text:p>
              </table:table-cell>
              <table:table-cell office:value-type="float" office:value="832.24075315935">
                <text:p>832.240753159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197">
                <text:p>44197</text:p>
              </table:table-cell>
              <table:table-cell office:value-type="float" office:value="720.41046334279">
                <text:p>720.41046334279</text:p>
              </table:table-cell>
              <table:table-cell office:value-type="float" office:value="166.752589576932">
                <text:p>166.752589576932</text:p>
              </table:table-cell>
              <table:table-cell office:value-type="float" office:value="1.36033691565599">
                <text:p>1.36033691565599</text:p>
              </table:table-cell>
              <table:table-cell office:value-type="float" office:value="888.523389835378">
                <text:p>888.5233898353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228">
                <text:p>44228</text:p>
              </table:table-cell>
              <table:table-cell office:value-type="float" office:value="691.594044809078">
                <text:p>691.594044809078</text:p>
              </table:table-cell>
              <table:table-cell office:value-type="float" office:value="136.737123453085">
                <text:p>136.737123453085</text:p>
              </table:table-cell>
              <table:table-cell office:value-type="float" office:value="0.503324658792718">
                <text:p>0.503324658792718</text:p>
              </table:table-cell>
              <table:table-cell office:value-type="float" office:value="828.834492920956">
                <text:p>828.8344929209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256">
                <text:p>44256</text:p>
              </table:table-cell>
              <table:table-cell office:value-type="float" office:value="954.399781836528">
                <text:p>954.399781836528</text:p>
              </table:table-cell>
              <table:table-cell office:value-type="float" office:value="180.493002958072">
                <text:p>180.493002958072</text:p>
              </table:table-cell>
              <table:table-cell office:value-type="float" office:value="0.770086727952858">
                <text:p>0.770086727952858</text:p>
              </table:table-cell>
              <table:table-cell office:value-type="float" office:value="1135.66287152255">
                <text:p>1135.662871522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287">
                <text:p>44287</text:p>
              </table:table-cell>
              <table:table-cell office:value-type="float" office:value="963.943779654893">
                <text:p>963.943779654893</text:p>
              </table:table-cell>
              <table:table-cell office:value-type="float" office:value="187.712723076395">
                <text:p>187.712723076395</text:p>
              </table:table-cell>
              <table:table-cell office:value-type="float" office:value="0.431248567653601">
                <text:p>0.431248567653601</text:p>
              </table:table-cell>
              <table:table-cell office:value-type="float" office:value="1152.08775129894">
                <text:p>1152.087751298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317">
                <text:p>44317</text:p>
              </table:table-cell>
              <table:table-cell office:value-type="float" office:value="1127.81422219623">
                <text:p>1127.81422219623</text:p>
              </table:table-cell>
              <table:table-cell office:value-type="float" office:value="155.801560153407">
                <text:p>155.801560153407</text:p>
              </table:table-cell>
              <table:table-cell office:value-type="float" office:value="0.702935165275369">
                <text:p>0.702935165275369</text:p>
              </table:table-cell>
              <table:table-cell office:value-type="float" office:value="1284.31871751491">
                <text:p>1284.318717514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348">
                <text:p>44348</text:p>
              </table:table-cell>
              <table:table-cell office:value-type="float" office:value="1172.92679108407">
                <text:p>1172.92679108407</text:p>
              </table:table-cell>
              <table:table-cell office:value-type="float" office:value="180.729809777953">
                <text:p>180.729809777953</text:p>
              </table:table-cell>
              <table:table-cell office:value-type="float" office:value="0.40067304420696">
                <text:p>0.40067304420696</text:p>
              </table:table-cell>
              <table:table-cell office:value-type="float" office:value="1354.05727390623">
                <text:p>1354.057273906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378">
                <text:p>44378</text:p>
              </table:table-cell>
              <table:table-cell office:value-type="float" office:value="1208.1145948166">
                <text:p>1208.1145948166</text:p>
              </table:table-cell>
              <table:table-cell office:value-type="float" office:value="164.464126897937">
                <text:p>164.464126897937</text:p>
              </table:table-cell>
              <table:table-cell office:value-type="float" office:value="0.40467977464903">
                <text:p>0.40467977464903</text:p>
              </table:table-cell>
              <table:table-cell office:value-type="float" office:value="1372.98340148918">
                <text:p>1372.983401489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409">
                <text:p>44409</text:p>
              </table:table-cell>
              <table:table-cell office:value-type="float" office:value="1401.41292998725">
                <text:p>1401.41292998725</text:p>
              </table:table-cell>
              <table:table-cell office:value-type="float" office:value="174.331974511813">
                <text:p>174.331974511813</text:p>
              </table:table-cell>
              <table:table-cell office:value-type="float" office:value="0.194246291831534">
                <text:p>0.194246291831534</text:p>
              </table:table-cell>
              <table:table-cell office:value-type="float" office:value="1575.9391507909">
                <text:p>1575.93915079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440">
                <text:p>44440</text:p>
              </table:table-cell>
              <table:table-cell office:value-type="float" office:value="1485.49770578649">
                <text:p>1485.49770578649</text:p>
              </table:table-cell>
              <table:table-cell office:value-type="float" office:value="141.208899354569">
                <text:p>141.208899354569</text:p>
              </table:table-cell>
              <table:table-cell office:value-type="float" office:value="0.211728458096372">
                <text:p>0.211728458096372</text:p>
              </table:table-cell>
              <table:table-cell office:value-type="float" office:value="1626.91833359915">
                <text:p>1626.918333599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470">
                <text:p>44470</text:p>
              </table:table-cell>
              <table:table-cell office:value-type="float" office:value="1262.67304991851">
                <text:p>1262.67304991851</text:p>
              </table:table-cell>
              <table:table-cell office:value-type="float" office:value="132.736365393295">
                <text:p>132.736365393295</text:p>
              </table:table-cell>
              <table:table-cell office:value-type="float" office:value="0.148209920667461">
                <text:p>0.148209920667461</text:p>
              </table:table-cell>
              <table:table-cell office:value-type="float" office:value="1395.55762523248">
                <text:p>1395.557625232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501">
                <text:p>44501</text:p>
              </table:table-cell>
              <table:table-cell office:value-type="float" office:value="959.631517938071">
                <text:p>959.631517938071</text:p>
              </table:table-cell>
              <table:table-cell office:value-type="float" office:value="128.754274431496">
                <text:p>128.754274431496</text:p>
              </table:table-cell>
              <table:table-cell office:value-type="float" office:value="0.090408051607151">
                <text:p>0.090408051607151</text:p>
              </table:table-cell>
              <table:table-cell office:value-type="float" office:value="1088.47620042117">
                <text:p>1088.476200421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531">
                <text:p>44531</text:p>
              </table:table-cell>
              <table:table-cell office:value-type="float" office:value="1045.9983545525">
                <text:p>1045.9983545525</text:p>
              </table:table-cell>
              <table:table-cell office:value-type="float" office:value="101.715876800882">
                <text:p>101.715876800882</text:p>
              </table:table-cell>
              <table:table-cell office:value-type="float" office:value="0.0587652335446481">
                <text:p>0.0587652335446481</text:p>
              </table:table-cell>
              <table:table-cell office:value-type="float" office:value="1147.77299658692">
                <text:p>1147.772996586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